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5pt" fo:font-weight="bold" officeooo:rsid="0013e437" officeooo:paragraph-rsid="0013e437"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style:font-name="Ubuntu" fo:font-size="15pt" fo:font-weight="bold" officeooo:rsid="0013e437" officeooo:paragraph-rsid="0013e437"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Ubuntu" fo:font-size="15pt" fo:font-style="italic" style:text-underline-style="none" fo:font-weight="bold" officeooo:rsid="001c8f8a" officeooo:paragraph-rsid="001c8f8a"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style:font-name="Ubuntu" fo:font-size="15pt" fo:font-style="italic" style:text-underline-style="none" fo:font-weight="bold" officeooo:rsid="002226fa" officeooo:paragraph-rsid="002226fa" style:font-size-asian="13.1000003814697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15d297" officeooo:paragraph-rsid="0015d297"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1c8f8a" officeooo:paragraph-rsid="001c8f8a"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1d8d97" officeooo:paragraph-rsid="001d8d97"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2226fa" officeooo:paragraph-rsid="002226fa"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265dd7" officeooo:paragraph-rsid="00265dd7"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92e6c" officeooo:paragraph-rsid="00392e6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Ubuntu" fo:font-size="12pt" fo:font-style="normal" style:text-underline-style="none" fo:font-weight="normal" officeooo:rsid="001c8f8a" officeooo:paragraph-rsid="001c8f8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Ubuntu" fo:font-size="12pt" fo:font-style="normal" style:text-underline-style="none" fo:font-weight="normal" officeooo:rsid="001d8d97" officeooo:paragraph-rsid="001d8d9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Ubuntu" fo:font-size="12pt" fo:font-style="normal" style:text-underline-style="none" fo:font-weight="normal" officeooo:rsid="00392e6c" officeooo:paragraph-rsid="00392e6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Ubuntu" fo:font-size="12pt" fo:font-style="normal" style:text-underline-style="none" fo:font-weight="normal" officeooo:rsid="0015d297" officeooo:paragraph-rsid="0015d29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1c8f8a" officeooo:paragraph-rsid="001c8f8a"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buntu" fo:font-size="12pt" fo:font-style="italic" style:text-underline-style="none" fo:font-weight="bold" officeooo:rsid="0015d297" officeooo:paragraph-rsid="0015d297"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Ubuntu" fo:font-size="12pt" fo:font-style="italic" style:text-underline-style="none" fo:font-weight="normal" officeooo:rsid="002226fa" officeooo:paragraph-rsid="002226fa"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Ubuntu" fo:font-size="12pt" fo:font-style="italic" style:text-underline-style="none" fo:font-weight="normal" officeooo:rsid="00265dd7" officeooo:paragraph-rsid="00265dd7"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bold" officeooo:rsid="002226fa" officeooo:paragraph-rsid="002226fa" style:font-size-asian="10.5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bold" officeooo:rsid="003cd30e" officeooo:paragraph-rsid="003cd30e" style:font-size-asian="10.5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Ubuntu" style:text-underline-style="solid" style:text-underline-width="auto" style:text-underline-color="font-color" fo:font-weight="bold" officeooo:rsid="001c8a54" officeooo:paragraph-rsid="001c8a54" style:font-weight-asian="bold" style:font-weight-complex="bold"/>
    </style:style>
    <style:style style:name="P22" style:family="paragraph" style:parent-style-name="Standard">
      <style:paragraph-properties fo:text-align="start" style:justify-single-word="false"/>
      <style:text-properties style:font-name="Ubuntu" fo:font-style="normal" officeooo:rsid="0019970f" officeooo:paragraph-rsid="0015d297" style:font-style-asian="normal" style:font-style-complex="normal"/>
    </style:style>
    <style:style style:name="P23" style:family="paragraph" style:parent-style-name="Standard">
      <style:paragraph-properties fo:text-align="start" style:justify-single-word="false"/>
      <style:text-properties style:font-name="Ubuntu" fo:font-style="normal" style:text-underline-style="none" fo:font-weight="normal" officeooo:rsid="001c8a54" officeooo:paragraph-rsid="001c8a54"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Ubuntu" fo:font-style="normal" style:text-underline-style="none" fo:font-weight="normal" officeooo:rsid="001c8f8a" officeooo:paragraph-rsid="001c8f8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Ubuntu" fo:font-style="normal" style:text-underline-style="solid" style:text-underline-width="auto" style:text-underline-color="font-color" fo:font-weight="bold" officeooo:rsid="001c8a54" officeooo:paragraph-rsid="001c8a54"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officeooo:paragraph-rsid="00495726"/>
    </style:style>
    <style:style style:name="P2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495726" officeooo:paragraph-rsid="00495726"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ize="12pt" fo:font-style="normal" style:text-underline-style="none" fo:font-weight="normal" officeooo:rsid="00449110" officeooo:paragraph-rsid="0044911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italic" style:text-underline-style="none" fo:font-weight="normal" officeooo:rsid="0045e170" officeooo:paragraph-rsid="0045e170" style:font-size-asian="10.5pt" style:font-style-asian="italic" style:font-weight-asian="normal" style:font-size-complex="12pt" style:font-style-complex="italic" style:font-weight-complex="normal"/>
    </style:style>
    <style:style style:name="P30" style:family="paragraph" style:parent-style-name="Standard" style:list-style-name="L1">
      <style:paragraph-properties fo:text-align="start" style:justify-single-word="false"/>
      <style:text-properties style:font-name="Ubuntu" fo:font-size="15pt" fo:font-weight="bold" officeooo:rsid="0013e437" officeooo:paragraph-rsid="0013e437" style:font-size-asian="13.1000003814697pt" style:font-weight-asian="bold" style:font-size-complex="15pt" style:font-weight-complex="bold"/>
    </style:style>
    <style:style style:name="P31" style:family="paragraph" style:parent-style-name="Standard" style:list-style-name="L5">
      <style:paragraph-properties fo:text-align="start" style:justify-single-word="false"/>
      <style:text-properties style:font-name="Ubuntu" fo:font-size="15pt" fo:font-style="italic" style:text-underline-style="none" fo:font-weight="bold" officeooo:rsid="001c8f8a" officeooo:paragraph-rsid="001c8f8a" style:font-size-asian="13.1000003814697pt" style:font-style-asian="italic" style:font-weight-asian="bold" style:font-size-complex="15pt" style:font-style-complex="italic" style:font-weight-complex="bold"/>
    </style:style>
    <style:style style:name="P32" style:family="paragraph" style:parent-style-name="Standard" style:list-style-name="L8">
      <style:paragraph-properties fo:text-align="start" style:justify-single-word="false"/>
      <style:text-properties style:font-name="Ubuntu" fo:font-size="15pt" fo:font-style="italic" style:text-underline-style="none" fo:font-weight="bold" officeooo:rsid="001c8f8a" officeooo:paragraph-rsid="001c8f8a" style:font-size-asian="13.1000003814697pt" style:font-style-asian="italic" style:font-weight-asian="bold" style:font-size-complex="15pt" style:font-style-complex="italic" style:font-weight-complex="bold"/>
    </style:style>
    <style:style style:name="P33" style:family="paragraph" style:parent-style-name="Standard" style:list-style-name="L12">
      <style:paragraph-properties fo:text-align="start" style:justify-single-word="false"/>
      <style:text-properties style:font-name="Ubuntu" fo:font-size="15pt" fo:font-style="italic" style:text-underline-style="none" fo:font-weight="bold" officeooo:rsid="002226fa" officeooo:paragraph-rsid="002226fa" style:font-size-asian="13.1000003814697pt" style:font-style-asian="italic" style:font-weight-asian="bold" style:font-size-complex="15pt" style:font-style-complex="italic" style:font-weight-complex="bold"/>
    </style:style>
    <style:style style:name="P34" style:family="paragraph" style:parent-style-name="Standard" style:list-style-name="L17">
      <style:paragraph-properties fo:text-align="start" style:justify-single-word="false"/>
      <style:text-properties style:font-name="Ubuntu" fo:font-size="15pt" fo:font-style="italic" style:text-underline-style="none" fo:font-weight="bold" officeooo:rsid="00265dd7" officeooo:paragraph-rsid="00265dd7" style:font-size-asian="13.1000003814697pt" style:font-style-asian="italic" style:font-weight-asian="bold" style:font-size-complex="15pt" style:font-style-complex="italic" style:font-weight-complex="bold"/>
    </style:style>
    <style:style style:name="P35" style:family="paragraph" style:parent-style-name="Standard" style:list-style-name="L20">
      <style:paragraph-properties fo:text-align="start" style:justify-single-word="false"/>
      <style:text-properties style:font-name="Ubuntu" fo:font-size="15pt" fo:font-style="italic" style:text-underline-style="none" fo:font-weight="bold" officeooo:rsid="0027acc4" officeooo:paragraph-rsid="0027acc4" style:font-size-asian="13.1000003814697pt" style:font-style-asian="italic" style:font-weight-asian="bold" style:font-size-complex="15pt" style:font-style-complex="italic" style:font-weight-complex="bold"/>
    </style:style>
    <style:style style:name="P36" style:family="paragraph" style:parent-style-name="Standard">
      <style:paragraph-properties fo:text-align="start" style:justify-single-word="false"/>
      <style:text-properties style:font-name="Ubuntu" fo:font-size="15pt" fo:font-style="italic" style:text-underline-style="none" fo:font-weight="bold" officeooo:rsid="00392e6c" officeooo:paragraph-rsid="00392e6c" style:font-size-asian="13.1000003814697pt" style:font-style-asian="italic" style:font-weight-asian="bold" style:font-size-complex="15pt" style:font-style-complex="italic" style:font-weight-complex="bold"/>
    </style:style>
    <style:style style:name="P37" style:family="paragraph" style:parent-style-name="Standard">
      <style:paragraph-properties fo:text-align="start" style:justify-single-word="false"/>
      <style:text-properties style:font-name="Ubuntu" fo:font-size="15pt" fo:font-style="italic" style:text-underline-style="none" fo:font-weight="bold" officeooo:rsid="00449110" officeooo:paragraph-rsid="00449110" style:font-size-asian="13.1000003814697pt" style:font-style-asian="italic" style:font-weight-asian="bold" style:font-size-complex="15pt" style:font-style-complex="italic" style:font-weight-complex="bold"/>
    </style:style>
    <style:style style:name="P38" style:family="paragraph" style:parent-style-name="Standard" style:list-style-name="L25">
      <style:paragraph-properties fo:text-align="start" style:justify-single-word="false"/>
      <style:text-properties style:font-name="Ubuntu" fo:font-size="15pt" fo:font-style="italic" style:text-underline-style="solid" style:text-underline-width="auto" style:text-underline-color="font-color" fo:font-weight="bold" officeooo:rsid="00392e6c" officeooo:paragraph-rsid="00392e6c" style:font-size-asian="13.1000003814697pt" style:font-style-asian="italic" style:font-weight-asian="bold" style:font-size-complex="15pt" style:font-style-complex="italic" style:font-weight-complex="bold"/>
    </style:style>
    <style:style style:name="P39" style:family="paragraph" style:parent-style-name="Standard">
      <style:paragraph-properties fo:text-align="start" style:justify-single-word="false"/>
      <style:text-properties style:font-name="Ubuntu" fo:font-size="15pt" fo:font-style="normal" style:text-underline-style="none" fo:font-weight="normal" officeooo:rsid="00265dd7" officeooo:paragraph-rsid="00265dd7"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style:font-name="Ubuntu" fo:font-size="15pt" fo:font-style="normal" style:text-underline-style="none" fo:font-weight="bold" officeooo:rsid="0027acc4" officeooo:paragraph-rsid="0027acc4" style:font-size-asian="13.1000003814697pt" style:font-style-asian="normal" style:font-weight-asian="bold" style:font-size-complex="15pt" style:font-style-complex="normal" style:font-weight-complex="bold"/>
    </style:style>
    <style:style style:name="P41" style:family="paragraph" style:parent-style-name="Standard" style:list-style-name="L2">
      <style:paragraph-properties fo:text-align="start" style:justify-single-word="false"/>
      <style:text-properties style:font-name="Ubuntu" fo:font-size="12pt" fo:font-style="italic" style:text-underline-style="none" fo:font-weight="normal" officeooo:rsid="0015d297" officeooo:paragraph-rsid="0015d297" style:font-size-asian="12pt" style:font-style-asian="italic" style:font-weight-asian="normal" style:font-size-complex="12pt" style:font-style-complex="italic" style:font-weight-complex="normal"/>
    </style:style>
    <style:style style:name="P42" style:family="paragraph" style:parent-style-name="Standard" style:list-style-name="L8">
      <style:paragraph-properties fo:text-align="start" style:justify-single-word="false"/>
      <style:text-properties style:font-name="Ubuntu" fo:font-size="12pt" fo:font-style="italic" style:text-underline-style="none" fo:font-weight="normal" officeooo:rsid="001c8f8a" officeooo:paragraph-rsid="001c8f8a" style:font-size-asian="10.5pt" style:font-style-asian="italic" style:font-weight-asian="normal" style:font-size-complex="12pt" style:font-style-complex="italic" style:font-weight-complex="normal"/>
    </style:style>
    <style:style style:name="P43" style:family="paragraph" style:parent-style-name="Standard" style:list-style-name="L9">
      <style:paragraph-properties fo:text-align="start" style:justify-single-word="false"/>
      <style:text-properties style:font-name="Ubuntu" fo:font-size="12pt" fo:font-style="italic" style:text-underline-style="none" fo:font-weight="normal" officeooo:rsid="001d8d97" officeooo:paragraph-rsid="001d8d97" style:font-size-asian="10.5pt" style:font-style-asian="italic" style:font-weight-asian="normal" style:font-size-complex="12pt" style:font-style-complex="italic" style:font-weight-complex="normal"/>
    </style:style>
    <style:style style:name="P44" style:family="paragraph" style:parent-style-name="Standard" style:list-style-name="L10">
      <style:paragraph-properties fo:text-align="start" style:justify-single-word="false"/>
      <style:text-properties style:font-name="Ubuntu" fo:font-size="12pt" fo:font-style="italic" style:text-underline-style="none" fo:font-weight="normal" officeooo:rsid="001ee6e7" officeooo:paragraph-rsid="001ee6e7" style:font-size-asian="10.5pt" style:font-style-asian="italic" style:font-weight-asian="normal" style:font-size-complex="12pt" style:font-style-complex="italic" style:font-weight-complex="normal"/>
    </style:style>
    <style:style style:name="P45" style:family="paragraph" style:parent-style-name="Standard" style:list-style-name="L11">
      <style:paragraph-properties fo:text-align="start" style:justify-single-word="false"/>
      <style:text-properties style:font-name="Ubuntu" fo:font-size="12pt" fo:font-style="italic" style:text-underline-style="none" fo:font-weight="normal" officeooo:rsid="002226fa" officeooo:paragraph-rsid="002226fa" style:font-size-asian="10.5pt" style:font-style-asian="italic" style:font-weight-asian="normal" style:font-size-complex="12pt" style:font-style-complex="italic" style:font-weight-complex="normal"/>
    </style:style>
    <style:style style:name="P46" style:family="paragraph" style:parent-style-name="Standard" style:list-style-name="L12">
      <style:paragraph-properties fo:text-align="start" style:justify-single-word="false"/>
      <style:text-properties style:font-name="Ubuntu" fo:font-size="12pt" fo:font-style="italic" style:text-underline-style="none" fo:font-weight="normal" officeooo:rsid="002226fa" officeooo:paragraph-rsid="002226fa" style:font-size-asian="10.5pt" style:font-style-asian="italic" style:font-weight-asian="normal" style:font-size-complex="12pt" style:font-style-complex="italic" style:font-weight-complex="normal"/>
    </style:style>
    <style:style style:name="P47" style:family="paragraph" style:parent-style-name="Standard" style:list-style-name="L13">
      <style:paragraph-properties fo:text-align="start" style:justify-single-word="false"/>
      <style:text-properties style:font-name="Ubuntu" fo:font-size="12pt" fo:font-style="italic" style:text-underline-style="none" fo:font-weight="normal" officeooo:rsid="002226fa" officeooo:paragraph-rsid="002226fa" style:font-size-asian="10.5pt" style:font-style-asian="italic" style:font-weight-asian="normal" style:font-size-complex="12pt" style:font-style-complex="italic" style:font-weight-complex="normal"/>
    </style:style>
    <style:style style:name="P48" style:family="paragraph" style:parent-style-name="Standard" style:list-style-name="L14">
      <style:paragraph-properties fo:text-align="start" style:justify-single-word="false"/>
      <style:text-properties style:font-name="Ubuntu" fo:font-size="12pt" fo:font-style="italic" style:text-underline-style="none" fo:font-weight="normal" officeooo:rsid="002226fa" officeooo:paragraph-rsid="002226fa" style:font-size-asian="10.5pt" style:font-style-asian="italic" style:font-weight-asian="normal" style:font-size-complex="12pt" style:font-style-complex="italic" style:font-weight-complex="normal"/>
    </style:style>
    <style:style style:name="P49" style:family="paragraph" style:parent-style-name="Standard" style:list-style-name="L17">
      <style:paragraph-properties fo:text-align="start" style:justify-single-word="false"/>
      <style:text-properties style:font-name="Ubuntu" fo:font-size="12pt" fo:font-style="italic" style:text-underline-style="none" fo:font-weight="normal" officeooo:rsid="00265dd7" officeooo:paragraph-rsid="00265dd7" style:font-size-asian="10.5pt" style:font-style-asian="italic" style:font-weight-asian="normal" style:font-size-complex="12pt" style:font-style-complex="italic" style:font-weight-complex="normal"/>
    </style:style>
    <style:style style:name="P50" style:family="paragraph" style:parent-style-name="Standard" style:list-style-name="L18">
      <style:paragraph-properties fo:text-align="start" style:justify-single-word="false"/>
      <style:text-properties style:font-name="Ubuntu" fo:font-size="12pt" fo:font-style="italic" style:text-underline-style="none" fo:font-weight="normal" officeooo:rsid="00265dd7" officeooo:paragraph-rsid="00265dd7" style:font-size-asian="10.5pt" style:font-style-asian="italic" style:font-weight-asian="normal" style:font-size-complex="12pt" style:font-style-complex="italic" style:font-weight-complex="normal"/>
    </style:style>
    <style:style style:name="P51" style:family="paragraph" style:parent-style-name="Standard" style:list-style-name="L19">
      <style:paragraph-properties fo:text-align="start" style:justify-single-word="false"/>
      <style:text-properties style:font-name="Ubuntu" fo:font-size="12pt" fo:font-style="italic" style:text-underline-style="none" fo:font-weight="normal" officeooo:rsid="00265dd7" officeooo:paragraph-rsid="00265dd7" style:font-size-asian="10.5pt" style:font-style-asian="italic" style:font-weight-asian="normal" style:font-size-complex="12pt" style:font-style-complex="italic" style:font-weight-complex="normal"/>
    </style:style>
    <style:style style:name="P52" style:family="paragraph" style:parent-style-name="Standard" style:list-style-name="L20">
      <style:paragraph-properties fo:text-align="start" style:justify-single-word="false"/>
      <style:text-properties style:font-name="Ubuntu" fo:font-size="12pt" fo:font-style="italic" style:text-underline-style="none" fo:font-weight="normal" officeooo:rsid="00265dd7" officeooo:paragraph-rsid="00265dd7" style:font-size-asian="10.5pt" style:font-style-asian="italic" style:font-weight-asian="normal" style:font-size-complex="12pt" style:font-style-complex="italic" style:font-weight-complex="normal"/>
    </style:style>
    <style:style style:name="P53" style:family="paragraph" style:parent-style-name="Standard" style:list-style-name="L21">
      <style:paragraph-properties fo:text-align="start" style:justify-single-word="false"/>
      <style:text-properties style:font-name="Ubuntu" fo:font-size="12pt" fo:font-style="italic" style:text-underline-style="none" fo:font-weight="normal" officeooo:rsid="0027acc4" officeooo:paragraph-rsid="0027acc4" style:font-size-asian="10.5pt" style:font-style-asian="italic" style:font-weight-asian="normal" style:font-size-complex="12pt" style:font-style-complex="italic" style:font-weight-complex="normal"/>
    </style:style>
    <style:style style:name="P54" style:family="paragraph" style:parent-style-name="Standard" style:list-style-name="L21">
      <style:paragraph-properties fo:text-align="start" style:justify-single-word="false"/>
      <style:text-properties style:font-name="Ubuntu" fo:font-size="12pt" fo:font-style="italic" style:text-underline-style="none" fo:font-weight="normal" officeooo:rsid="002a5852" officeooo:paragraph-rsid="002a5852" style:font-size-asian="10.5pt" style:font-style-asian="italic" style:font-weight-asian="normal" style:font-size-complex="12pt" style:font-style-complex="italic" style:font-weight-complex="normal"/>
    </style:style>
    <style:style style:name="P55" style:family="paragraph" style:parent-style-name="Standard" style:list-style-name="L21">
      <style:paragraph-properties fo:text-align="start" style:justify-single-word="false"/>
      <style:text-properties style:font-name="Ubuntu" fo:font-size="12pt" fo:font-style="italic" style:text-underline-style="none" fo:font-weight="normal" officeooo:rsid="002c2c5d" officeooo:paragraph-rsid="002c2c5d" style:font-size-asian="10.5pt" style:font-style-asian="italic" style:font-weight-asian="normal" style:font-size-complex="12pt" style:font-style-complex="italic" style:font-weight-complex="normal"/>
    </style:style>
    <style:style style:name="P56" style:family="paragraph" style:parent-style-name="Standard" style:list-style-name="L21">
      <style:paragraph-properties fo:text-align="start" style:justify-single-word="false"/>
      <style:text-properties style:font-name="Ubuntu" fo:font-size="12pt" fo:font-style="italic" style:text-underline-style="none" fo:font-weight="normal" officeooo:rsid="002c2c5d" officeooo:paragraph-rsid="002db1bd" style:font-size-asian="10.5pt" style:font-style-asian="italic" style:font-weight-asian="normal" style:font-size-complex="12pt" style:font-style-complex="italic" style:font-weight-complex="normal"/>
    </style:style>
    <style:style style:name="P57" style:family="paragraph" style:parent-style-name="Standard" style:list-style-name="L21">
      <style:paragraph-properties fo:text-align="start" style:justify-single-word="false"/>
      <style:text-properties style:font-name="Ubuntu" fo:font-size="12pt" fo:font-style="italic" style:text-underline-style="none" fo:font-weight="normal" officeooo:rsid="002db5c8" officeooo:paragraph-rsid="002db5c8" style:font-size-asian="10.5pt" style:font-style-asian="italic" style:font-weight-asian="normal" style:font-size-complex="12pt" style:font-style-complex="italic" style:font-weight-complex="normal"/>
    </style:style>
    <style:style style:name="P58" style:family="paragraph" style:parent-style-name="Standard" style:list-style-name="L21">
      <style:paragraph-properties fo:text-align="start" style:justify-single-word="false"/>
      <style:text-properties style:font-name="Ubuntu" fo:font-size="12pt" fo:font-style="italic" style:text-underline-style="none" fo:font-weight="normal" officeooo:rsid="002db5c8" officeooo:paragraph-rsid="002f62dd" style:font-size-asian="10.5pt" style:font-style-asian="italic" style:font-weight-asian="normal" style:font-size-complex="12pt" style:font-style-complex="italic" style:font-weight-complex="normal"/>
    </style:style>
    <style:style style:name="P59" style:family="paragraph" style:parent-style-name="Standard" style:list-style-name="L21">
      <style:paragraph-properties fo:text-align="start" style:justify-single-word="false"/>
      <style:text-properties style:font-name="Ubuntu" fo:font-size="12pt" fo:font-style="italic" style:text-underline-style="none" fo:font-weight="normal" officeooo:rsid="00301508" officeooo:paragraph-rsid="00301508" style:font-size-asian="10.5pt" style:font-style-asian="italic" style:font-weight-asian="normal" style:font-size-complex="12pt" style:font-style-complex="italic" style:font-weight-complex="normal"/>
    </style:style>
    <style:style style:name="P60" style:family="paragraph" style:parent-style-name="Standard" style:list-style-name="L23">
      <style:paragraph-properties fo:text-align="start" style:justify-single-word="false"/>
      <style:text-properties style:font-name="Ubuntu" fo:font-size="12pt" fo:font-style="italic" style:text-underline-style="none" fo:font-weight="normal" officeooo:rsid="00323d40" officeooo:paragraph-rsid="00323d40" style:font-size-asian="10.5pt" style:font-style-asian="italic" style:font-weight-asian="normal" style:font-size-complex="12pt" style:font-style-complex="italic" style:font-weight-complex="normal"/>
    </style:style>
    <style:style style:name="P61" style:family="paragraph" style:parent-style-name="Standard" style:list-style-name="L24">
      <style:paragraph-properties fo:text-align="start" style:justify-single-word="false"/>
      <style:text-properties style:font-name="Ubuntu" fo:font-size="12pt" fo:font-style="italic" style:text-underline-style="none" fo:font-weight="normal" officeooo:rsid="00323d40" officeooo:paragraph-rsid="00323d40" style:font-size-asian="10.5pt" style:font-style-asian="italic" style:font-weight-asian="normal" style:font-size-complex="12pt" style:font-style-complex="italic" style:font-weight-complex="normal"/>
    </style:style>
    <style:style style:name="P62" style:family="paragraph" style:parent-style-name="Standard" style:list-style-name="L26">
      <style:paragraph-properties fo:text-align="start" style:justify-single-word="false"/>
      <style:text-properties style:font-name="Ubuntu" fo:font-size="12pt" fo:font-style="italic" style:text-underline-style="none" fo:font-weight="normal" officeooo:rsid="00392e6c" officeooo:paragraph-rsid="00392e6c" style:font-size-asian="10.5pt" style:font-style-asian="italic" style:font-weight-asian="normal" style:font-size-complex="12pt" style:font-style-complex="italic" style:font-weight-complex="normal"/>
    </style:style>
    <style:style style:name="P63" style:family="paragraph" style:parent-style-name="Standard" style:list-style-name="L26">
      <style:paragraph-properties fo:text-align="start" style:justify-single-word="false"/>
      <style:text-properties style:font-name="Ubuntu" fo:font-size="12pt" fo:font-style="italic" style:text-underline-style="none" fo:font-weight="normal" officeooo:rsid="00392e6c" officeooo:paragraph-rsid="003b3b1e" style:font-size-asian="10.5pt" style:font-style-asian="italic" style:font-weight-asian="normal" style:font-size-complex="12pt" style:font-style-complex="italic" style:font-weight-complex="normal"/>
    </style:style>
    <style:style style:name="P64" style:family="paragraph" style:parent-style-name="Standard" style:list-style-name="L15">
      <style:paragraph-properties fo:text-align="start" style:justify-single-word="false"/>
      <style:text-properties style:font-name="Ubuntu" fo:font-size="12pt" fo:font-style="italic" style:text-underline-style="solid" style:text-underline-width="auto" style:text-underline-color="font-color" fo:font-weight="bold" officeooo:rsid="0024edba" officeooo:paragraph-rsid="0024edba" style:font-size-asian="10.5pt" style:font-style-asian="italic" style:font-weight-asian="bold" style:font-size-complex="12pt" style:font-style-complex="italic" style:font-weight-complex="bold"/>
    </style:style>
    <style:style style:name="P65" style:family="paragraph" style:parent-style-name="Standard" style:list-style-name="L16">
      <style:paragraph-properties fo:text-align="start" style:justify-single-word="false"/>
      <style:text-properties style:font-name="Ubuntu" fo:font-size="12pt" fo:font-style="italic" style:text-underline-style="solid" style:text-underline-width="auto" style:text-underline-color="font-color" fo:font-weight="bold" officeooo:rsid="0024edba" officeooo:paragraph-rsid="0024edba" style:font-size-asian="10.5pt" style:font-style-asian="italic" style:font-weight-asian="bold" style:font-size-complex="12pt" style:font-style-complex="italic" style:font-weight-complex="bold"/>
    </style:style>
    <style:style style:name="P66" style:family="paragraph" style:parent-style-name="Standard" style:list-style-name="L25">
      <style:paragraph-properties fo:text-align="start" style:justify-single-word="false"/>
      <style:text-properties style:font-name="Ubuntu" fo:font-size="12pt" fo:font-style="italic" style:text-underline-style="solid" style:text-underline-width="auto" style:text-underline-color="font-color" fo:font-weight="bold" officeooo:rsid="0034a5e6" officeooo:paragraph-rsid="0034a5e6" style:font-size-asian="10.5pt" style:font-style-asian="italic" style:font-weight-asian="bold" style:font-size-complex="12pt" style:font-style-complex="italic" style:font-weight-complex="bold"/>
    </style:style>
    <style:style style:name="P67" style:family="paragraph" style:parent-style-name="Standard" style:list-style-name="L25">
      <style:paragraph-properties fo:text-align="start" style:justify-single-word="false"/>
      <style:text-properties style:font-name="Ubuntu" fo:font-size="12pt" fo:font-style="italic" style:text-underline-style="solid" style:text-underline-width="auto" style:text-underline-color="font-color" fo:font-weight="bold" officeooo:rsid="0034a5e6" officeooo:paragraph-rsid="0035bec7" style:font-size-asian="10.5pt" style:font-style-asian="italic" style:font-weight-asian="bold" style:font-size-complex="12pt" style:font-style-complex="italic" style:font-weight-complex="bold"/>
    </style:style>
    <style:style style:name="P68" style:family="paragraph" style:parent-style-name="Standard" style:list-style-name="L25">
      <style:paragraph-properties fo:text-align="start" style:justify-single-word="false"/>
      <style:text-properties style:font-name="Ubuntu" fo:font-size="12pt" fo:font-style="italic" style:text-underline-style="solid" style:text-underline-width="auto" style:text-underline-color="font-color" fo:font-weight="bold" officeooo:rsid="0034a5e6" officeooo:paragraph-rsid="00373df9" style:font-size-asian="10.5pt" style:font-style-asian="italic" style:font-weight-asian="bold" style:font-size-complex="12pt" style:font-style-complex="italic" style:font-weight-complex="bold"/>
    </style:style>
    <style:style style:name="P69" style:family="paragraph" style:parent-style-name="Standard" style:list-style-name="L3">
      <style:paragraph-properties fo:text-align="start" style:justify-single-word="false"/>
      <style:text-properties style:font-name="Ubuntu" fo:font-size="12pt" fo:font-style="normal" style:text-underline-style="none" fo:font-weight="normal" officeooo:rsid="0015d297" officeooo:paragraph-rsid="0015d297"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fo:text-align="start" style:justify-single-word="false"/>
      <style:text-properties style:font-name="Ubuntu" fo:font-size="12pt" fo:font-style="normal" style:text-underline-style="none" fo:font-weight="normal" officeooo:rsid="001c8f8a" officeooo:paragraph-rsid="001c8f8a" style:font-size-asian="10.5pt" style:font-style-asian="normal" style:font-weight-asian="normal" style:font-size-complex="12pt" style:font-style-complex="normal" style:font-weight-complex="normal"/>
    </style:style>
    <style:style style:name="P71" style:family="paragraph" style:parent-style-name="Standard" style:list-style-name="L7">
      <style:paragraph-properties fo:text-align="start" style:justify-single-word="false"/>
      <style:text-properties style:font-name="Ubuntu" fo:font-size="12pt" fo:font-style="normal" style:text-underline-style="none" fo:font-weight="normal" officeooo:rsid="001c8f8a" officeooo:paragraph-rsid="001c8f8a" style:font-size-asian="10.5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start" style:justify-single-word="false"/>
      <style:text-properties style:font-name="Ubuntu" fo:font-size="12pt" fo:font-style="normal" style:text-underline-style="none" fo:font-weight="normal" officeooo:rsid="001c8f8a" officeooo:paragraph-rsid="001c8f8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Ubuntu" fo:font-size="12pt" fo:font-style="normal" style:text-underline-style="none" fo:font-weight="normal" officeooo:rsid="00205613" officeooo:paragraph-rsid="001ee6e7"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Ubuntu" fo:font-size="12pt" fo:font-style="normal" style:text-underline-style="none" fo:font-weight="normal" officeooo:rsid="002226fa" officeooo:paragraph-rsid="002226fa" style:font-size-asian="10.5pt" style:font-style-asian="normal" style:font-weight-asian="normal" style:font-size-complex="12pt" style:font-style-complex="normal" style:font-weight-complex="normal"/>
    </style:style>
    <style:style style:name="P75" style:family="paragraph" style:parent-style-name="Standard" style:list-style-name="L14">
      <style:paragraph-properties fo:text-align="start" style:justify-single-word="false"/>
      <style:text-properties style:font-name="Ubuntu" fo:font-size="12pt" fo:font-style="normal" style:text-underline-style="none" fo:font-weight="normal" officeooo:rsid="002226fa" officeooo:paragraph-rsid="002226f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Ubuntu" fo:font-size="12pt" fo:font-style="normal" style:text-underline-style="none" fo:font-weight="normal" officeooo:rsid="0024edba" officeooo:paragraph-rsid="0024edb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Ubuntu" fo:font-size="12pt" fo:font-style="normal" style:text-underline-style="none" fo:font-weight="normal" officeooo:rsid="00265dd7" officeooo:paragraph-rsid="00265dd7" style:font-size-asian="10.5pt" style:font-style-asian="normal" style:font-weight-asian="normal" style:font-size-complex="12pt" style:font-style-complex="normal" style:font-weight-complex="normal"/>
    </style:style>
    <style:style style:name="P78" style:family="paragraph" style:parent-style-name="Standard" style:list-style-name="L18">
      <style:paragraph-properties fo:text-align="start" style:justify-single-word="false"/>
      <style:text-properties style:font-name="Ubuntu" fo:font-size="12pt" fo:font-style="normal" style:text-underline-style="none" fo:font-weight="normal" officeooo:rsid="00265dd7" officeooo:paragraph-rsid="00265dd7"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Ubuntu" fo:font-size="12pt" fo:font-style="normal" style:text-underline-style="none" fo:font-weight="normal" officeooo:rsid="00301508" officeooo:paragraph-rsid="00301508" style:font-size-asian="10.5pt" style:font-style-asian="normal" style:font-weight-asian="normal" style:font-size-complex="12pt" style:font-style-complex="normal" style:font-weight-complex="normal"/>
    </style:style>
    <style:style style:name="P80" style:family="paragraph" style:parent-style-name="Standard" style:list-style-name="L22">
      <style:paragraph-properties fo:text-align="start" style:justify-single-word="false"/>
      <style:text-properties style:font-name="Ubuntu" fo:font-size="12pt" fo:font-style="normal" style:text-underline-style="none" fo:font-weight="normal" officeooo:rsid="00323d40" officeooo:paragraph-rsid="00323d4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Ubuntu" fo:font-size="12pt" fo:font-style="normal" style:text-underline-style="none" fo:font-weight="normal" officeooo:rsid="00323d40" officeooo:paragraph-rsid="00323d40"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Ubuntu" fo:font-size="12pt" fo:font-style="normal" style:text-underline-style="none" fo:font-weight="normal" officeooo:rsid="0034a5e6" officeooo:paragraph-rsid="00323d4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Ubuntu" fo:font-size="12pt" fo:font-style="normal" style:text-underline-style="none" fo:font-weight="normal" officeooo:rsid="0034a5e6" officeooo:paragraph-rsid="0034a5e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Ubuntu" fo:font-size="12pt" fo:font-style="normal" style:text-underline-style="none" fo:font-weight="normal" officeooo:rsid="0034a5e6" officeooo:paragraph-rsid="00373df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Ubuntu" fo:font-size="12pt" fo:font-style="normal" style:text-underline-style="none" fo:font-weight="normal" officeooo:rsid="0039cd2d" officeooo:paragraph-rsid="003b3b1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Ubuntu" fo:font-size="12pt" fo:font-style="normal" style:text-underline-style="none" fo:font-weight="normal" officeooo:rsid="00458f99" officeooo:paragraph-rsid="00458f99" style:font-size-asian="10.5pt" style:font-style-asian="normal" style:font-weight-asian="normal" style:font-size-complex="12pt" style:font-style-complex="normal" style:font-weight-complex="normal"/>
    </style:style>
    <style:style style:name="P87" style:family="paragraph" style:parent-style-name="Standard" style:list-style-name="L30">
      <style:paragraph-properties fo:text-align="start" style:justify-single-word="false"/>
      <style:text-properties style:font-name="Ubuntu" fo:font-size="12pt" fo:font-style="normal" style:text-underline-style="none" fo:font-weight="normal" officeooo:rsid="00472ddb" officeooo:paragraph-rsid="00458f9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2226fa" officeooo:paragraph-rsid="002226fa"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24edba" officeooo:paragraph-rsid="0024edba"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265dd7" officeooo:paragraph-rsid="00265dd7"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27acc4" officeooo:paragraph-rsid="0027acc4"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23d40" officeooo:paragraph-rsid="00323d4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4a5e6" officeooo:paragraph-rsid="0034a5e6"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cd30e" officeooo:paragraph-rsid="003cd30e"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449110" officeooo:paragraph-rsid="0044911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458f99" officeooo:paragraph-rsid="00458f99" style:font-size-asian="10.5pt" style:font-style-asian="normal" style:font-weight-asian="bold" style:font-size-complex="12pt" style:font-style-complex="normal" style:font-weight-complex="bold"/>
    </style:style>
    <style:style style:name="P97" style:family="paragraph" style:parent-style-name="Standard" style:list-style-name="L3">
      <style:paragraph-properties fo:text-align="start" style:justify-single-word="false"/>
      <style:text-properties style:font-name="Ubuntu" officeooo:paragraph-rsid="0015d297"/>
    </style:style>
    <style:style style:name="P98" style:family="paragraph" style:parent-style-name="Standard" style:list-style-name="L4">
      <style:paragraph-properties fo:text-align="start" style:justify-single-word="false"/>
      <style:text-properties style:font-name="Ubuntu" fo:font-style="italic" style:text-underline-style="none" fo:font-weight="normal" officeooo:rsid="001c8a54" officeooo:paragraph-rsid="001c8a54" style:font-style-asian="italic" style:font-weight-asian="normal" style:font-style-complex="italic" style:font-weight-complex="normal"/>
    </style:style>
    <style:style style:name="P99" style:family="paragraph" style:parent-style-name="Standard" style:list-style-name="L5">
      <style:paragraph-properties fo:text-align="start" style:justify-single-word="false"/>
      <style:text-properties style:font-name="Ubuntu" fo:font-style="italic" style:text-underline-style="none" fo:font-weight="normal" officeooo:rsid="001c8a54" officeooo:paragraph-rsid="001c8a54" style:font-style-asian="italic" style:font-weight-asian="normal" style:font-style-complex="italic" style:font-weight-complex="normal"/>
    </style:style>
    <style:style style:name="P100" style:family="paragraph" style:parent-style-name="Standard" style:list-style-name="L5">
      <style:paragraph-properties fo:text-align="start" style:justify-single-word="false"/>
      <style:text-properties style:font-name="Ubuntu" fo:font-style="italic" style:text-underline-style="none" fo:font-weight="normal" officeooo:rsid="001c8f8a" officeooo:paragraph-rsid="001c8f8a"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style:font-name="Ubuntu" fo:font-style="normal" officeooo:rsid="003ee863" officeooo:paragraph-rsid="003ee863" style:font-style-asian="normal" style:font-style-complex="normal"/>
    </style:style>
    <style:style style:name="P102" style:family="paragraph" style:parent-style-name="Standard">
      <style:paragraph-properties fo:text-align="start" style:justify-single-word="false"/>
      <style:text-properties style:font-name="Ubuntu" fo:font-style="normal" style:text-underline-style="solid" style:text-underline-width="auto" style:text-underline-color="font-color" fo:font-weight="bold" officeooo:rsid="003ee863" officeooo:paragraph-rsid="003ee863"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style:font-name="Ubuntu" fo:font-style="normal" style:text-underline-style="solid" style:text-underline-width="auto" style:text-underline-color="font-color" fo:font-weight="bold" officeooo:rsid="00495726" officeooo:paragraph-rsid="00495726"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style:font-name="Ubuntu" fo:font-style="normal" style:text-underline-style="none" fo:font-weight="normal" officeooo:rsid="0042ec8b" officeooo:paragraph-rsid="0041c79b"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Ubuntu" fo:font-style="normal" style:text-underline-style="none" fo:font-weight="normal" officeooo:rsid="00495726" officeooo:paragraph-rsid="00495726" style:font-style-asian="normal" style:font-weight-asian="normal" style:font-style-complex="normal" style:font-weight-complex="normal"/>
    </style:style>
    <style:style style:name="P106" style:family="paragraph" style:parent-style-name="Standard" style:list-style-name="L27">
      <style:paragraph-properties fo:text-align="start" style:justify-single-word="false"/>
      <style:text-properties officeooo:paragraph-rsid="003cd30e"/>
    </style:style>
    <style:style style:name="P107" style:family="paragraph" style:parent-style-name="Standard" style:list-style-name="L28">
      <style:paragraph-properties fo:text-align="start" style:justify-single-word="false"/>
      <style:text-properties officeooo:paragraph-rsid="0040d090"/>
    </style:style>
    <style:style style:name="P108" style:family="paragraph" style:parent-style-name="Standard">
      <style:paragraph-properties fo:text-align="start" style:justify-single-word="false"/>
      <style:text-properties officeooo:paragraph-rsid="0050a6a1"/>
    </style:style>
    <style:style style:name="P109" style:family="paragraph" style:parent-style-name="Standard" style:list-style-name="L40">
      <style:paragraph-properties fo:text-align="start" style:justify-single-word="false"/>
      <style:text-properties officeooo:paragraph-rsid="005eb8ab"/>
    </style:style>
    <style:style style:name="P110" style:family="paragraph" style:parent-style-name="Standard" style:list-style-name="L56">
      <style:paragraph-properties fo:text-align="start" style:justify-single-word="false"/>
      <style:text-properties officeooo:paragraph-rsid="005f9043"/>
    </style:style>
    <style:style style:name="P111" style:family="paragraph" style:parent-style-name="Standard" style:list-style-name="L27">
      <style:paragraph-properties fo:text-align="start" style:justify-single-word="false"/>
      <style:text-properties officeooo:rsid="003d0a04" officeooo:paragraph-rsid="003ee863"/>
    </style:style>
    <style:style style:name="P112" style:family="paragraph" style:parent-style-name="Standard" style:list-style-name="L28">
      <style:paragraph-properties fo:text-align="start" style:justify-single-word="false"/>
      <style:text-properties fo:font-style="italic" style:text-underline-style="none" fo:font-weight="normal" officeooo:rsid="003ee863" officeooo:paragraph-rsid="003ee863" style:font-style-asian="italic" style:font-weight-asian="normal" style:font-style-complex="italic" style:font-weight-complex="normal"/>
    </style:style>
    <style:style style:name="P113" style:family="paragraph" style:parent-style-name="Standard" style:list-style-name="L28">
      <style:paragraph-properties fo:text-align="start" style:justify-single-word="false"/>
      <style:text-properties fo:font-style="italic" style:text-underline-style="none" fo:font-weight="normal" officeooo:rsid="00401729" officeooo:paragraph-rsid="00401729" style:font-style-asian="italic" style:font-weight-asian="normal" style:font-style-complex="italic" style:font-weight-complex="normal"/>
    </style:style>
    <style:style style:name="P114" style:family="paragraph" style:parent-style-name="Standard" style:list-style-name="L28">
      <style:paragraph-properties fo:text-align="start" style:justify-single-word="false"/>
      <style:text-properties fo:font-style="italic" style:text-underline-style="none" fo:font-weight="normal" officeooo:rsid="0041c79b" officeooo:paragraph-rsid="0041c79b" style:font-style-asian="italic" style:font-weight-asian="normal" style:font-style-complex="italic" style:font-weight-complex="normal"/>
    </style:style>
    <style:style style:name="P115" style:family="paragraph" style:parent-style-name="Standard">
      <style:paragraph-properties fo:text-align="start" style:justify-single-word="false"/>
      <style:text-properties fo:font-style="italic" style:text-underline-style="none" fo:font-weight="normal" officeooo:rsid="0041c79b" officeooo:paragraph-rsid="0041c79b" style:font-style-asian="italic" style:font-weight-asian="normal" style:font-style-complex="italic" style:font-weight-complex="normal"/>
    </style:style>
    <style:style style:name="P116" style:family="paragraph" style:parent-style-name="Standard" style:list-style-name="L31">
      <style:paragraph-properties fo:text-align="start" style:justify-single-word="false"/>
      <style:text-properties fo:font-style="italic" style:text-underline-style="none" fo:font-weight="normal" officeooo:rsid="00495726" officeooo:paragraph-rsid="00495726" style:font-style-asian="italic" style:font-weight-asian="normal" style:font-style-complex="italic" style:font-weight-complex="normal"/>
    </style:style>
    <style:style style:name="P117" style:family="paragraph" style:parent-style-name="Standard" style:list-style-name="L31">
      <style:paragraph-properties fo:text-align="start" style:justify-single-word="false"/>
      <style:text-properties fo:font-style="italic" style:text-underline-style="none" fo:font-weight="normal" officeooo:rsid="00495990" officeooo:paragraph-rsid="00495990"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fo:font-style="italic" style:text-underline-style="none" fo:font-weight="normal" officeooo:rsid="00495990" officeooo:paragraph-rsid="00495990" style:font-style-asian="italic" style:font-weight-asian="normal" style:font-style-complex="italic" style:font-weight-complex="normal"/>
    </style:style>
    <style:style style:name="P119" style:family="paragraph" style:parent-style-name="Standard" style:list-style-name="L56">
      <style:paragraph-properties fo:text-align="start" style:justify-single-word="false"/>
      <style:text-properties fo:font-style="italic" officeooo:rsid="005f9043" officeooo:paragraph-rsid="005f9043" style:font-style-asian="italic" style:font-style-complex="italic"/>
    </style:style>
    <style:style style:name="P120" style:family="paragraph" style:parent-style-name="Standard" style:list-style-name="L56">
      <style:paragraph-properties fo:text-align="start" style:justify-single-word="false"/>
      <style:text-properties fo:font-style="italic" officeooo:rsid="005f9043" officeooo:paragraph-rsid="0060ef32" style:font-style-asian="italic" style:font-style-complex="italic"/>
    </style:style>
    <style:style style:name="P121" style:family="paragraph" style:parent-style-name="Standard" style:list-style-name="L28">
      <style:paragraph-properties fo:text-align="start" style:justify-single-word="false"/>
      <style:text-properties fo:font-size="15pt" fo:font-style="italic" style:text-underline-style="none" fo:font-weight="bold" officeooo:rsid="00449110" officeooo:paragraph-rsid="00449110" style:font-size-asian="13.1000003814697pt" style:font-style-asian="italic" style:font-weight-asian="bold" style:font-size-complex="15pt" style:font-style-complex="italic" style:font-weight-complex="bold"/>
    </style:style>
    <style:style style:name="P122" style:family="paragraph" style:parent-style-name="Standard" style:list-style-name="L31">
      <style:paragraph-properties fo:text-align="start" style:justify-single-word="false"/>
      <style:text-properties fo:font-size="15pt" fo:font-style="italic" style:text-underline-style="none" fo:font-weight="bold" officeooo:rsid="004a475c" officeooo:paragraph-rsid="004a475c" style:font-size-asian="13.1000003814697pt" style:font-style-asian="italic" style:font-weight-asian="bold" style:font-size-complex="15pt" style:font-style-complex="italic" style:font-weight-complex="bold"/>
    </style:style>
    <style:style style:name="P123" style:family="paragraph" style:parent-style-name="Standard">
      <style:paragraph-properties fo:text-align="start" style:justify-single-word="false"/>
      <style:text-properties fo:font-size="15pt" fo:font-style="italic" style:text-underline-style="none" fo:font-weight="bold" officeooo:rsid="004a475c" officeooo:paragraph-rsid="004a475c" style:font-size-asian="13.1000003814697pt" style:font-style-asian="italic" style:font-weight-asian="bold" style:font-size-complex="15pt" style:font-style-complex="italic" style:font-weight-complex="bold"/>
    </style:style>
    <style:style style:name="P124" style:family="paragraph" style:parent-style-name="Standard" style:list-style-name="L33">
      <style:paragraph-properties fo:text-align="start" style:justify-single-word="false"/>
      <style:text-properties fo:font-size="15pt" fo:font-style="italic" style:text-underline-style="none" fo:font-weight="bold" officeooo:rsid="00505457" officeooo:paragraph-rsid="00505457" style:font-size-asian="13.1000003814697pt" style:font-style-asian="italic" style:font-weight-asian="bold" style:font-size-complex="15pt" style:font-style-complex="italic" style:font-weight-complex="bold"/>
    </style:style>
    <style:style style:name="P125" style:family="paragraph" style:parent-style-name="Standard">
      <style:paragraph-properties fo:text-align="start" style:justify-single-word="false"/>
      <style:text-properties fo:font-size="15pt" fo:font-style="italic" style:text-underline-style="none" fo:font-weight="bold" officeooo:rsid="00505457" officeooo:paragraph-rsid="00505457" style:font-size-asian="13.1000003814697pt" style:font-style-asian="italic" style:font-weight-asian="bold" style:font-size-complex="15pt" style:font-style-complex="italic" style:font-weight-complex="bold"/>
    </style:style>
    <style:style style:name="P126" style:family="paragraph" style:parent-style-name="Standard" style:list-style-name="L28">
      <style:paragraph-properties fo:text-align="start" style:justify-single-word="false"/>
      <style:text-properties fo:font-size="15pt" fo:font-style="italic" style:text-underline-style="none" fo:font-weight="bold" officeooo:rsid="00518a33" officeooo:paragraph-rsid="00518a33" style:font-size-asian="13.1000003814697pt" style:font-style-asian="italic" style:font-weight-asian="bold" style:font-size-complex="15pt" style:font-style-complex="italic" style:font-weight-complex="bold"/>
    </style:style>
    <style:style style:name="P127" style:family="paragraph" style:parent-style-name="Standard">
      <style:paragraph-properties fo:text-align="start" style:justify-single-word="false"/>
      <style:text-properties fo:font-size="15pt" fo:font-style="italic" style:text-underline-style="none" fo:font-weight="bold" officeooo:rsid="00518a33" officeooo:paragraph-rsid="00518a33" style:font-size-asian="13.1000003814697pt" style:font-style-asian="italic" style:font-weight-asian="bold" style:font-size-complex="15pt" style:font-style-complex="italic" style:font-weight-complex="bold"/>
    </style:style>
    <style:style style:name="P128" style:family="paragraph" style:parent-style-name="Standard" style:list-style-name="L60">
      <style:paragraph-properties fo:text-align="start" style:justify-single-word="false"/>
      <style:text-properties fo:font-size="15pt" fo:font-style="italic" style:text-underline-style="none" fo:font-weight="bold" officeooo:rsid="0068341c" officeooo:paragraph-rsid="0068341c" style:font-size-asian="13.1000003814697pt" style:font-style-asian="italic" style:font-weight-asian="bold" style:font-size-complex="15pt" style:font-style-complex="italic" style:font-weight-complex="bold"/>
    </style:style>
    <style:style style:name="P129" style:family="paragraph" style:parent-style-name="Standard">
      <style:paragraph-properties fo:text-align="start" style:justify-single-word="false"/>
      <style:text-properties fo:font-size="15pt" fo:font-style="italic" style:text-underline-style="none" fo:font-weight="bold" officeooo:rsid="0068341c" officeooo:paragraph-rsid="0068341c" style:font-size-asian="13.1000003814697pt" style:font-style-asian="italic" style:font-weight-asian="bold" style:font-size-complex="15pt" style:font-style-complex="italic" style:font-weight-complex="bold"/>
    </style:style>
    <style:style style:name="P130" style:family="paragraph" style:parent-style-name="Standard" style:list-style-name="L45">
      <style:paragraph-properties fo:text-align="start" style:justify-single-word="false"/>
      <style:text-properties fo:font-size="15pt" fo:font-style="normal" style:text-underline-style="none" fo:font-weight="bold" officeooo:rsid="005acaf3" officeooo:paragraph-rsid="005acaf3" style:font-size-asian="13.1000003814697pt" style:font-style-asian="normal" style:font-weight-asian="bold" style:font-size-complex="15pt" style:font-style-complex="normal" style:font-weight-complex="bold"/>
    </style:style>
    <style:style style:name="P131" style:family="paragraph" style:parent-style-name="Standard">
      <style:paragraph-properties fo:text-align="start" style:justify-single-word="false"/>
      <style:text-properties fo:font-size="15pt" fo:font-style="normal" style:text-underline-style="none" fo:font-weight="bold" officeooo:rsid="005acaf3" officeooo:paragraph-rsid="005acaf3" style:font-size-asian="13.1000003814697pt" style:font-style-asian="normal" style:font-weight-asian="bold" style:font-size-complex="15pt" style:font-style-complex="normal" style:font-weight-complex="bold"/>
    </style:style>
    <style:style style:name="P132" style:family="paragraph" style:parent-style-name="Standard" style:list-style-name="L45">
      <style:paragraph-properties fo:text-align="start" style:justify-single-word="false"/>
      <style:text-properties fo:font-size="15pt" fo:font-style="normal" style:text-underline-style="none" fo:font-weight="bold" officeooo:rsid="005eb8ab" officeooo:paragraph-rsid="005eb8ab" style:font-size-asian="13.1000003814697pt" style:font-style-asian="normal" style:font-weight-asian="bold" style:font-size-complex="15pt" style:font-style-complex="normal" style:font-weight-complex="bold"/>
    </style:style>
    <style:style style:name="P133" style:family="paragraph" style:parent-style-name="Standard">
      <style:paragraph-properties fo:text-align="start" style:justify-single-word="false"/>
      <style:text-properties fo:font-size="15pt" fo:font-style="normal" style:text-underline-style="none" fo:font-weight="normal" officeooo:rsid="005eb8ab" officeooo:paragraph-rsid="005eb8ab" style:font-size-asian="13.1000003814697pt" style:font-style-asian="normal" style:font-weight-asian="normal" style:font-size-complex="15pt" style:font-style-complex="normal" style:font-weight-complex="normal"/>
    </style:style>
    <style:style style:name="P134" style:family="paragraph" style:parent-style-name="Standard" style:list-style-name="L38">
      <style:paragraph-properties fo:text-align="start" style:justify-single-word="false"/>
      <style:text-properties fo:font-size="15pt" fo:font-style="normal" fo:font-weight="bold" officeooo:rsid="005f9043" officeooo:paragraph-rsid="005f9043" style:font-size-asian="13.1000003814697pt" style:font-style-asian="normal" style:font-weight-asian="bold" style:font-size-complex="15pt" style:font-style-complex="normal" style:font-weight-complex="bold"/>
    </style:style>
    <style:style style:name="P135" style:family="paragraph" style:parent-style-name="Standard">
      <style:paragraph-properties fo:text-align="start" style:justify-single-word="false"/>
      <style:text-properties fo:font-size="15pt" fo:font-style="normal" fo:font-weight="normal" officeooo:rsid="005f9043" officeooo:paragraph-rsid="005f9043" style:font-size-asian="13.1000003814697pt" style:font-style-asian="normal" style:font-weight-asian="normal" style:font-size-complex="15pt" style:font-style-complex="normal" style:font-weight-complex="normal"/>
    </style:style>
    <style:style style:name="P136" style:family="paragraph" style:parent-style-name="Standard" style:list-style-name="L29">
      <style:paragraph-properties fo:text-align="start" style:justify-single-word="false"/>
      <style:text-properties fo:font-size="12pt" fo:font-style="italic" style:text-underline-style="none" fo:font-weight="normal" officeooo:rsid="0044bc0f" officeooo:paragraph-rsid="0044bc0f" style:font-size-asian="10.5pt" style:font-style-asian="italic" style:font-weight-asian="normal" style:font-size-complex="12pt" style:font-style-complex="italic" style:font-weight-complex="normal"/>
    </style:style>
    <style:style style:name="P137" style:family="paragraph" style:parent-style-name="Standard" style:list-style-name="L29">
      <style:paragraph-properties fo:text-align="start" style:justify-single-word="false"/>
      <style:text-properties fo:font-size="12pt" fo:font-style="italic" style:text-underline-style="none" fo:font-weight="normal" officeooo:rsid="0044bc0f" officeooo:paragraph-rsid="00458255" style:font-size-asian="10.5pt" style:font-style-asian="italic" style:font-weight-asian="normal" style:font-size-complex="12pt" style:font-style-complex="italic" style:font-weight-complex="normal"/>
    </style:style>
    <style:style style:name="P138" style:family="paragraph" style:parent-style-name="Standard" style:list-style-name="L29">
      <style:paragraph-properties fo:text-align="start" style:justify-single-word="false"/>
      <style:text-properties fo:font-size="12pt" fo:font-style="italic" style:text-underline-style="none" fo:font-weight="normal" officeooo:rsid="00458f99" officeooo:paragraph-rsid="00458f99" style:font-size-asian="10.5pt" style:font-style-asian="italic" style:font-weight-asian="normal" style:font-size-complex="12pt" style:font-style-complex="italic" style:font-weight-complex="normal"/>
    </style:style>
    <style:style style:name="P139" style:family="paragraph" style:parent-style-name="Standard" style:list-style-name="L30">
      <style:paragraph-properties fo:text-align="start" style:justify-single-word="false"/>
      <style:text-properties fo:font-size="12pt" fo:font-style="italic" style:text-underline-style="none" fo:font-weight="normal" officeooo:rsid="00458f99" officeooo:paragraph-rsid="00458f99" style:font-size-asian="10.5pt" style:font-style-asian="italic" style:font-weight-asian="normal" style:font-size-complex="12pt" style:font-style-complex="italic" style:font-weight-complex="normal"/>
    </style:style>
    <style:style style:name="P140" style:family="paragraph" style:parent-style-name="Standard" style:list-style-name="L32">
      <style:paragraph-properties fo:text-align="start" style:justify-single-word="false"/>
      <style:text-properties fo:font-size="12pt" fo:font-style="italic" style:text-underline-style="none" fo:font-weight="normal" officeooo:rsid="004a475c" officeooo:paragraph-rsid="004a475c"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start" style:justify-single-word="false"/>
      <style:text-properties fo:font-size="12pt" fo:font-style="italic" style:text-underline-style="none" fo:font-weight="normal" officeooo:rsid="004a475c" officeooo:paragraph-rsid="004a475c" style:font-size-asian="10.5pt" style:font-style-asian="italic" style:font-weight-asian="normal" style:font-size-complex="12pt" style:font-style-complex="italic" style:font-weight-complex="normal"/>
    </style:style>
    <style:style style:name="P142" style:family="paragraph" style:parent-style-name="Standard" style:list-style-name="L33">
      <style:paragraph-properties fo:text-align="start" style:justify-single-word="false"/>
      <style:text-properties fo:font-size="12pt" fo:font-style="italic" style:text-underline-style="none" fo:font-weight="normal" officeooo:rsid="004d3ae4" officeooo:paragraph-rsid="004d3ae4"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font-size="12pt" fo:font-style="italic" style:text-underline-style="none" fo:font-weight="normal" officeooo:rsid="004e07c8" officeooo:paragraph-rsid="004e07c8" style:font-size-asian="10.5pt" style:font-style-asian="italic" style:font-weight-asian="normal" style:font-size-complex="12pt" style:font-style-complex="italic" style:font-weight-complex="normal"/>
    </style:style>
    <style:style style:name="P144" style:family="paragraph" style:parent-style-name="Standard" style:list-style-name="L35">
      <style:paragraph-properties fo:text-align="start" style:justify-single-word="false"/>
      <style:text-properties fo:font-size="12pt" fo:font-style="italic" style:text-underline-style="none" fo:font-weight="normal" officeooo:rsid="004e07c8" officeooo:paragraph-rsid="004e07c8" style:font-size-asian="10.5pt" style:font-style-asian="italic" style:font-weight-asian="normal" style:font-size-complex="12pt" style:font-style-complex="italic" style:font-weight-complex="normal"/>
    </style:style>
    <style:style style:name="P145" style:family="paragraph" style:parent-style-name="Standard" style:list-style-name="L36">
      <style:paragraph-properties fo:text-align="start" style:justify-single-word="false"/>
      <style:text-properties fo:font-size="12pt" fo:font-style="italic" style:text-underline-style="none" fo:font-weight="normal" officeooo:rsid="005036f0" officeooo:paragraph-rsid="005036f0" style:font-size-asian="10.5pt" style:font-style-asian="italic" style:font-weight-asian="normal" style:font-size-complex="12pt" style:font-style-complex="italic" style:font-weight-complex="normal"/>
    </style:style>
    <style:style style:name="P146" style:family="paragraph" style:parent-style-name="Standard" style:list-style-name="L38">
      <style:paragraph-properties fo:text-align="start" style:justify-single-word="false"/>
      <style:text-properties fo:font-size="12pt" fo:font-style="italic" style:text-underline-style="none" fo:font-weight="normal" officeooo:rsid="0050a6a1" officeooo:paragraph-rsid="0050a6a1" style:font-size-asian="10.5pt" style:font-style-asian="italic" style:font-weight-asian="normal" style:font-size-complex="12pt" style:font-style-complex="italic" style:font-weight-complex="normal"/>
    </style:style>
    <style:style style:name="P147" style:family="paragraph" style:parent-style-name="Standard" style:list-style-name="L39">
      <style:paragraph-properties fo:text-align="start" style:justify-single-word="false"/>
      <style:text-properties fo:font-size="12pt" fo:font-style="italic" style:text-underline-style="none" fo:font-weight="normal" officeooo:rsid="005237ca" officeooo:paragraph-rsid="005237ca"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fo:font-size="12pt" fo:font-style="italic" style:text-underline-style="none" fo:font-weight="normal" officeooo:rsid="005237ca" officeooo:paragraph-rsid="005237ca"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fo:font-size="12pt" fo:font-style="italic" style:text-underline-style="none" fo:font-weight="normal" officeooo:rsid="0053e7ca" officeooo:paragraph-rsid="0053e7ca" style:font-size-asian="10.5pt" style:font-style-asian="italic" style:font-weight-asian="normal" style:font-size-complex="12pt" style:font-style-complex="italic" style:font-weight-complex="normal"/>
    </style:style>
    <style:style style:name="P150" style:family="paragraph" style:parent-style-name="Standard" style:list-style-name="L40">
      <style:paragraph-properties fo:text-align="start" style:justify-single-word="false"/>
      <style:text-properties fo:font-size="12pt" fo:font-style="italic" style:text-underline-style="none" fo:font-weight="normal" officeooo:rsid="0053e7ca" officeooo:paragraph-rsid="0053e7ca"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font-size="12pt" fo:font-style="italic" style:text-underline-style="none" fo:font-weight="normal" officeooo:rsid="0053e7ca" officeooo:paragraph-rsid="005eb8ab" style:font-size-asian="10.5pt" style:font-style-asian="italic" style:font-weight-asian="normal" style:font-size-complex="12pt" style:font-style-complex="italic" style:font-weight-complex="normal"/>
    </style:style>
    <style:style style:name="P152" style:family="paragraph" style:parent-style-name="Standard" style:list-style-name="L41">
      <style:paragraph-properties fo:text-align="start" style:justify-single-word="false"/>
      <style:text-properties fo:font-size="12pt" fo:font-style="italic" style:text-underline-style="none" fo:font-weight="normal" officeooo:rsid="0055f04d" officeooo:paragraph-rsid="0055f04d"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style:text-underline-style="none" fo:font-weight="normal" officeooo:rsid="0055f04d" officeooo:paragraph-rsid="0055f04d" style:font-size-asian="10.5pt" style:font-style-asian="italic" style:font-weight-asian="normal" style:font-size-complex="12pt" style:font-style-complex="italic" style:font-weight-complex="normal"/>
    </style:style>
    <style:style style:name="P154" style:family="paragraph" style:parent-style-name="Standard" style:list-style-name="L42">
      <style:paragraph-properties fo:text-align="start" style:justify-single-word="false"/>
      <style:text-properties fo:font-size="12pt" fo:font-style="italic" style:text-underline-style="none" fo:font-weight="normal" officeooo:rsid="0055f04d" officeooo:paragraph-rsid="0055f04d" style:font-size-asian="10.5pt" style:font-style-asian="italic" style:font-weight-asian="normal" style:font-size-complex="12pt" style:font-style-complex="italic" style:font-weight-complex="normal"/>
    </style:style>
    <style:style style:name="P155" style:family="paragraph" style:parent-style-name="Standard" style:list-style-name="L45">
      <style:paragraph-properties fo:text-align="start" style:justify-single-word="false"/>
      <style:text-properties fo:font-size="12pt" fo:font-style="italic" style:text-underline-style="none" fo:font-weight="normal" officeooo:rsid="0055f04d" officeooo:paragraph-rsid="005a855c"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font-size="12pt" fo:font-style="italic" style:text-underline-style="none" fo:font-weight="normal" officeooo:rsid="0055f04d" officeooo:paragraph-rsid="005a855c" style:font-size-asian="10.5pt" style:font-style-asian="italic" style:font-weight-asian="normal" style:font-size-complex="12pt" style:font-style-complex="italic" style:font-weight-complex="normal"/>
    </style:style>
    <style:style style:name="P157" style:family="paragraph" style:parent-style-name="Standard">
      <style:paragraph-properties fo:text-align="start" style:justify-single-word="false"/>
      <style:text-properties fo:font-size="12pt" fo:font-style="italic" style:text-underline-style="none" fo:font-weight="normal" officeooo:rsid="0055f04d" officeooo:paragraph-rsid="005eb8ab" style:font-size-asian="10.5pt" style:font-style-asian="italic" style:font-weight-asian="normal" style:font-size-complex="12pt" style:font-style-complex="italic" style:font-weight-complex="normal"/>
    </style:style>
    <style:style style:name="P158" style:family="paragraph" style:parent-style-name="Standard" style:list-style-name="L52">
      <style:paragraph-properties fo:text-align="start" style:justify-single-word="false"/>
      <style:text-properties fo:font-size="12pt" fo:font-style="italic" style:text-underline-style="none" fo:font-weight="normal" officeooo:rsid="0055f04d" officeooo:paragraph-rsid="005eb8ab" style:font-size-asian="10.5pt" style:font-style-asian="italic" style:font-weight-asian="normal" style:font-size-complex="12pt" style:font-style-complex="italic" style:font-weight-complex="normal"/>
    </style:style>
    <style:style style:name="P159" style:family="paragraph" style:parent-style-name="Standard" style:list-style-name="L53">
      <style:paragraph-properties fo:text-align="start" style:justify-single-word="false"/>
      <style:text-properties fo:font-size="12pt" fo:font-style="italic" style:text-underline-style="none" fo:font-weight="normal" officeooo:rsid="0055f04d" officeooo:paragraph-rsid="005eb8ab" style:font-size-asian="10.5pt" style:font-style-asian="italic" style:font-weight-asian="normal" style:font-size-complex="12pt" style:font-style-complex="italic" style:font-weight-complex="normal"/>
    </style:style>
    <style:style style:name="P160" style:family="paragraph" style:parent-style-name="Standard" style:list-style-name="L55">
      <style:paragraph-properties fo:text-align="start" style:justify-single-word="false"/>
      <style:text-properties fo:font-size="12pt" fo:font-style="italic" style:text-underline-style="none" fo:font-weight="normal" officeooo:rsid="0055f04d" officeooo:paragraph-rsid="005eb8ab" style:font-size-asian="10.5pt" style:font-style-asian="italic" style:font-weight-asian="normal" style:font-size-complex="12pt" style:font-style-complex="italic" style:font-weight-complex="normal"/>
    </style:style>
    <style:style style:name="P161" style:family="paragraph" style:parent-style-name="Standard" style:list-style-name="L43">
      <style:paragraph-properties fo:text-align="start" style:justify-single-word="false"/>
      <style:text-properties fo:font-size="12pt" fo:font-style="italic" style:text-underline-style="none" fo:font-weight="normal" officeooo:rsid="0057cc99" officeooo:paragraph-rsid="005a855c" style:font-size-asian="10.5pt" style:font-style-asian="italic" style:font-weight-asian="normal" style:font-size-complex="12pt" style:font-style-complex="italic" style:font-weight-complex="normal"/>
    </style:style>
    <style:style style:name="P162" style:family="paragraph" style:parent-style-name="Standard">
      <style:paragraph-properties fo:text-align="start" style:justify-single-word="false"/>
      <style:text-properties fo:font-size="12pt" fo:font-style="italic" style:text-underline-style="none" fo:font-weight="normal" officeooo:rsid="0057cc99" officeooo:paragraph-rsid="005a855c" style:font-size-asian="10.5pt" style:font-style-asian="italic" style:font-weight-asian="normal" style:font-size-complex="12pt" style:font-style-complex="italic" style:font-weight-complex="normal"/>
    </style:style>
    <style:style style:name="P163" style:family="paragraph" style:parent-style-name="Standard" style:list-style-name="L54">
      <style:paragraph-properties fo:text-align="start" style:justify-single-word="false"/>
      <style:text-properties fo:font-size="12pt" fo:font-style="italic" style:text-underline-style="none" fo:font-weight="normal" officeooo:rsid="0057cc99" officeooo:paragraph-rsid="005eb8ab"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start" style:justify-single-word="false"/>
      <style:text-properties fo:font-size="12pt" fo:font-style="italic" style:text-underline-style="none" fo:font-weight="normal" officeooo:rsid="0057cc99" officeooo:paragraph-rsid="005eb8ab" style:font-size-asian="10.5pt" style:font-style-asian="italic" style:font-weight-asian="normal" style:font-size-complex="12pt" style:font-style-complex="italic" style:font-weight-complex="normal"/>
    </style:style>
    <style:style style:name="P165" style:family="paragraph" style:parent-style-name="Standard" style:list-style-name="L46">
      <style:paragraph-properties fo:text-align="start" style:justify-single-word="false"/>
      <style:text-properties fo:font-size="12pt" fo:font-style="italic" style:text-underline-style="none" fo:font-weight="normal" officeooo:rsid="005acaf3" officeooo:paragraph-rsid="005acaf3" style:font-size-asian="10.5pt" style:font-style-asian="italic" style:font-weight-asian="normal" style:font-size-complex="12pt" style:font-style-complex="italic" style:font-weight-complex="normal"/>
    </style:style>
    <style:style style:name="P166" style:family="paragraph" style:parent-style-name="Standard">
      <style:paragraph-properties fo:text-align="start" style:justify-single-word="false"/>
      <style:text-properties fo:font-size="12pt" fo:font-style="italic" style:text-underline-style="none" fo:font-weight="normal" officeooo:rsid="005acaf3" officeooo:paragraph-rsid="005acaf3" style:font-size-asian="10.5pt" style:font-style-asian="italic" style:font-weight-asian="normal" style:font-size-complex="12pt" style:font-style-complex="italic" style:font-weight-complex="normal"/>
    </style:style>
    <style:style style:name="P167" style:family="paragraph" style:parent-style-name="Standard" style:list-style-name="L47">
      <style:paragraph-properties fo:text-align="start" style:justify-single-word="false"/>
      <style:text-properties fo:font-size="12pt" fo:font-style="italic" style:text-underline-style="none" fo:font-weight="normal" officeooo:rsid="005acaf3" officeooo:paragraph-rsid="005acaf3" style:font-size-asian="10.5pt" style:font-style-asian="italic" style:font-weight-asian="normal" style:font-size-complex="12pt" style:font-style-complex="italic" style:font-weight-complex="normal"/>
    </style:style>
    <style:style style:name="P168" style:family="paragraph" style:parent-style-name="Standard" style:list-style-name="L48">
      <style:paragraph-properties fo:text-align="start" style:justify-single-word="false"/>
      <style:text-properties fo:font-size="12pt" fo:font-style="italic" style:text-underline-style="none" fo:font-weight="normal" officeooo:rsid="005acaf3" officeooo:paragraph-rsid="005acaf3" style:font-size-asian="10.5pt" style:font-style-asian="italic" style:font-weight-asian="normal" style:font-size-complex="12pt" style:font-style-complex="italic" style:font-weight-complex="normal"/>
    </style:style>
    <style:style style:name="P169" style:family="paragraph" style:parent-style-name="Standard" style:list-style-name="L49">
      <style:paragraph-properties fo:text-align="start" style:justify-single-word="false"/>
      <style:text-properties fo:font-size="12pt" fo:font-style="italic" style:text-underline-style="none" fo:font-weight="normal" officeooo:rsid="005acaf3" officeooo:paragraph-rsid="005acaf3" style:font-size-asian="10.5pt" style:font-style-asian="italic" style:font-weight-asian="normal" style:font-size-complex="12pt" style:font-style-complex="italic" style:font-weight-complex="normal"/>
    </style:style>
    <style:style style:name="P170" style:family="paragraph" style:parent-style-name="Standard" style:list-style-name="L50">
      <style:paragraph-properties fo:text-align="start" style:justify-single-word="false"/>
      <style:text-properties fo:font-size="12pt" fo:font-style="italic" style:text-underline-style="none" fo:font-weight="normal" officeooo:rsid="005b5f13" officeooo:paragraph-rsid="005b5f13" style:font-size-asian="10.5pt" style:font-style-asian="italic" style:font-weight-asian="normal" style:font-size-complex="12pt" style:font-style-complex="italic" style:font-weight-complex="normal"/>
    </style:style>
    <style:style style:name="P171" style:family="paragraph" style:parent-style-name="Standard" style:list-style-name="L50">
      <style:paragraph-properties fo:text-align="start" style:justify-single-word="false"/>
      <style:text-properties fo:font-size="12pt" fo:font-style="italic" style:text-underline-style="none" fo:font-weight="normal" officeooo:rsid="005b5f13" officeooo:paragraph-rsid="005c732c" style:font-size-asian="10.5pt" style:font-style-asian="italic" style:font-weight-asian="normal" style:font-size-complex="12pt" style:font-style-complex="italic" style:font-weight-complex="normal"/>
    </style:style>
    <style:style style:name="P172" style:family="paragraph" style:parent-style-name="Standard" style:list-style-name="L51">
      <style:paragraph-properties fo:text-align="start" style:justify-single-word="false"/>
      <style:text-properties fo:font-size="12pt" fo:font-style="italic" style:text-underline-style="none" fo:font-weight="normal" officeooo:rsid="005db197" officeooo:paragraph-rsid="005db197"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style:text-underline-style="none" fo:font-weight="normal" officeooo:rsid="00630da0" officeooo:paragraph-rsid="00630da0" style:font-size-asian="10.5pt" style:font-style-asian="italic" style:font-weight-asian="normal" style:font-size-complex="12pt" style:font-style-complex="italic" style:font-weight-complex="normal"/>
    </style:style>
    <style:style style:name="P174" style:family="paragraph" style:parent-style-name="Standard" style:list-style-name="L57">
      <style:paragraph-properties fo:text-align="start" style:justify-single-word="false"/>
      <style:text-properties fo:font-size="12pt" fo:font-style="italic" style:text-underline-style="none" fo:font-weight="normal" officeooo:rsid="00630da0" officeooo:paragraph-rsid="00630da0" style:font-size-asian="10.5pt" style:font-style-asian="italic" style:font-weight-asian="normal" style:font-size-complex="12pt" style:font-style-complex="italic" style:font-weight-complex="normal"/>
    </style:style>
    <style:style style:name="P175" style:family="paragraph" style:parent-style-name="Standard" style:list-style-name="L58">
      <style:paragraph-properties fo:text-align="start" style:justify-single-word="false"/>
      <style:text-properties fo:font-size="12pt" fo:font-style="italic" style:text-underline-style="none" fo:font-weight="normal" officeooo:rsid="00630da0" officeooo:paragraph-rsid="00630da0" style:font-size-asian="10.5pt" style:font-style-asian="italic" style:font-weight-asian="normal" style:font-size-complex="12pt" style:font-style-complex="italic" style:font-weight-complex="normal"/>
    </style:style>
    <style:style style:name="P176" style:family="paragraph" style:parent-style-name="Standard" style:list-style-name="L58">
      <style:paragraph-properties fo:text-align="start" style:justify-single-word="false"/>
      <style:text-properties fo:font-size="12pt" fo:font-style="italic" style:text-underline-style="none" fo:font-weight="normal" officeooo:rsid="00630da0" officeooo:paragraph-rsid="0063f604" style:font-size-asian="10.5pt" style:font-style-asian="italic" style:font-weight-asian="normal" style:font-size-complex="12pt" style:font-style-complex="italic" style:font-weight-complex="normal"/>
    </style:style>
    <style:style style:name="P177" style:family="paragraph" style:parent-style-name="Standard" style:list-style-name="L58">
      <style:paragraph-properties fo:text-align="start" style:justify-single-word="false"/>
      <style:text-properties fo:font-size="12pt" fo:font-style="italic" style:text-underline-style="none" fo:font-weight="normal" officeooo:rsid="00630da0" officeooo:paragraph-rsid="0064ce73" style:font-size-asian="10.5pt" style:font-style-asian="italic" style:font-weight-asian="normal" style:font-size-complex="12pt" style:font-style-complex="italic" style:font-weight-complex="normal"/>
    </style:style>
    <style:style style:name="P178" style:family="paragraph" style:parent-style-name="Standard">
      <style:paragraph-properties fo:text-align="start" style:justify-single-word="false"/>
      <style:text-properties fo:font-size="12pt" fo:font-style="italic" style:text-underline-style="none" fo:font-weight="normal" officeooo:rsid="00630da0" officeooo:paragraph-rsid="0063f604" style:font-size-asian="10.5pt" style:font-style-asian="italic" style:font-weight-asian="normal" style:font-size-complex="12pt" style:font-style-complex="italic" style:font-weight-complex="normal"/>
    </style:style>
    <style:style style:name="P179" style:family="paragraph" style:parent-style-name="Standard">
      <style:paragraph-properties fo:text-align="start" style:justify-single-word="false"/>
      <style:text-properties fo:font-size="12pt" fo:font-style="italic" style:text-underline-style="none" fo:font-weight="normal" officeooo:rsid="00630da0" officeooo:paragraph-rsid="0064ce73" style:font-size-asian="10.5pt" style:font-style-asian="italic" style:font-weight-asian="normal" style:font-size-complex="12pt" style:font-style-complex="italic" style:font-weight-complex="normal"/>
    </style:style>
    <style:style style:name="P180" style:family="paragraph" style:parent-style-name="Standard" style:list-style-name="L60">
      <style:paragraph-properties fo:text-align="start" style:justify-single-word="false"/>
      <style:text-properties fo:font-size="12pt" fo:font-style="italic" style:text-underline-style="none" fo:font-weight="normal" officeooo:rsid="00674707" officeooo:paragraph-rsid="00674707" style:font-size-asian="10.5pt" style:font-style-asian="italic" style:font-weight-asian="normal" style:font-size-complex="12pt" style:font-style-complex="italic" style:font-weight-complex="normal"/>
    </style:style>
    <style:style style:name="P181" style:family="paragraph" style:parent-style-name="Standard">
      <style:paragraph-properties fo:text-align="start" style:justify-single-word="false"/>
      <style:text-properties fo:font-size="12pt" fo:font-style="italic" style:text-underline-style="none" fo:font-weight="normal" officeooo:rsid="00674707" officeooo:paragraph-rsid="00674707" style:font-size-asian="10.5pt" style:font-style-asian="italic" style:font-weight-asian="normal" style:font-size-complex="12pt" style:font-style-complex="italic" style:font-weight-complex="normal"/>
    </style:style>
    <style:style style:name="P182" style:family="paragraph" style:parent-style-name="Standard" style:list-style-name="L61">
      <style:paragraph-properties fo:text-align="start" style:justify-single-word="false"/>
      <style:text-properties fo:font-size="12pt" fo:font-style="italic" style:text-underline-style="none" fo:font-weight="normal" officeooo:rsid="00685cc7" officeooo:paragraph-rsid="00685cc7" style:font-size-asian="10.5pt" style:font-style-asian="italic" style:font-weight-asian="normal" style:font-size-complex="12pt" style:font-style-complex="italic" style:font-weight-complex="normal"/>
    </style:style>
    <style:style style:name="P183" style:family="paragraph" style:parent-style-name="Standard">
      <style:paragraph-properties fo:text-align="start" style:justify-single-word="false"/>
      <style:text-properties fo:font-size="12pt" fo:font-style="italic" style:text-underline-style="none" fo:font-weight="normal" officeooo:rsid="00685cc7" officeooo:paragraph-rsid="00685cc7" style:font-size-asian="10.5pt" style:font-style-asian="italic" style:font-weight-asian="normal" style:font-size-complex="12pt" style:font-style-complex="italic" style:font-weight-complex="normal"/>
    </style:style>
    <style:style style:name="P184" style:family="paragraph" style:parent-style-name="Standard" style:list-style-name="L63">
      <style:paragraph-properties fo:text-align="start" style:justify-single-word="false"/>
      <style:text-properties fo:font-size="12pt" fo:font-style="italic" style:text-underline-style="none" fo:font-weight="normal" officeooo:rsid="00685cc7" officeooo:paragraph-rsid="00685cc7" style:font-size-asian="10.5pt" style:font-style-asian="italic" style:font-weight-asian="normal" style:font-size-complex="12pt" style:font-style-complex="italic" style:font-weight-complex="normal"/>
    </style:style>
    <style:style style:name="P185" style:family="paragraph" style:parent-style-name="Standard" style:list-style-name="L64">
      <style:paragraph-properties fo:text-align="start" style:justify-single-word="false"/>
      <style:text-properties fo:font-size="12pt" fo:font-style="italic" style:text-underline-style="none" fo:font-weight="normal" officeooo:rsid="00688d56" officeooo:paragraph-rsid="00688d56" style:font-size-asian="10.5pt" style:font-style-asian="italic" style:font-weight-asian="normal" style:font-size-complex="12pt" style:font-style-complex="italic" style:font-weight-complex="normal"/>
    </style:style>
    <style:style style:name="P186"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4d3ae4" officeooo:paragraph-rsid="004d3ae4" style:font-size-asian="10.5pt" style:font-style-asian="italic" style:font-weight-asian="bold" style:font-size-complex="12pt" style:font-style-complex="italic" style:font-weight-complex="bold"/>
    </style:style>
    <style:style style:name="P187"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4e07c8" officeooo:paragraph-rsid="004e07c8" style:font-size-asian="10.5pt" style:font-style-asian="italic" style:font-weight-asian="bold" style:font-size-complex="12pt" style:font-style-complex="italic" style:font-weight-complex="bold"/>
    </style:style>
    <style:style style:name="P188"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036f0" officeooo:paragraph-rsid="005036f0" style:font-size-asian="10.5pt" style:font-style-asian="italic" style:font-weight-asian="bold" style:font-size-complex="12pt" style:font-style-complex="italic" style:font-weight-complex="bold"/>
    </style:style>
    <style:style style:name="P189"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3e7ca" officeooo:paragraph-rsid="0053e7ca" style:font-size-asian="10.5pt" style:font-style-asian="italic" style:font-weight-asian="bold" style:font-size-complex="12pt" style:font-style-complex="italic" style:font-weight-complex="bold"/>
    </style:style>
    <style:style style:name="P190"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3e7ca" officeooo:paragraph-rsid="005eb8ab" style:font-size-asian="10.5pt" style:font-style-asian="italic" style:font-weight-asian="bold" style:font-size-complex="12pt" style:font-style-complex="italic" style:font-weight-complex="bold"/>
    </style:style>
    <style:style style:name="P191"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55170" officeooo:paragraph-rsid="00555170" style:font-size-asian="10.5pt" style:font-style-asian="italic" style:font-weight-asian="bold" style:font-size-complex="12pt" style:font-style-complex="italic" style:font-weight-complex="bold"/>
    </style:style>
    <style:style style:name="P192"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55170" officeooo:paragraph-rsid="005eb8ab" style:font-size-asian="10.5pt" style:font-style-asian="italic" style:font-weight-asian="bold" style:font-size-complex="12pt" style:font-style-complex="italic" style:font-weight-complex="bold"/>
    </style:style>
    <style:style style:name="P193"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5f04d" officeooo:paragraph-rsid="0055f04d" style:font-size-asian="10.5pt" style:font-style-asian="italic" style:font-weight-asian="bold" style:font-size-complex="12pt" style:font-style-complex="italic" style:font-weight-complex="bold"/>
    </style:style>
    <style:style style:name="P194"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5f04d" officeooo:paragraph-rsid="005eb8ab" style:font-size-asian="10.5pt" style:font-style-asian="italic" style:font-weight-asian="bold" style:font-size-complex="12pt" style:font-style-complex="italic" style:font-weight-complex="bold"/>
    </style:style>
    <style:style style:name="P195" style:family="paragraph" style:parent-style-name="Standard" style:list-style-name="L45">
      <style:paragraph-properties fo:text-align="start" style:justify-single-word="false"/>
      <style:text-properties fo:font-size="12pt" fo:font-style="italic" style:text-underline-style="solid" style:text-underline-width="auto" style:text-underline-color="font-color" fo:font-weight="bold" officeooo:rsid="0057cc99" officeooo:paragraph-rsid="005a855c" style:font-size-asian="10.5pt" style:font-style-asian="italic" style:font-weight-asian="bold" style:font-size-complex="12pt" style:font-style-complex="italic" style:font-weight-complex="bold"/>
    </style:style>
    <style:style style:name="P196"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7cc99" officeooo:paragraph-rsid="005a855c" style:font-size-asian="10.5pt" style:font-style-asian="italic" style:font-weight-asian="bold" style:font-size-complex="12pt" style:font-style-complex="italic" style:font-weight-complex="bold"/>
    </style:style>
    <style:style style:name="P197" style:family="paragraph" style:parent-style-name="Standard" style:list-style-name="L55">
      <style:paragraph-properties fo:text-align="start" style:justify-single-word="false"/>
      <style:text-properties fo:font-size="12pt" fo:font-style="italic" style:text-underline-style="solid" style:text-underline-width="auto" style:text-underline-color="font-color" fo:font-weight="bold" officeooo:rsid="0057cc99" officeooo:paragraph-rsid="005eb8ab" style:font-size-asian="10.5pt" style:font-style-asian="italic" style:font-weight-asian="bold" style:font-size-complex="12pt" style:font-style-complex="italic" style:font-weight-complex="bold"/>
    </style:style>
    <style:style style:name="P198"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7cc99" officeooo:paragraph-rsid="005eb8ab" style:font-size-asian="10.5pt" style:font-style-asian="italic" style:font-weight-asian="bold" style:font-size-complex="12pt" style:font-style-complex="italic" style:font-weight-complex="bold"/>
    </style:style>
    <style:style style:name="P199"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acaf3" officeooo:paragraph-rsid="005acaf3" style:font-size-asian="10.5pt" style:font-style-asian="italic" style:font-weight-asian="bold" style:font-size-complex="12pt" style:font-style-complex="italic" style:font-weight-complex="bold"/>
    </style:style>
    <style:style style:name="P200"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b5f13" officeooo:paragraph-rsid="005b5f13" style:font-size-asian="10.5pt" style:font-style-asian="italic" style:font-weight-asian="bold" style:font-size-complex="12pt" style:font-style-complex="italic" style:font-weight-complex="bold"/>
    </style:style>
    <style:style style:name="P201"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db197" officeooo:paragraph-rsid="005db197" style:font-size-asian="10.5pt" style:font-style-asian="italic" style:font-weight-asian="bold" style:font-size-complex="12pt" style:font-style-complex="italic" style:font-weight-complex="bold"/>
    </style:style>
    <style:style style:name="P202"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5f9043" officeooo:paragraph-rsid="005f9043" style:font-size-asian="10.5pt" style:font-style-asian="italic" style:font-weight-asian="bold" style:font-size-complex="12pt" style:font-style-complex="italic" style:font-weight-complex="bold"/>
    </style:style>
    <style:style style:name="P203"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630da0" officeooo:paragraph-rsid="00630da0" style:font-size-asian="10.5pt" style:font-style-asian="italic" style:font-weight-asian="bold" style:font-size-complex="12pt" style:font-style-complex="italic" style:font-weight-complex="bold"/>
    </style:style>
    <style:style style:name="P204"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630da0" officeooo:paragraph-rsid="0064ce73" style:font-size-asian="10.5pt" style:font-style-asian="italic" style:font-weight-asian="bold" style:font-size-complex="12pt" style:font-style-complex="italic" style:font-weight-complex="bold"/>
    </style:style>
    <style:style style:name="P205"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64ce73" officeooo:paragraph-rsid="0064ce73" style:font-size-asian="10.5pt" style:font-style-asian="italic" style:font-weight-asian="bold" style:font-size-complex="12pt" style:font-style-complex="italic" style:font-weight-complex="bold"/>
    </style:style>
    <style:style style:name="P206"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674707" officeooo:paragraph-rsid="00674707" style:font-size-asian="10.5pt" style:font-style-asian="italic" style:font-weight-asian="bold" style:font-size-complex="12pt" style:font-style-complex="italic" style:font-weight-complex="bold"/>
    </style:style>
    <style:style style:name="P207" style:family="paragraph" style:parent-style-name="Standard" style:list-style-name="L59">
      <style:paragraph-properties fo:text-align="start" style:justify-single-word="false"/>
      <style:text-properties fo:font-size="12pt" fo:font-style="italic" style:text-underline-style="solid" style:text-underline-width="auto" style:text-underline-color="font-color" fo:font-weight="bold" officeooo:rsid="00674707" officeooo:paragraph-rsid="00674707" style:font-size-asian="10.5pt" style:font-style-asian="italic" style:font-weight-asian="bold" style:font-size-complex="12pt" style:font-style-complex="italic" style:font-weight-complex="bold"/>
    </style:style>
    <style:style style:name="P208"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685cc7" officeooo:paragraph-rsid="00685cc7" style:font-size-asian="10.5pt" style:font-style-asian="italic" style:font-weight-asian="bold" style:font-size-complex="12pt" style:font-style-complex="italic" style:font-weight-complex="bold"/>
    </style:style>
    <style:style style:name="P209" style:family="paragraph" style:parent-style-name="Standard" style:list-style-name="L62">
      <style:paragraph-properties fo:text-align="start" style:justify-single-word="false"/>
      <style:text-properties fo:font-size="12pt" fo:font-style="italic" style:text-underline-style="solid" style:text-underline-width="auto" style:text-underline-color="font-color" fo:font-weight="bold" officeooo:rsid="00685cc7" officeooo:paragraph-rsid="00685cc7" style:font-size-asian="10.5pt" style:font-style-asian="italic" style:font-weight-asian="bold" style:font-size-complex="12pt" style:font-style-complex="italic" style:font-weight-complex="bold"/>
    </style:style>
    <style:style style:name="P210"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688d56" officeooo:paragraph-rsid="00688d56" style:font-size-asian="10.5pt" style:font-style-asian="italic" style:font-weight-asian="bold" style:font-size-complex="12pt" style:font-style-complex="italic" style:font-weight-complex="bold"/>
    </style:style>
    <style:style style:name="P211" style:family="paragraph" style:parent-style-name="Standard">
      <style:paragraph-properties fo:text-align="start" style:justify-single-word="false"/>
      <style:text-properties fo:font-size="12pt" fo:font-style="normal" style:text-underline-style="none" fo:font-weight="normal" officeooo:rsid="004ca916" officeooo:paragraph-rsid="004ca916"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505457" officeooo:paragraph-rsid="00505457" style:font-size-asian="10.5pt" style:font-style-asian="normal" style:font-weight-asian="normal" style:font-size-complex="12pt" style:font-style-complex="normal" style:font-weight-complex="normal"/>
    </style:style>
    <style:style style:name="P213" style:family="paragraph" style:parent-style-name="Standard" style:list-style-name="L37">
      <style:paragraph-properties fo:text-align="start" style:justify-single-word="false"/>
      <style:text-properties fo:font-size="12pt" fo:font-style="normal" style:text-underline-style="none" fo:font-weight="normal" officeooo:rsid="00505457" officeooo:paragraph-rsid="00505457"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5237ca" officeooo:paragraph-rsid="005237ca"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5acaf3" officeooo:paragraph-rsid="005acaf3"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5eb8ab" officeooo:paragraph-rsid="005eb8a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4a475c" officeooo:paragraph-rsid="004a475c" style:font-size-asian="10.5pt" style:font-style-asian="normal" style:font-weight-asian="bold" style:font-size-complex="12pt" style:font-style-complex="normal" style:font-weight-complex="bold"/>
    </style:style>
    <style:style style:name="P21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505457" officeooo:paragraph-rsid="00505457" style:font-size-asian="10.5pt" style:font-style-asian="normal" style:font-weight-asian="bold" style:font-size-complex="12pt" style:font-style-complex="normal" style:font-weight-complex="bold"/>
    </style:style>
    <style:style style:name="P21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50a6a1" officeooo:paragraph-rsid="0050a6a1" style:font-size-asian="10.5pt" style:font-style-asian="normal" style:font-weight-asian="bold" style:font-size-complex="12pt" style:font-style-complex="normal" style:font-weight-complex="bold"/>
    </style:style>
    <style:style style:name="P22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5db197" officeooo:paragraph-rsid="005db197" style:font-size-asian="10.5pt" style:font-style-asian="normal" style:font-weight-asian="bold" style:font-size-complex="12pt" style:font-style-complex="normal" style:font-weight-complex="bold"/>
    </style:style>
    <style:style style:name="P22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5f9043" officeooo:paragraph-rsid="005f9043" style:font-size-asian="10.5pt" style:font-style-asian="normal" style:font-weight-asian="bold" style:font-size-complex="12pt" style:font-style-complex="normal" style:font-weight-complex="bold"/>
    </style:style>
    <style:style style:name="P2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68341c" officeooo:paragraph-rsid="0068341c" style:font-size-asian="10.5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5d297" style:font-style-asian="italic" style:font-style-complex="italic"/>
    </style:style>
    <style:style style:name="T3" style:family="text">
      <style:text-properties fo:font-style="italic" officeooo:rsid="001647da" style:font-style-asian="italic" style:font-style-complex="italic"/>
    </style:style>
    <style:style style:name="T4" style:family="text">
      <style:text-properties fo:font-style="italic" officeooo:rsid="001d8d9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970f" style:font-style-asian="normal" style:font-style-complex="normal"/>
    </style:style>
    <style:style style:name="T7" style:family="text">
      <style:text-properties fo:font-style="normal" officeooo:rsid="001ae76e" style:font-style-asian="normal" style:font-style-complex="normal"/>
    </style:style>
    <style:style style:name="T8" style:family="text">
      <style:text-properties fo:font-style="normal" officeooo:rsid="00205613" style:font-style-asian="normal" style:font-style-complex="normal"/>
    </style:style>
    <style:style style:name="T9" style:family="text">
      <style:text-properties fo:font-style="normal" officeooo:rsid="0023a136" style:font-style-asian="normal" style:font-style-complex="normal"/>
    </style:style>
    <style:style style:name="T10" style:family="text">
      <style:text-properties fo:font-style="normal" officeooo:rsid="00272ca9" style:font-style-asian="normal" style:font-style-complex="normal"/>
    </style:style>
    <style:style style:name="T11" style:family="text">
      <style:text-properties fo:font-style="normal" officeooo:rsid="0028c7ff" style:font-style-asian="normal" style:font-style-complex="normal"/>
    </style:style>
    <style:style style:name="T12" style:family="text">
      <style:text-properties fo:font-style="normal" officeooo:rsid="002db1bd" style:font-style-asian="normal" style:font-style-complex="normal"/>
    </style:style>
    <style:style style:name="T13" style:family="text">
      <style:text-properties fo:font-style="normal" officeooo:rsid="002f62dd" style:font-style-asian="normal" style:font-style-complex="normal"/>
    </style:style>
    <style:style style:name="T14" style:family="text">
      <style:text-properties fo:font-style="normal" officeooo:rsid="00310d05" style:font-style-asian="normal" style:font-style-complex="normal"/>
    </style:style>
    <style:style style:name="T15" style:family="text">
      <style:text-properties fo:font-style="normal" officeooo:rsid="00321300" style:font-style-asian="normal" style:font-style-complex="normal"/>
    </style:style>
    <style:style style:name="T16" style:family="text">
      <style:text-properties fo:font-style="normal" officeooo:rsid="00332b8d" style:font-style-asian="normal" style:font-style-complex="normal"/>
    </style:style>
    <style:style style:name="T17" style:family="text">
      <style:text-properties fo:font-style="normal" officeooo:rsid="00344950" style:font-style-asian="normal" style:font-style-complex="normal"/>
    </style:style>
    <style:style style:name="T18" style:family="text">
      <style:text-properties fo:font-style="normal" officeooo:rsid="0034a5e6" style:font-style-asian="normal" style:font-style-complex="normal"/>
    </style:style>
    <style:style style:name="T19" style:family="text">
      <style:text-properties fo:font-style="normal" officeooo:rsid="0039cd2d" style:font-style-asian="normal" style:font-style-complex="normal"/>
    </style:style>
    <style:style style:name="T20" style:family="text">
      <style:text-properties fo:font-style="normal" officeooo:rsid="003b3b1e"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373df9" style:font-style-asian="normal" style:font-weight-asian="normal" style:font-style-complex="normal" style:font-weight-complex="normal"/>
    </style:style>
    <style:style style:name="T23" style:family="text">
      <style:text-properties fo:font-style="normal" style:text-underline-style="none" fo:font-weight="normal" officeooo:rsid="003792be" style:font-style-asian="normal" style:font-weight-asian="normal" style:font-style-complex="normal" style:font-weight-complex="normal"/>
    </style:style>
    <style:style style:name="T24" style:family="text">
      <style:text-properties fo:font-style="normal" style:text-underline-style="none" style:font-style-asian="normal" style:font-style-complex="normal"/>
    </style:style>
    <style:style style:name="T25" style:family="text">
      <style:text-properties officeooo:rsid="0015d297"/>
    </style:style>
    <style:style style:name="T26" style:family="text">
      <style:text-properties officeooo:rsid="001d8d97"/>
    </style:style>
    <style:style style:name="T27" style:family="text">
      <style:text-properties officeooo:rsid="00205613"/>
    </style:style>
    <style:style style:name="T28" style:family="text">
      <style:text-properties style:font-name="Ubuntu"/>
    </style:style>
    <style:style style:name="T29" style:family="text">
      <style:text-properties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T30" style:family="text">
      <style:text-properties style:font-name="Ubuntu" fo:font-size="12pt" fo:font-style="normal" style:text-underline-style="none" fo:font-weight="normal" officeooo:rsid="003cd30e" style:font-size-asian="10.5pt" style:font-style-asian="normal" style:font-weight-asian="normal" style:font-size-complex="12pt" style:font-style-complex="normal" style:font-weight-complex="normal"/>
    </style:style>
    <style:style style:name="T31" style:family="text">
      <style:text-properties style:font-name="Ubuntu" fo:font-size="12pt" fo:font-style="normal" style:text-underline-style="none" fo:font-weight="normal" officeooo:rsid="0053e7ca" style:font-size-asian="10.5pt" style:font-style-asian="normal" style:font-weight-asian="normal" style:font-size-complex="12pt" style:font-style-complex="normal" style:font-weight-complex="normal"/>
    </style:style>
    <style:style style:name="T32" style:family="text">
      <style:text-properties style:font-name="Ubuntu" fo:font-size="12pt" fo:font-style="normal" style:text-underline-style="none" fo:font-weight="normal" officeooo:rsid="005f9043" style:font-size-asian="10.5pt" style:font-style-asian="normal" style:font-weight-asian="normal" style:font-size-complex="12pt" style:font-style-complex="normal" style:font-weight-complex="normal"/>
    </style:style>
    <style:style style:name="T33" style:family="text">
      <style:text-properties style:font-name="Ubuntu" fo:font-size="12pt" fo:font-style="normal" style:text-underline-style="none" fo:font-weight="normal" officeooo:rsid="0060ef32" style:font-size-asian="10.5pt" style:font-style-asian="normal" style:font-weight-asian="normal" style:font-size-complex="12pt" style:font-style-complex="normal" style:font-weight-complex="normal"/>
    </style:style>
    <style:style style:name="T34" style:family="text">
      <style:text-properties style:font-name="Ubuntu" fo:font-size="12pt" fo:font-style="italic" style:text-underline-style="none" fo:font-weight="normal" officeooo:rsid="0057e55b" style:font-size-asian="10.5pt" style:font-style-asian="italic" style:font-weight-asian="normal" style:font-size-complex="12pt" style:font-style-complex="italic" style:font-weight-complex="normal"/>
    </style:style>
    <style:style style:name="T35" style:family="text">
      <style:text-properties style:font-name="Ubuntu" fo:font-size="12pt" fo:font-style="italic" style:text-underline-style="none" fo:font-weight="normal" officeooo:rsid="0053e7ca" style:font-size-asian="10.5pt" style:font-style-asian="italic" style:font-weight-asian="normal" style:font-size-complex="12pt" style:font-style-complex="italic" style:font-weight-complex="normal"/>
    </style:style>
    <style:style style:name="T36" style:family="text">
      <style:text-properties style:font-name="Ubuntu" fo:font-size="12pt" fo:font-style="italic" style:text-underline-style="none" fo:font-weight="normal" officeooo:rsid="005eb8ab" style:font-size-asian="10.5pt" style:font-style-asian="italic" style:font-weight-asian="normal" style:font-size-complex="12pt" style:font-style-complex="italic" style:font-weight-complex="normal"/>
    </style:style>
    <style:style style:name="T37" style:family="text">
      <style:text-properties style:font-name="Ubuntu" fo:font-size="12pt" fo:font-style="italic" style:text-underline-style="none" fo:font-weight="normal" officeooo:rsid="005f9043" style:font-size-asian="10.5pt" style:font-style-asian="italic" style:font-weight-asian="normal" style:font-size-complex="12pt" style:font-style-complex="italic" style:font-weight-complex="normal"/>
    </style:style>
    <style:style style:name="T38" style:family="text">
      <style:text-properties style:font-name="Ubuntu" fo:font-size="12pt" style:text-underline-style="none" fo:font-weight="normal" style:font-size-asian="10.5pt" style:font-weight-asian="normal" style:font-size-complex="12pt" style:font-weight-complex="normal"/>
    </style:style>
    <style:style style:name="T39" style:family="text">
      <style:text-properties style:font-name="Ubuntu" fo:font-size="12pt" style:text-underline-style="none" fo:font-weight="normal" officeooo:rsid="0062d650" style:font-size-asian="10.5pt" style:font-weight-asian="normal" style:font-size-complex="12pt" style:font-weight-complex="normal"/>
    </style:style>
    <style:style style:name="T40" style:family="text">
      <style:text-properties style:font-name="Ubuntu" fo:font-style="italic" style:font-style-asian="italic" style:font-style-complex="italic"/>
    </style:style>
    <style:style style:name="T41" style:family="text">
      <style:text-properties style:font-name="Ubuntu" fo:font-style="italic" officeooo:rsid="003d0a04" style:font-style-asian="italic" style:font-style-complex="italic"/>
    </style:style>
    <style:style style:name="T42" style:family="text">
      <style:text-properties style:font-name="Ubuntu" fo:font-style="italic" officeooo:rsid="003ee863" style:font-style-asian="italic" style:font-style-complex="italic"/>
    </style:style>
    <style:style style:name="T43" style:family="text">
      <style:text-properties style:font-name="Ubuntu" fo:font-style="italic" style:text-underline-style="none" fo:font-weight="normal" officeooo:rsid="0040d090" style:font-style-asian="italic" style:font-weight-asian="normal" style:font-style-complex="italic" style:font-weight-complex="normal"/>
    </style:style>
    <style:style style:name="T44" style:family="text">
      <style:text-properties style:font-name="Ubuntu" fo:font-style="italic" style:text-underline-style="none" fo:font-weight="normal" officeooo:rsid="00495726" style:font-style-asian="italic" style:font-weight-asian="normal" style:font-style-complex="italic" style:font-weight-complex="normal"/>
    </style:style>
    <style:style style:name="T45" style:family="text">
      <style:text-properties style:font-name="Ubuntu" fo:font-style="italic" style:text-underline-style="none" style:font-style-asian="italic" style:font-style-complex="italic"/>
    </style:style>
    <style:style style:name="T46" style:family="text">
      <style:text-properties style:font-name="Ubuntu" fo:font-style="normal" style:text-underline-style="none" fo:font-weight="normal" style:font-style-asian="normal" style:font-weight-asian="normal" style:font-style-complex="normal" style:font-weight-complex="normal"/>
    </style:style>
    <style:style style:name="T47" style:family="text">
      <style:text-properties style:font-name="Ubuntu" fo:font-style="normal" style:text-underline-style="none" fo:font-weight="normal" officeooo:rsid="0040d090" style:font-style-asian="normal" style:font-weight-asian="normal" style:font-style-complex="normal" style:font-weight-complex="normal"/>
    </style:style>
    <style:style style:name="T48" style:family="text">
      <style:text-properties style:font-name="Ubuntu" fo:font-style="normal" style:text-underline-style="none" fo:font-weight="normal" officeooo:rsid="0041c79b" style:font-style-asian="normal" style:font-weight-asian="normal" style:font-style-complex="normal" style:font-weight-complex="normal"/>
    </style:style>
    <style:style style:name="T49" style:family="text">
      <style:text-properties style:font-name="Ubuntu" fo:font-style="normal" style:text-underline-style="none" fo:font-weight="normal" officeooo:rsid="00414777" style:font-style-asian="normal" style:font-weight-asian="normal" style:font-style-complex="normal" style:font-weight-complex="normal"/>
    </style:style>
    <style:style style:name="T50" style:family="text">
      <style:text-properties style:font-name="Ubuntu" fo:font-style="normal" style:text-underline-style="none" fo:font-weight="normal" officeooo:rsid="00495726" style:font-style-asian="normal" style:font-weight-asian="normal" style:font-style-complex="normal" style:font-weight-complex="normal"/>
    </style:style>
    <style:style style:name="T51" style:family="text">
      <style:text-properties style:font-name="Ubuntu" fo:font-style="normal" style:text-underline-style="none" fo:font-weight="normal" officeooo:rsid="0057e55b" style:font-style-asian="normal" style:font-weight-asian="normal" style:font-style-complex="normal" style:font-weight-complex="normal"/>
    </style:style>
    <style:style style:name="T52" style:family="text">
      <style:text-properties style:font-name="Ubuntu" fo:font-style="normal" style:font-style-asian="normal" style:font-style-complex="normal"/>
    </style:style>
    <style:style style:name="T53" style:family="text">
      <style:text-properties style:font-name="Ubuntu" fo:font-style="normal" officeooo:rsid="003d0a04" style:font-style-asian="normal" style:font-style-complex="normal"/>
    </style:style>
    <style:style style:name="T54" style:family="text">
      <style:text-properties style:font-name="Ubuntu" fo:font-style="normal" officeooo:rsid="003ee863" style:font-style-asian="normal" style:font-style-complex="normal"/>
    </style:style>
    <style:style style:name="T55" style:family="text">
      <style:text-properties style:font-name="Ubuntu" fo:font-style="normal" officeooo:rsid="00401729" style:font-style-asian="normal" style:font-style-complex="normal"/>
    </style:style>
    <style:style style:name="T56" style:family="text">
      <style:text-properties style:font-name="Ubuntu" fo:font-style="normal" officeooo:rsid="0040d090" style:font-style-asian="normal" style:font-style-complex="normal"/>
    </style:style>
    <style:style style:name="T57" style:family="text">
      <style:text-properties style:font-name="Ubuntu" fo:font-style="normal" officeooo:rsid="0042ec8b" style:font-style-asian="normal" style:font-style-complex="normal"/>
    </style:style>
    <style:style style:name="T58" style:family="text">
      <style:text-properties style:font-name="Ubuntu" fo:font-style="normal" officeooo:rsid="00458255" style:font-style-asian="normal" style:font-style-complex="normal"/>
    </style:style>
    <style:style style:name="T59" style:family="text">
      <style:text-properties style:font-name="Ubuntu" fo:font-style="normal" officeooo:rsid="00458f99" style:font-style-asian="normal" style:font-style-complex="normal"/>
    </style:style>
    <style:style style:name="T60" style:family="text">
      <style:text-properties style:font-name="Ubuntu" fo:font-style="normal" officeooo:rsid="0045e170" style:font-style-asian="normal" style:font-style-complex="normal"/>
    </style:style>
    <style:style style:name="T61" style:family="text">
      <style:text-properties style:font-name="Ubuntu" fo:font-style="normal" officeooo:rsid="00472ddb" style:font-style-asian="normal" style:font-style-complex="normal"/>
    </style:style>
    <style:style style:name="T62" style:family="text">
      <style:text-properties style:font-name="Ubuntu" fo:font-style="normal" officeooo:rsid="00490ed2" style:font-style-asian="normal" style:font-style-complex="normal"/>
    </style:style>
    <style:style style:name="T63" style:family="text">
      <style:text-properties style:font-name="Ubuntu" fo:font-style="normal" officeooo:rsid="00495990" style:font-style-asian="normal" style:font-style-complex="normal"/>
    </style:style>
    <style:style style:name="T64" style:family="text">
      <style:text-properties style:font-name="Ubuntu" fo:font-style="normal" officeooo:rsid="004ab8b5" style:font-style-asian="normal" style:font-style-complex="normal"/>
    </style:style>
    <style:style style:name="T65" style:family="text">
      <style:text-properties style:font-name="Ubuntu" fo:font-style="normal" officeooo:rsid="004b0bff" style:font-style-asian="normal" style:font-style-complex="normal"/>
    </style:style>
    <style:style style:name="T66" style:family="text">
      <style:text-properties style:font-name="Ubuntu" fo:font-style="normal" officeooo:rsid="004ef231" style:font-style-asian="normal" style:font-style-complex="normal"/>
    </style:style>
    <style:style style:name="T67" style:family="text">
      <style:text-properties style:font-name="Ubuntu" fo:font-style="normal" officeooo:rsid="004f53e9" style:font-style-asian="normal" style:font-style-complex="normal"/>
    </style:style>
    <style:style style:name="T68" style:family="text">
      <style:text-properties style:font-name="Ubuntu" fo:font-style="normal" officeooo:rsid="0057e55b" style:font-style-asian="normal" style:font-style-complex="normal"/>
    </style:style>
    <style:style style:name="T69" style:family="text">
      <style:text-properties style:font-name="Ubuntu" fo:font-style="normal" officeooo:rsid="005acaf3" style:font-style-asian="normal" style:font-style-complex="normal"/>
    </style:style>
    <style:style style:name="T70" style:family="text">
      <style:text-properties style:font-name="Ubuntu" fo:font-style="normal" officeooo:rsid="0057cc99" style:font-style-asian="normal" style:font-style-complex="normal"/>
    </style:style>
    <style:style style:name="T71" style:family="text">
      <style:text-properties style:font-name="Ubuntu" fo:font-style="normal" officeooo:rsid="0055f04d" style:font-style-asian="normal" style:font-style-complex="normal"/>
    </style:style>
    <style:style style:name="T72" style:family="text">
      <style:text-properties style:font-name="Ubuntu" fo:font-style="normal" officeooo:rsid="005e1cb3" style:font-style-asian="normal" style:font-style-complex="normal"/>
    </style:style>
    <style:style style:name="T73" style:family="text">
      <style:text-properties style:font-name="Ubuntu" fo:font-style="normal" officeooo:rsid="00632ced" style:font-style-asian="normal" style:font-style-complex="normal"/>
    </style:style>
    <style:style style:name="T74" style:family="text">
      <style:text-properties style:font-name="Ubuntu" fo:font-style="normal" officeooo:rsid="0063f604" style:font-style-asian="normal" style:font-style-complex="normal"/>
    </style:style>
    <style:style style:name="T75" style:family="text">
      <style:text-properties style:font-name="Ubuntu" fo:font-style="normal" officeooo:rsid="0064ce73" style:font-style-asian="normal" style:font-style-complex="normal"/>
    </style:style>
    <style:style style:name="T76" style:family="text">
      <style:text-properties style:font-name="Ubuntu" officeooo:rsid="0040d090"/>
    </style:style>
    <style:style style:name="T77" style:family="text">
      <style:text-properties style:font-name="Ubuntu" officeooo:rsid="00458255"/>
    </style:style>
    <style:style style:name="T78" style:family="text">
      <style:text-properties style:font-name="Ubuntu" officeooo:rsid="00458f99"/>
    </style:style>
    <style:style style:name="T79" style:family="text">
      <style:text-properties style:font-name="Ubuntu" officeooo:rsid="0045e170"/>
    </style:style>
    <style:style style:name="T80" style:family="text">
      <style:text-properties style:font-name="Ubuntu" officeooo:rsid="00495990"/>
    </style:style>
    <style:style style:name="T81" style:family="text">
      <style:text-properties style:font-name="Ubuntu" officeooo:rsid="004ab8b5"/>
    </style:style>
    <style:style style:name="T82" style:family="text">
      <style:text-properties style:font-name="Ubuntu" officeooo:rsid="004f53e9"/>
    </style:style>
    <style:style style:name="T83" style:family="text">
      <style:text-properties style:font-name="Ubuntu" officeooo:rsid="0053424b"/>
    </style:style>
    <style:style style:name="T84" style:family="text">
      <style:text-properties style:font-name="Ubuntu" style:text-underline-style="none"/>
    </style:style>
    <style:style style:name="T85" style:family="text">
      <style:text-properties style:font-name="Ubuntu" style:text-underline-style="none" fo:font-weight="normal" style:font-weight-asian="normal" style:font-weight-complex="normal"/>
    </style:style>
    <style:style style:name="T86" style:family="text">
      <style:text-properties style:font-name="Ubuntu" style:text-underline-style="none" officeooo:rsid="0057e55b"/>
    </style:style>
    <style:style style:name="T87" style:family="text">
      <style:text-properties style:font-name="Ubuntu" officeooo:rsid="0057e55b"/>
    </style:style>
    <style:style style:name="T88" style:family="text">
      <style:text-properties style:font-name="Ubuntu" officeooo:rsid="0055f04d"/>
    </style:style>
    <style:style style:name="T89" style:family="text">
      <style:text-properties style:font-name="Ubuntu" officeooo:rsid="005f33d8"/>
    </style:style>
    <style:style style:name="T90" style:family="text">
      <style:text-properties style:font-name="Ubuntu" officeooo:rsid="00632ced"/>
    </style:style>
    <style:style style:name="T91" style:family="text">
      <style:text-properties style:font-name="Ubuntu" officeooo:rsid="0064ce73"/>
    </style:style>
    <style:style style:name="T92" style:family="text">
      <style:text-properties style:font-name="Ubuntu" officeooo:rsid="006576b8"/>
    </style:style>
    <style:style style:name="T93" style:family="text">
      <style:text-properties officeooo:rsid="0023a136"/>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373df9" style:font-weight-asian="normal" style:font-weight-complex="normal"/>
    </style:style>
    <style:style style:name="T97" style:family="text">
      <style:text-properties officeooo:rsid="002db1bd"/>
    </style:style>
    <style:style style:name="T98" style:family="text">
      <style:text-properties officeooo:rsid="002f62dd"/>
    </style:style>
    <style:style style:name="T99" style:family="text">
      <style:text-properties officeooo:rsid="00310d05"/>
    </style:style>
    <style:style style:name="T100" style:family="text">
      <style:text-properties officeooo:rsid="00332b8d"/>
    </style:style>
    <style:style style:name="T101" style:family="text">
      <style:text-properties officeooo:rsid="00344950"/>
    </style:style>
    <style:style style:name="T102" style:family="text">
      <style:text-properties officeooo:rsid="0034a5e6"/>
    </style:style>
    <style:style style:name="T103" style:family="text">
      <style:text-properties fo:color="#000000" style:font-name="Ubuntu" fo:font-size="12pt" fo:font-style="italic" style:text-underline-style="none" fo:font-weight="normal" officeooo:rsid="003d0a04" style:font-size-asian="10.5pt" style:font-style-asian="italic" style:font-weight-asian="normal"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ing</text:p>
      <text:p text:style-name="P1"/>
      <text:list xml:id="list2516668581" text:style-name="L1">
        <text:list-item>
          <text:p text:style-name="P30">Classe <text:span text:style-name="T1">élément</text:span></text:p>
        </text:list-item>
      </text:list>
      <text:p text:style-name="P2"/>
      <text:p text:style-name="P5">Attributs</text:p>
      <text:p text:style-name="P16"/>
      <text:list xml:id="list2106657669" text:style-name="L2">
        <text:list-item>
          <text:p text:style-name="P41">etat<text:span text:style-name="T5">, l’état de l’élément</text:span></text:p>
        </text:list-item>
        <text:list-item>
          <text:p text:style-name="P41">nom<text:span text:style-name="T5">, le nom de l’élément</text:span></text:p>
        </text:list-item>
      </text:list>
      <text:p text:style-name="P14"/>
      <text:p text:style-name="P5">Constructeurs</text:p>
      <text:p text:style-name="P5"/>
      <text:list xml:id="list518651489" text:style-name="L3">
        <text:list-item>
          <text:p text:style-name="P69">Par défaut qui instancie <text:span text:style-name="T1">l’</text:span><text:span text:style-name="T3">e</text:span><text:span text:style-name="T1">tat</text:span> à 0 et le <text:span text:style-name="T1">nom</text:span> à NULL</text:p>
        </text:list-item>
        <text:list-item>
          <text:p text:style-name="P97">Par passage de paramètres qui instancie <text:span text:style-name="T1">l’état</text:span> et le <text:span text:style-name="T1">nom</text:span> grâce aux valeurs passées en paramètres. <text:span text:style-name="T25">Une exception est levée si la valeur permettant d’initialiser l’attribut </text:span><text:span text:style-name="T2">etat </text:span><text:span text:style-name="T6">ne correspond pas aux états suivants : -1 pour l’état en panne, 0 pour l’état fermé/</text:span><text:span text:style-name="T7">à l’arrêt</text:span><text:span text:style-name="T6"> et 1 pour l’état ouvert/en marche.</text:span></text:p>
        </text:list-item>
      </text:list>
      <text:p text:style-name="P22"/>
      <text:p text:style-name="P21"><text:span text:style-name="T6">G</text:span><text:span text:style-name="T5">etters</text:span></text:p>
      <text:list xml:id="list914283696" text:style-name="L4">
        <text:list-item>
          <text:p text:style-name="P98">getEtat() <text:span text:style-name="T5">: retourne l’état de l’élément</text:span></text:p>
        </text:list-item>
        <text:list-item>
          <text:p text:style-name="P98">getNom() <text:span text:style-name="T5">: retourne le nom de l’élément</text:span></text:p>
        </text:list-item>
      </text:list>
      <text:p text:style-name="P23"/>
      <text:p text:style-name="P25">Setters</text:p>
      <text:list xml:id="list3152591222" text:style-name="L5">
        <text:list-item>
          <text:p text:style-name="P99">setEtat(const int state) <text:span text:style-name="T5">: instancie l’état de l’élément avec la valeur passée en argument</text:span></text:p>
        </text:list-item>
        <text:list-item>
          <text:p text:style-name="P100">setNom(const string name) <text:span text:style-name="T5">: instancie le nom de l’élément avec la valeur passée en argument</text:span></text:p>
        </text:list-item>
      </text:list>
      <text:p text:style-name="P24"/>
      <text:list xml:id="list202646491481425" text:continue-numbering="true" text:style-name="L5">
        <text:list-item>
          <text:p text:style-name="P31"><text:span text:style-name="T5">Classe </text:span>pompe</text:p>
        </text:list-item>
      </text:list>
      <text:p text:style-name="P3"/>
      <text:p text:style-name="P11">Hérite de la classe <text:span text:style-name="T1">element</text:span>.</text:p>
      <text:p text:style-name="P2"/>
      <text:p text:style-name="P15">Constructeurs</text:p>
      <text:p text:style-name="P15"/>
      <text:list xml:id="list4027272680" text:style-name="L6">
        <text:list-item>
          <text:p text:style-name="P70">Par défaut qui appelle le constructeur par défaut d’<text:span text:style-name="T1">element</text:span>.</text:p>
        </text:list-item>
        <text:list-item>
          <text:p text:style-name="P70">Par passage de paramètres qui appelle le constructeur par passage de paramètres d’<text:span text:style-name="T1">element</text:span> </text:p>
        </text:list-item>
      </text:list>
      <text:p text:style-name="P11"/>
      <text:p text:style-name="P6">Surcharge des opérateurs</text:p>
      <text:p text:style-name="P6"/>
      <text:list xml:id="list4291221363" text:style-name="L7">
        <text:list-item>
          <text:p text:style-name="P71">Opérateur &lt;&lt; : affiche le nom de la pompe et un message décrivant son état</text:p>
        </text:list-item>
      </text:list>
      <text:p text:style-name="P11"/>
      <text:p text:style-name="P6">Méthodes</text:p>
      <text:p text:style-name="P6"/>
      <text:list xml:id="list964806882" text:style-name="L8">
        <text:list-item>
          <text:p text:style-name="P42">demarrer() <text:span text:style-name="T5">: change l’état de la pompe à 1 (en marche)</text:span></text:p>
        </text:list-item>
        <text:list-item>
          <text:p text:style-name="P42">arreter() <text:span text:style-name="T5">: change l’état de la pompe à 0 (à l’arrêt)</text:span></text:p>
        </text:list-item>
      </text:list>
      <text:p text:style-name="P11"/>
      <text:p text:style-name="P11"/>
      <text:p text:style-name="P11"/>
      <text:p text:style-name="P11"/>
      <text:p text:style-name="P11"/>
      <text:list xml:id="list202646011276915" text:continue-numbering="true" text:style-name="L8">
        <text:list-item>
          <text:p text:style-name="P32"><text:soft-page-break/><text:span text:style-name="T5">Classe </text:span>reservoir</text:p>
        </text:list-item>
      </text:list>
      <text:p text:style-name="P3"/>
      <text:p text:style-name="P12">Hérite de la classe <text:span text:style-name="T1">element</text:span>.</text:p>
      <text:p text:style-name="P12"/>
      <text:p text:style-name="P7">Attributs</text:p>
      <text:p text:style-name="P7"/>
      <text:list xml:id="list196907888" text:style-name="L9">
        <text:list-item>
          <text:p text:style-name="P43">primaire <text:span text:style-name="T5">correspond au pointeur sur la pompe principale</text:span></text:p>
        </text:list-item>
        <text:list-item>
          <text:p text:style-name="P43">secondaire <text:span text:style-name="T5">correspond au pointeur sur la pompe de secours</text:span></text:p>
        </text:list-item>
      </text:list>
      <text:p text:style-name="P3"/>
      <text:p text:style-name="P6">Constructeurs</text:p>
      <text:p text:style-name="P6"/>
      <text:list xml:id="list241130384" text:style-name="L10">
        <text:list-item>
          <text:p text:style-name="P72">Par défaut qui appelle l<text:span text:style-name="T26">e constructeur par défaut de </text:span><text:span text:style-name="T4">element</text:span><text:span text:style-name="T26"> et deux fois, le constructeur par défaut de </text:span><text:span text:style-name="T4">pompe.</text:span></text:p>
        </text:list-item>
        <text:list-item>
          <text:p text:style-name="P44">reservoir(const int state, const string name, pompe&amp; prim, pompe&amp; sec)<text:span text:style-name="T5"> </text:span><text:span text:style-name="T8">qui appelle le constructeur par passage de paramètres de </text:span><text:span text:style-name="T27">element</text:span><text:span text:style-name="T8"> avec les paramètres </text:span><text:span text:style-name="T27">state</text:span><text:span text:style-name="T8"> et </text:span><text:span text:style-name="T27">name</text:span><text:span text:style-name="T8"> et initialise les pointeurs </text:span><text:span text:style-name="T27">primaire</text:span><text:span text:style-name="T8"> et </text:span><text:span text:style-name="T27">secondaire</text:span><text:span text:style-name="T8"> avec les adresses de </text:span><text:span text:style-name="T27">prim</text:span><text:span text:style-name="T8"> et </text:span><text:span text:style-name="T27">sec</text:span><text:span text:style-name="T8">. Une exception est levée si l’entier </text:span><text:span text:style-name="T27">state</text:span><text:span text:style-name="T8"> n’est pas 0 (à l’arrêt) ou 1 (en marche).</text:span></text:p>
        </text:list-item>
      </text:list>
      <text:p text:style-name="P73"/>
      <text:p text:style-name="P19"><text:span text:style-name="T8">G</text:span><text:span text:style-name="T5">etters</text:span></text:p>
      <text:p text:style-name="P8"/>
      <text:list xml:id="list745822704" text:style-name="L11">
        <text:list-item>
          <text:p text:style-name="P45">getPrimaire() <text:span text:style-name="T5">: retourne l’objet pompe </text:span>primaire<text:span text:style-name="T5">.</text:span></text:p>
        </text:list-item>
        <text:list-item>
          <text:p text:style-name="P45">getSecondaire() <text:span text:style-name="T5">: retourne l’objet pompe </text:span>secondaire.</text:p>
        </text:list-item>
      </text:list>
      <text:p text:style-name="P17"/>
      <text:p text:style-name="P8">Surcharge des opérateurs</text:p>
      <text:p text:style-name="P8"/>
      <text:list xml:id="list1011759080" text:style-name="L12">
        <text:list-item>
          <text:p text:style-name="P46">Opérateur &lt;&lt; :<text:span text:style-name="T5"> affiche le nom du réservoir, son état (vide ou plein) et le nom des pompes qui lui sont associées.</text:span></text:p>
        </text:list-item>
      </text:list>
      <text:p text:style-name="P74"/>
      <text:list xml:id="list202645147775864" text:continue-numbering="true" text:style-name="L12">
        <text:list-item>
          <text:p text:style-name="P33"><text:span text:style-name="T5">Classe </text:span>moteur</text:p>
        </text:list-item>
      </text:list>
      <text:p text:style-name="P4"/>
      <text:p text:style-name="P8">Attributs</text:p>
      <text:p text:style-name="P8"/>
      <text:list xml:id="list104275303" text:style-name="L13">
        <text:list-item>
          <text:p text:style-name="P47">tank<text:span text:style-name="T5">, un pointeur sur un objet de la classe </text:span>reservoir<text:span text:style-name="T5">.</text:span></text:p>
        </text:list-item>
      </text:list>
      <text:p text:style-name="P4"/>
      <text:p text:style-name="P8">Constructeurs</text:p>
      <text:p text:style-name="P8"/>
      <text:list xml:id="list3722904181" text:style-name="L14">
        <text:list-item>
          <text:p text:style-name="P75">Par défaut qui appelle le constructeur par défaut de <text:span text:style-name="T1">element</text:span> et celui de <text:span text:style-name="T1">reservoir</text:span>.</text:p>
        </text:list-item>
        <text:list-item>
          <text:p text:style-name="P48">moteur(const int state, const string name, reservoir&amp; res) <text:span text:style-name="T5">q</text:span><text:span text:style-name="T8">ui appelle le constructeur par passage de paramètres de </text:span><text:span text:style-name="T27">element</text:span><text:span text:style-name="T8"> avec les paramètres </text:span><text:span text:style-name="T27">state</text:span><text:span text:style-name="T8"> et </text:span><text:span text:style-name="T27">name.</text:span><text:span text:style-name="T8"> Une exception est levée si l’entier </text:span><text:span text:style-name="T27">state</text:span><text:span text:style-name="T8"> n’est pas 0 (à l’arrêt) ou 1 (en marche). </text:span><text:span text:style-name="T5">Il initialise le pointeur </text:span>tank <text:span text:style-name="T5">avec l’adresse de l’objet </text:span><text:span text:style-name="T9">de la classe </text:span><text:span text:style-name="T93">reservoir </text:span><text:span text:style-name="T5">passé en paramètre.</text:span></text:p>
        </text:list-item>
      </text:list>
      <text:p text:style-name="P74"/>
      <text:p text:style-name="P89">Getter</text:p>
      <text:p text:style-name="P76"/>
      <text:list xml:id="list2937583770" text:style-name="L15">
        <text:list-item>
          <text:p text:style-name="P64"><text:span text:style-name="T95">getReservoir() </text:span><text:span text:style-name="T21">: retourne l’objet reservoir </text:span><text:span text:style-name="T95">tank</text:span><text:span text:style-name="T21">.</text:span></text:p>
        </text:list-item>
      </text:list>
      <text:p text:style-name="P76"/>
      <text:p text:style-name="P76"/>
      <text:p text:style-name="P76"/>
      <text:p text:style-name="P89"><text:soft-page-break/>Setter</text:p>
      <text:p text:style-name="P76"/>
      <text:list xml:id="list2514137762" text:style-name="L16">
        <text:list-item>
          <text:p text:style-name="P65"><text:span text:style-name="T95">setReservoir(reservoir&amp; res) </text:span><text:span text:style-name="T21">: met à jour le pointeur </text:span><text:span text:style-name="T95">tank</text:span><text:span text:style-name="T21"> avec l’adresse de l’objet </text:span><text:span text:style-name="T95">res</text:span><text:span text:style-name="T21"> passé en paramètre.</text:span></text:p>
        </text:list-item>
      </text:list>
      <text:p text:style-name="P76"/>
      <text:p text:style-name="P89">Surcharge des opérateurs</text:p>
      <text:p text:style-name="P89"/>
      <text:list xml:id="list721122917" text:style-name="L17">
        <text:list-item>
          <text:p text:style-name="P49">Opérateur &lt;&lt; :<text:span text:style-name="T5"> affiche le nom du moteur, son état et le réservoir qui alimente le moteur.</text:span></text:p>
        </text:list-item>
      </text:list>
      <text:p text:style-name="P77"/>
      <text:list xml:id="list202645410345496" text:continue-numbering="true" text:style-name="L17">
        <text:list-item>
          <text:p text:style-name="P34"><text:span text:style-name="T5">Classe </text:span>vanne</text:p>
        </text:list-item>
      </text:list>
      <text:p text:style-name="P39"/>
      <text:p text:style-name="P9">Attributs</text:p>
      <text:p text:style-name="P9"/>
      <text:p text:style-name="P9">Constructeurs</text:p>
      <text:p text:style-name="P9"/>
      <text:list xml:id="list2589966527" text:style-name="L18">
        <text:list-item>
          <text:p text:style-name="P78">Par défaut qui appelle le constructeur par défaut d’<text:span text:style-name="T1">element</text:span>, intialise à NULL l’attribut de type string <text:span text:style-name="T1">type</text:span> et</text:p>
        </text:list-item>
        <text:list-item>
          <text:p text:style-name="P50">vanne(const int state,const string name,const string categorie,element&amp; elem1,element&amp; elem2) <text:span text:style-name="T5">:</text:span></text:p>
        </text:list-item>
      </text:list>
      <text:p text:style-name="P77"/>
      <text:p text:style-name="P9">Getters</text:p>
      <text:p text:style-name="P9"/>
      <text:list xml:id="list2673754751" text:style-name="L19">
        <text:list-item>
          <text:p text:style-name="P51">getElem1()</text:p>
        </text:list-item>
        <text:list-item>
          <text:p text:style-name="P51">getElem2()</text:p>
        </text:list-item>
      </text:list>
      <text:p text:style-name="P18"/>
      <text:p text:style-name="P9">Surcharge des opérateurs</text:p>
      <text:p text:style-name="P9"/>
      <text:list xml:id="list1166024484" text:style-name="L20">
        <text:list-item>
          <text:p text:style-name="P52">Opérateur &lt;&lt; : <text:span text:style-name="T5">affiche le nom de la vanne, son état (ouvert ou fermé) et les deux éléments auquel</text:span><text:span text:style-name="T10">s la vanne est liée</text:span><text:span text:style-name="T5">.</text:span></text:p>
        </text:list-item>
      </text:list>
      <text:p text:style-name="P77"/>
      <text:list xml:id="list202646439508363" text:continue-numbering="true" text:style-name="L20">
        <text:list-item>
          <text:p text:style-name="P35"><text:span text:style-name="T5">Classe </text:span>systeme</text:p>
        </text:list-item>
      </text:list>
      <text:p text:style-name="P40"/>
      <text:p text:style-name="P91">Attributs</text:p>
      <text:p text:style-name="P91"/>
      <text:list xml:id="list1351710383" text:style-name="L21">
        <text:list-item>
          <text:p text:style-name="P53">p11<text:span text:style-name="T5"> représente la pompe primaire du réservoir numéro 1.</text:span></text:p>
        </text:list-item>
        <text:list-item>
          <text:p text:style-name="P53">p12<text:span text:style-name="T5"> représente la pompe secondaire du réservoir numéro 1.</text:span></text:p>
        </text:list-item>
        <text:list-item>
          <text:p text:style-name="P53">p21<text:span text:style-name="T5"> représente la pompe primaire du réservoir numéro </text:span><text:span text:style-name="T11">2</text:span><text:span text:style-name="T5">.</text:span></text:p>
        </text:list-item>
        <text:list-item>
          <text:p text:style-name="P53"><text:span text:style-name="T5">p22 représente la pompe secondaire du réservoir numéro </text:span><text:span text:style-name="T11">2</text:span><text:span text:style-name="T5">.</text:span></text:p>
        </text:list-item>
        <text:list-item>
          <text:p text:style-name="P53">p31<text:span text:style-name="T5"> représente la pompe primaire du réservoir numéro </text:span><text:span text:style-name="T11">3</text:span><text:span text:style-name="T5">.</text:span></text:p>
        </text:list-item>
        <text:list-item>
          <text:p text:style-name="P53"><text:span text:style-name="T5">p32 représente la pompe secondaire du réservoir numéro </text:span><text:span text:style-name="T11">3</text:span><text:span text:style-name="T5">.</text:span></text:p>
        </text:list-item>
        <text:list-item>
          <text:p text:style-name="P54">tank1<text:span text:style-name="T5"> représente le réservoir numéro 1.</text:span></text:p>
        </text:list-item>
        <text:list-item>
          <text:p text:style-name="P54">tank2<text:span text:style-name="T5"> représente le réservoir numéro 2.</text:span></text:p>
        </text:list-item>
        <text:list-item>
          <text:p text:style-name="P54">tank3<text:span text:style-name="T5"> représente le réservoir numéro 3.</text:span></text:p>
        </text:list-item>
        <text:list-item>
          <text:p text:style-name="P55">m1 <text:span text:style-name="T5">représente le moteur numéro 1.</text:span></text:p>
        </text:list-item>
        <text:list-item>
          <text:p text:style-name="P56">m<text:span text:style-name="T97">2</text:span><text:span text:style-name="T5"> représente le moteur numéro </text:span><text:span text:style-name="T12">2</text:span><text:span text:style-name="T5">.</text:span></text:p>
        </text:list-item>
        <text:list-item>
          <text:p text:style-name="P56">m<text:span text:style-name="T97">3</text:span><text:span text:style-name="T5"> représente le moteur numéro </text:span><text:span text:style-name="T12">3</text:span><text:span text:style-name="T5">.</text:span></text:p>
        </text:list-item>
        <text:list-item>
          <text:p text:style-name="P57">vt12<text:span text:style-name="T5"> représente la vanne entre le réservoir 1 et 2.</text:span></text:p>
        </text:list-item>
        <text:list-item>
          <text:p text:style-name="P58">vt<text:span text:style-name="T98">23</text:span><text:span text:style-name="T5"> représente la vanne entre le réservoir </text:span><text:span text:style-name="T13">2</text:span><text:span text:style-name="T5"> et </text:span><text:span text:style-name="T13">3</text:span><text:span text:style-name="T5">.</text:span></text:p>
        </text:list-item>
        <text:list-item>
          <text:p text:style-name="P59">v12<text:span text:style-name="T5"> représente la vanne permettant l’acheminement de l’essence entre le réservoir 1 et le moteur 2 et entre le réservoir 2 et le moteur 1.</text:span></text:p>
        </text:list-item>
        <text:list-item>
          <text:p text:style-name="P59"><text:soft-page-break/>v13<text:span text:style-name="T5"> représente la vanne permettant l’acheminement de l’essence entre le réservoir 1 et le moteur </text:span><text:span text:style-name="T14">3</text:span><text:span text:style-name="T5"> et entre le réservoir </text:span><text:span text:style-name="T14">3</text:span><text:span text:style-name="T5"> et le moteur 1.</text:span></text:p>
        </text:list-item>
        <text:list-item>
          <text:p text:style-name="P59">v<text:span text:style-name="T99">23</text:span><text:span text:style-name="T5"> représente la vanne permettant l’acheminement de l’essence entre le réservoir </text:span><text:span text:style-name="T15">2</text:span><text:span text:style-name="T5"> et le moteur </text:span><text:span text:style-name="T15">3</text:span><text:span text:style-name="T5"> et entre le réservoir </text:span><text:span text:style-name="T15">3</text:span><text:span text:style-name="T5"> et le moteur </text:span><text:span text:style-name="T15">2</text:span><text:span text:style-name="T5">.</text:span></text:p>
        </text:list-item>
      </text:list>
      <text:p text:style-name="P79"/>
      <text:p text:style-name="P92">Constructeur</text:p>
      <text:p text:style-name="P92"/>
      <text:list xml:id="list2531536156" text:style-name="L22">
        <text:list-item>
          <text:p text:style-name="P80">Par défaut qui appelle les constructeurs par passage de paramètres pour chaque attribut.</text:p>
        </text:list-item>
      </text:list>
      <text:p text:style-name="P81"/>
      <text:p text:style-name="P92">Surcharge des opérateurs</text:p>
      <text:p text:style-name="P92"/>
      <text:list xml:id="list2181224257" text:style-name="L23">
        <text:list-item>
          <text:p text:style-name="P60">Opérateur &lt;&lt; : <text:span text:style-name="T5">affiche des informations sur les éléments du système.</text:span></text:p>
        </text:list-item>
      </text:list>
      <text:p text:style-name="P81"/>
      <text:p text:style-name="P92">Getters</text:p>
      <text:p text:style-name="P92"/>
      <text:list xml:id="list959953864" text:style-name="L24">
        <text:list-item>
          <text:p text:style-name="P61"><text:span text:style-name="T102">G</text:span>etPompeP11() :<text:span text:style-name="T5"> </text:span><text:span text:style-name="T16">retourne l’objet pompe </text:span><text:span text:style-name="T100">P11.</text:span></text:p>
        </text:list-item>
        <text:list-item>
          <text:p text:style-name="P61"><text:span text:style-name="T102">G</text:span>etPompeP12() :<text:span text:style-name="T5"> </text:span><text:span text:style-name="T16">retourne l’objet pompe </text:span><text:span text:style-name="T100">P12.</text:span></text:p>
        </text:list-item>
        <text:list-item>
          <text:p text:style-name="P61">GetPompeP21() <text:span text:style-name="T5">: </text:span><text:span text:style-name="T16">retourne l’objet pompe </text:span><text:span text:style-name="T100">P21</text:span><text:span text:style-name="T16">.</text:span></text:p>
        </text:list-item>
        <text:list-item>
          <text:p text:style-name="P61">GetPompeP22() <text:span text:style-name="T5">: </text:span><text:span text:style-name="T16">retourne l’objet pompe </text:span><text:span text:style-name="T100">P22</text:span><text:span text:style-name="T16">.</text:span></text:p>
        </text:list-item>
        <text:list-item>
          <text:p text:style-name="P61">GetPompeP31() <text:span text:style-name="T5">: </text:span><text:span text:style-name="T16">retourne l’objet pompe </text:span><text:span text:style-name="T100">P31</text:span><text:span text:style-name="T16">.</text:span></text:p>
        </text:list-item>
        <text:list-item>
          <text:p text:style-name="P61">GetPompeP32()<text:span text:style-name="T5"> : </text:span><text:span text:style-name="T16">retourne l’objet pompe </text:span><text:span text:style-name="T100">P32.</text:span></text:p>
        </text:list-item>
        <text:list-item>
          <text:p text:style-name="P61">GetTank1() <text:span text:style-name="T5">: </text:span><text:span text:style-name="T17">retourne l’objet reservoir </text:span><text:span text:style-name="T101">tank1</text:span><text:span text:style-name="T17">.</text:span></text:p>
        </text:list-item>
        <text:list-item>
          <text:p text:style-name="P61">GetTank2() <text:span text:style-name="T5">: </text:span><text:span text:style-name="T17">retourne l’objet reservoir </text:span><text:span text:style-name="T101">tank2</text:span><text:span text:style-name="T17">.</text:span></text:p>
        </text:list-item>
        <text:list-item>
          <text:p text:style-name="P61">GetTank3() <text:span text:style-name="T5">: </text:span><text:span text:style-name="T17">retourne l’objet reservoir </text:span><text:span text:style-name="T101">tank3</text:span><text:span text:style-name="T17">.</text:span></text:p>
        </text:list-item>
        <text:list-item>
          <text:p text:style-name="P61">GetMoteur1()<text:span text:style-name="T5">: </text:span><text:span text:style-name="T17">retourne l’objet moteur </text:span><text:span text:style-name="T101">m1</text:span><text:span text:style-name="T17">.</text:span></text:p>
        </text:list-item>
        <text:list-item>
          <text:p text:style-name="P61">GetMoteur2() <text:span text:style-name="T5">: </text:span><text:span text:style-name="T18">retourne l’objet moteur </text:span><text:span text:style-name="T102">m2.</text:span></text:p>
        </text:list-item>
        <text:list-item>
          <text:p text:style-name="P61">GetMoteur3() <text:span text:style-name="T5">: </text:span><text:span text:style-name="T18">retourne l’objet moteur </text:span><text:span text:style-name="T102">m3</text:span><text:span text:style-name="T18">.</text:span></text:p>
        </text:list-item>
        <text:list-item>
          <text:p text:style-name="P61">GetVanneV12()<text:span text:style-name="T5"> : </text:span><text:span text:style-name="T18">retourne l’objet vanne </text:span><text:span text:style-name="T102">v12.</text:span></text:p>
        </text:list-item>
        <text:list-item>
          <text:p text:style-name="P61">GetVanneV23()<text:span text:style-name="T5"> : </text:span><text:span text:style-name="T18">retourne l’objet vanne </text:span><text:span text:style-name="T102">v23</text:span><text:span text:style-name="T18">.</text:span></text:p>
        </text:list-item>
        <text:list-item>
          <text:p text:style-name="P61">GetVanneV13()<text:span text:style-name="T5"> : </text:span><text:span text:style-name="T18">retourne l’objet vanne </text:span><text:span text:style-name="T102">v13</text:span><text:span text:style-name="T18">.</text:span></text:p>
        </text:list-item>
        <text:list-item>
          <text:p text:style-name="P61">GetVanneVT12()<text:span text:style-name="T5"> : </text:span><text:span text:style-name="T18">retourne l’objet vanne vt12</text:span><text:span text:style-name="T102">.</text:span></text:p>
        </text:list-item>
        <text:list-item>
          <text:p text:style-name="P61">GetVanneVT23() <text:span text:style-name="T5">: </text:span><text:span text:style-name="T18">retourne l’objet vanne </text:span><text:span text:style-name="T102">vt23</text:span><text:span text:style-name="T18">.</text:span></text:p>
        </text:list-item>
      </text:list>
      <text:p text:style-name="P82"/>
      <text:p text:style-name="P93">Méthodes</text:p>
      <text:p text:style-name="P83"/>
      <text:list xml:id="list2774353461" text:style-name="L25">
        <text:list-item>
          <text:p text:style-name="P66"><text:span text:style-name="T95">panne_P11()</text:span><text:span text:style-name="T21"> : change l’état de la pompe p11 à -1.</text:span></text:p>
        </text:list-item>
        <text:list-item>
          <text:p text:style-name="P66"><text:span text:style-name="T95">panne_P12()</text:span><text:span text:style-name="T21"> : change l’état de la pompe p1</text:span><text:span text:style-name="T22">2</text:span><text:span text:style-name="T21"> à -1.</text:span></text:p>
        </text:list-item>
        <text:list-item>
          <text:p text:style-name="P67"><text:span text:style-name="T95">panne_P21() </text:span><text:span text:style-name="T21">: change l’état de la pompe p</text:span><text:span text:style-name="T22">21</text:span><text:span text:style-name="T21"> à -1.</text:span></text:p>
        </text:list-item>
        <text:list-item>
          <text:p text:style-name="P67"><text:span text:style-name="T95">panne_P22() </text:span><text:span text:style-name="T21">: change l’état de la pompe p</text:span><text:span text:style-name="T22">22</text:span><text:span text:style-name="T21"> à -1.</text:span></text:p>
        </text:list-item>
        <text:list-item>
          <text:p text:style-name="P67"><text:span text:style-name="T95">panne_P31() </text:span><text:span text:style-name="T21">: change l’état de la pompe p</text:span><text:span text:style-name="T22">31</text:span><text:span text:style-name="T21"> à -1.</text:span></text:p>
        </text:list-item>
        <text:list-item>
          <text:p text:style-name="P68"><text:span text:style-name="T95">panne_P32(</text:span><text:span text:style-name="T96">) </text:span><text:span text:style-name="T22">: </text:span><text:span text:style-name="T21">change l’état de la pompe p</text:span><text:span text:style-name="T22">32</text:span><text:span text:style-name="T21"> à -1.</text:span></text:p>
        </text:list-item>
        <text:list-item>
          <text:p text:style-name="P68"><text:span text:style-name="T95">panne_Tank1() </text:span><text:span text:style-name="T21">: change l’état d</text:span><text:span text:style-name="T22">u réservoir tank1</text:span><text:span text:style-name="T21"> à </text:span><text:span text:style-name="T22">0 (vide)</text:span><text:span text:style-name="T21">.</text:span></text:p>
        </text:list-item>
        <text:list-item>
          <text:p text:style-name="P68"><text:span text:style-name="T95">panne_Tank2() </text:span><text:span text:style-name="T21">: change l’état d</text:span><text:span text:style-name="T22">u réservoir</text:span><text:span text:style-name="T21"> </text:span><text:span text:style-name="T22">tank2</text:span><text:span text:style-name="T21"> à </text:span><text:span text:style-name="T22">0 (vide)</text:span><text:span text:style-name="T21">.</text:span></text:p>
        </text:list-item>
        <text:list-item>
          <text:p text:style-name="P68"><text:span text:style-name="T95">panne_Tank3() </text:span><text:span text:style-name="T21">: change l’état d</text:span><text:span text:style-name="T23">u réservoir</text:span><text:span text:style-name="T21"> </text:span><text:span text:style-name="T23">tank3</text:span><text:span text:style-name="T21"> à </text:span><text:span text:style-name="T23">0 (vide)</text:span><text:span text:style-name="T21">.</text:span></text:p>
        </text:list-item>
      </text:list>
      <text:p text:style-name="P84"/>
      <text:p text:style-name="P84"/>
      <text:p text:style-name="P84"/>
      <text:p text:style-name="P84"/>
      <text:p text:style-name="P84"/>
      <text:p text:style-name="P84"/>
      <text:list xml:id="list202645468443412" text:continue-numbering="true" text:style-name="L25">
        <text:list-item>
          <text:p text:style-name="P38"><text:soft-page-break/><text:span text:style-name="T24">Classe </text:span><text:span text:style-name="T94">dessiner_systeme</text:span></text:p>
        </text:list-item>
      </text:list>
      <text:p text:style-name="P36"/>
      <text:p text:style-name="P13">Hérite de la classe QGraphicsScene.</text:p>
      <text:p text:style-name="P36"/>
      <text:p text:style-name="P10">Attributs</text:p>
      <text:p text:style-name="P10"/>
      <text:list xml:id="list2424760480" text:style-name="L26">
        <text:list-item>
          <text:p text:style-name="P62">tank1, <text:span text:style-name="T19">un objet QRect pour représenter la réservoir 1.</text:span></text:p>
        </text:list-item>
        <text:list-item>
          <text:p text:style-name="P63">tank2, <text:span text:style-name="T19">un objet QRect pour représenter la réservoir </text:span><text:span text:style-name="T20">2</text:span><text:span text:style-name="T19">.</text:span></text:p>
        </text:list-item>
        <text:list-item>
          <text:p text:style-name="P63">tank3, <text:span text:style-name="T19">un objet QRect pour représenter la réservoir </text:span><text:span text:style-name="T20">3</text:span><text:span text:style-name="T19">.</text:span></text:p>
        </text:list-item>
        <text:list-item>
          <text:p text:style-name="P63">m1, <text:span text:style-name="T19">un objet QRect pour représenter l</text:span><text:span text:style-name="T20">e moteur</text:span><text:span text:style-name="T19"> 1.</text:span></text:p>
        </text:list-item>
        <text:list-item>
          <text:p text:style-name="P63">m2, <text:span text:style-name="T19">un objet QRect pour représenter l</text:span><text:span text:style-name="T20">e moteur</text:span><text:span text:style-name="T19"> </text:span><text:span text:style-name="T20">2</text:span><text:span text:style-name="T19">.</text:span></text:p>
        </text:list-item>
        <text:list-item>
          <text:p text:style-name="P63">m3, <text:span text:style-name="T19">un objet QRect pour représenter l</text:span><text:span text:style-name="T20">e moteur</text:span><text:span text:style-name="T19"> </text:span><text:span text:style-name="T20">3</text:span><text:span text:style-name="T19">.</text:span></text:p>
        </text:list-item>
        <text:list-item>
          <text:p text:style-name="P63">p11, <text:span text:style-name="T19">un objet QRect pour représenter l</text:span><text:span text:style-name="T20">a pompe p11</text:span><text:span text:style-name="T19">.</text:span></text:p>
        </text:list-item>
        <text:list-item>
          <text:p text:style-name="P63">p12, <text:span text:style-name="T19">un objet QRect pour représenter la </text:span><text:span text:style-name="T20">pompe p12</text:span><text:span text:style-name="T19">.</text:span></text:p>
        </text:list-item>
        <text:list-item>
          <text:p text:style-name="P63">p21, <text:span text:style-name="T19">un objet QRect pour représenter la </text:span><text:span text:style-name="T20">pompe p21</text:span><text:span text:style-name="T19">.</text:span></text:p>
        </text:list-item>
        <text:list-item>
          <text:p text:style-name="P63">p22, <text:span text:style-name="T19">un objet QRect pour représenter la </text:span><text:span text:style-name="T20">pompe p22</text:span><text:span text:style-name="T19">.</text:span></text:p>
        </text:list-item>
        <text:list-item>
          <text:p text:style-name="P63">p31, <text:span text:style-name="T19">un objet QRect pour représenter la </text:span><text:span text:style-name="T20">pompe p31</text:span><text:span text:style-name="T19">.</text:span></text:p>
        </text:list-item>
        <text:list-item>
          <text:p text:style-name="P63">p32, <text:span text:style-name="T19">un objet QRect pour représenter la </text:span><text:span text:style-name="T20">pompe p32</text:span><text:span text:style-name="T19">.</text:span></text:p>
        </text:list-item>
        <text:list-item>
          <text:p text:style-name="P63">vt12, <text:span text:style-name="T19">un objet QRect pour représenter l</text:span><text:span text:style-name="T20">a vanne vt12</text:span><text:span text:style-name="T19">.</text:span></text:p>
        </text:list-item>
        <text:list-item>
          <text:p text:style-name="P63">vt23, <text:span text:style-name="T19">un objet QRect pour représenter la </text:span><text:span text:style-name="T20">vanne vt23</text:span><text:span text:style-name="T19">.</text:span></text:p>
        </text:list-item>
        <text:list-item>
          <text:p text:style-name="P63">v12, <text:span text:style-name="T19">un objet QRect pour représenter la </text:span><text:span text:style-name="T20">vanne v12</text:span><text:span text:style-name="T19">.</text:span></text:p>
        </text:list-item>
        <text:list-item>
          <text:p text:style-name="P63">v13, <text:span text:style-name="T19">un objet QRect pour représenter la </text:span><text:span text:style-name="T20">vanne v13</text:span><text:span text:style-name="T19">.</text:span></text:p>
        </text:list-item>
        <text:list-item>
          <text:p text:style-name="P63">v23, <text:span text:style-name="T19">un objet QRect pour représenter la </text:span><text:span text:style-name="T20">vanne v23</text:span><text:span text:style-name="T19">.</text:span></text:p>
        </text:list-item>
      </text:list>
      <text:p text:style-name="P85"/>
      <text:p text:style-name="P20"><text:span text:style-name="T19">C</text:span><text:span text:style-name="T5">onstructeurs</text:span></text:p>
      <text:p text:style-name="P94"/>
      <text:list xml:id="list2293139090" text:style-name="L27">
        <text:list-item>
          <text:p text:style-name="P106"><text:span text:style-name="T30">Par défaut qui initialise chaque attribut de type QRect avec le constructeur </text:span><text:span text:style-name="T103">QRect</text:span><text:span text:style-name="T40">(int x, int y, int width, int height)</text:span><text:span text:style-name="T52"> </text:span><text:span text:style-name="T53">où (x,y) correspond aux coordonnées d’un point du rectangle, </text:span><text:span text:style-name="T41">width</text:span><text:span text:style-name="T53"> à la largeur et </text:span><text:span text:style-name="T41">height </text:span><text:span text:style-name="T53">à la longueur.</text:span></text:p>
          <text:p text:style-name="P111"><text:span text:style-name="T52">Il ajoute chaque rectangle sur la zone de dessin avec la méthode </text:span><text:span text:style-name="T40">add</text:span><text:span text:style-name="T42">R</text:span><text:span text:style-name="T40">ect </text:span><text:span text:style-name="T54">qui prend un objet Qrect et les objets </text:span><text:span text:style-name="T42">Qpen et Qbrush </text:span><text:span text:style-name="T54">qui donne </text:span><text:span text:style-name="T52">une couleur. </text:span><text:span text:style-name="T54">Les objets représentant les pompes et les vannes sont ajoutés sur la zone sous forme d’ellipse avec la méthode </text:span><text:span text:style-name="T42">addEllipse </text:span><text:span text:style-name="T54">prenant les mêmes arguments que </text:span><text:span text:style-name="T42">addRect</text:span><text:span text:style-name="T54">. Enfin il fait appel aux méthodes </text:span><text:span text:style-name="T42">init_tuyau </text:span><text:span text:style-name="T54">et </text:span><text:span text:style-name="T42">init_vanne</text:span><text:span text:style-name="T54"> de la classe pour dessiner </text:span><text:span text:style-name="T55">respectivement</text:span><text:span text:style-name="T54"> les tuyaux et les vannes sous l’état ouvert.</text:span></text:p>
        </text:list-item>
      </text:list>
      <text:p text:style-name="P101"/>
      <text:p text:style-name="P102">Méthodes</text:p>
      <text:p text:style-name="P102"/>
      <text:list xml:id="list4276950770" text:style-name="L28">
        <text:list-item>
          <text:p text:style-name="P112"><text:span text:style-name="T28">init_tuyau() </text:span><text:span text:style-name="T52">: dessine les tuyaux du système représentés par un objet </text:span><text:span text:style-name="T28">Qline</text:span><text:span text:style-name="T52"> créé à partir du constructeur prenant les coordonnées du point de départ et celui d’arrivée et ajouté à la zone de dessin grâce à </text:span><text:span text:style-name="T28">addLine </text:span><text:span text:style-name="T52">prenant l’objet </text:span><text:span text:style-name="T28">Qline</text:span><text:span text:style-name="T52"> et un objet </text:span><text:span text:style-name="T28">QPen</text:span><text:span text:style-name="T52"> pour la couleur.</text:span></text:p>
        </text:list-item>
        <text:list-item>
          <text:p text:style-name="P113"><text:span text:style-name="T28">init_vanne() </text:span><text:span text:style-name="T52">: dessine les vannes en ajoutant les objets représentant les pannes sur la zone de dessin sous forme d’ellipse avec un couleur donnée par les objets de type QPen et Qbrush. </text:span><text:span text:style-name="T56">Un rectangle blanc est ajoutée pour représenter l’état de la vanne (ouverte ou fermée).</text:span></text:p>
        </text:list-item>
        <text:list-item>
          <text:p text:style-name="P113"><text:span text:style-name="T56">ouvrir_&lt;</text:span><text:span text:style-name="T76">nom_élément</text:span><text:span text:style-name="T56">&gt;() : dessine l’objet indiquée par le nom de la méthode sous son état ouvert/allumée. Pour les pompes, cela dessine un rond vert et pour les vannes, le rectangle est pivoté à la verticale.</text:span></text:p>
        </text:list-item>
        <text:list-item>
          <text:p text:style-name="P107"><text:soft-page-break/><text:span text:style-name="T47">fermer_&lt;</text:span><text:span text:style-name="T43">nom_élément</text:span><text:span text:style-name="T47">&gt;() : dessine l’objet indiquée par le nom de la méthode sous son état fermée/éteint. Pour les pompes, cela dessine un rond n</text:span><text:span text:style-name="T48">oire</text:span><text:span text:style-name="T47"> et pour les vannes, le rectangle est à l’horizontal</text:span><text:span text:style-name="T49">e</text:span><text:span text:style-name="T47">.</text:span></text:p>
        </text:list-item>
        <text:list-item>
          <text:p text:style-name="P114"><text:span text:style-name="T52">panne_</text:span><text:span text:style-name="T28">&lt;nom_élément</text:span><text:span text:style-name="T52">&gt;() : dessine l’objet indiquée par le nom de la méth</text:span><text:span text:style-name="T57">o</text:span><text:span text:style-name="T52">de sous son état de panne. Pour les pompes, cela dessine </text:span><text:span text:style-name="T57">un rond rouge et pour les tanks, cela dessine un rectangle rouge foncé.</text:span></text:p>
        </text:list-item>
      </text:list>
      <text:p text:style-name="P115"><text:span text:style-name="T57"/></text:p>
      <text:list xml:id="list202646739536209" text:continue-numbering="true" text:style-name="L28">
        <text:list-item>
          <text:p text:style-name="P126"><text:span text:style-name="T57">C</text:span><text:span text:style-name="T52">lasse </text:span><text:span text:style-name="T28">sauvegarde</text:span></text:p>
        </text:list-item>
      </text:list>
      <text:p text:style-name="P127"><text:span text:style-name="T28"/></text:p>
      <text:p text:style-name="P214"><text:span text:style-name="T28">Dépend de la structure </text:span><text:span text:style-name="T40">mouvement </text:span><text:span text:style-name="T28">composée des champs suivants :</text:span></text:p>
      <text:list xml:id="list2637745133" text:style-name="L39">
        <text:list-item>
          <text:p text:style-name="P147"><text:span text:style-name="T28">bouton</text:span><text:span text:style-name="T52">, le nom du bouton sur lequel l’utilisateur a appuyé.</text:span></text:p>
        </text:list-item>
        <text:list-item>
          <text:p text:style-name="P147"><text:span text:style-name="T28">etat</text:span><text:span text:style-name="T52">, l’état de l’élément correspondant au bouton.</text:span></text:p>
        </text:list-item>
        <text:list-item>
          <text:p text:style-name="P147"><text:span text:style-name="T83">s</text:span><text:span text:style-name="T28">uiv</text:span><text:span text:style-name="T52">, un pointeur sur le suivant. </text:span></text:p>
        </text:list-item>
      </text:list>
      <text:p text:style-name="P148"><text:span text:style-name="T52"/></text:p>
      <text:p text:style-name="P189"><text:span text:style-name="T52">Attributs</text:span></text:p>
      <text:p text:style-name="P189"><text:span text:style-name="T52"/></text:p>
      <text:list xml:id="list2408432851" text:style-name="L40">
        <text:list-item>
          <text:p text:style-name="P150"><text:span text:style-name="T28">premier</text:span><text:span text:style-name="T52">, un pointeur sur le premier élément de la liste.</text:span></text:p>
        </text:list-item>
      </text:list>
      <text:p text:style-name="P149"><text:span text:style-name="T52"/></text:p>
      <text:p text:style-name="P191"><text:span text:style-name="T52">Constructeurs</text:span></text:p>
      <text:p text:style-name="P191"><text:span text:style-name="T52"/></text:p>
      <text:list xml:id="list3086473999" text:style-name="L41">
        <text:list-item>
          <text:p text:style-name="P152"><text:span text:style-name="T52">Par défaut qui initialise le pointeur </text:span><text:span text:style-name="T28">premier</text:span><text:span text:style-name="T52"> à NULL.</text:span></text:p>
        </text:list-item>
        <text:list-item>
          <text:p text:style-name="P152"><text:span text:style-name="T52">Par recopie qui parcourt la liste passée en paramètre et créé un nouvel élément </text:span><text:span text:style-name="T28">mouvement</text:span><text:span text:style-name="T52"> , la copie de lu premier élément de la liste parcourue et l’ajoute à la liste.</text:span></text:p>
        </text:list-item>
      </text:list>
      <text:p text:style-name="P153"><text:span text:style-name="T52"/></text:p>
      <text:p text:style-name="P193"><text:span text:style-name="T52">Destructeur</text:span></text:p>
      <text:p text:style-name="P193"><text:span text:style-name="T52"/></text:p>
      <text:p text:style-name="P153"><text:span text:style-name="T52">Parcours la liste pointé par </text:span><text:span text:style-name="T28">premier</text:span><text:span text:style-name="T52"> et supprime chaque élément un à un.</text:span></text:p>
      <text:p text:style-name="P153"><text:span text:style-name="T52"/></text:p>
      <text:p text:style-name="P193"><text:span text:style-name="T52">Méthodes</text:span></text:p>
      <text:p text:style-name="P193"><text:span text:style-name="T52"/></text:p>
      <text:list xml:id="list1664103754" text:style-name="L42">
        <text:list-item>
          <text:p text:style-name="P154"><text:span text:style-name="T28">add(const string bouton, const int etat) </text:span><text:span text:style-name="T52">: créé</text:span><text:span text:style-name="T72">e</text:span><text:span text:style-name="T52"> un nouvel élément </text:span><text:span text:style-name="T28">mouvement,</text:span><text:span text:style-name="T52"> l’initialise avec les valeurs passées en paramètre et l’ajoute à la fin de la liste.</text:span></text:p>
        </text:list-item>
      </text:list>
      <text:p text:style-name="P153"><text:span text:style-name="T52"/></text:p>
      <text:p text:style-name="P196"><text:span text:style-name="T52">Getters</text:span></text:p>
      <text:p text:style-name="P162"><text:span text:style-name="T52"/></text:p>
      <text:list xml:id="list2510461082" text:style-name="L43">
        <text:list-item>
          <text:p text:style-name="P161"><text:span text:style-name="T28">getList() </text:span><text:span text:style-name="T52">: re</text:span><text:span text:style-name="T69">nvoie le pointeur sur le premier élément de la liste</text:span><text:span text:style-name="T52">.</text:span></text:p>
        </text:list-item>
      </text:list>
      <text:p text:style-name="P162"><text:span text:style-name="T52"/></text:p>
      <text:p text:style-name="P196"><text:span text:style-name="T52">Surcharge des opérateurs</text:span></text:p>
      <text:p text:style-name="P196"><text:span text:style-name="T46"/></text:p>
      <text:list xml:id="list2949773361" text:style-name="L45">
        <text:list-item>
          <text:p text:style-name="P195"><text:span text:style-name="T85">Opérateur</text:span><text:span text:style-name="T46"> = : vérifie que la liste est vide et parcourt la liste passée en paramètre </text:span><text:span text:style-name="T51">pour la copier.</text:span></text:p>
        </text:list-item>
        <text:list-item>
          <text:p text:style-name="P155"><text:span text:style-name="T87">Opérateur &lt;&lt; </text:span><text:span text:style-name="T68">: parcourt la liste et affiche le nom et l’état du bouton contenu dans chaque maillon.</text:span><text:span text:style-name="T87"> </text:span></text:p>
        </text:list-item>
      </text:list>
      <text:p text:style-name="P156"><text:span text:style-name="T87"/></text:p>
      <text:list xml:id="list202646877667276" text:continue-numbering="true" text:style-name="L45">
        <text:list-item>
          <text:p text:style-name="P132"><text:span text:style-name="T87">C</text:span><text:span text:style-name="T28">lasse </text:span><text:span text:style-name="T40">solution</text:span></text:p>
        </text:list-item>
      </text:list>
      <text:p text:style-name="P133"><text:span text:style-name="T28"/></text:p>
      <text:p text:style-name="P216"><text:span text:style-name="T28">Dépend de la structure </text:span><text:span text:style-name="T40">mouvement</text:span><text:span text:style-name="T28">.</text:span></text:p>
      <text:p text:style-name="P216"><text:span text:style-name="T28"/></text:p>
      <text:p text:style-name="P216"><text:span text:style-name="T28"/></text:p>
      <text:p text:style-name="P216"><text:span text:style-name="T28"/></text:p>
      <text:p text:style-name="P190"><text:soft-page-break/><text:span text:style-name="T52">Attributs</text:span></text:p>
      <text:p text:style-name="P190"><text:span text:style-name="T52"/></text:p>
      <text:list xml:id="list202646515183569" text:continue-list="list2408432851" text:style-name="L40">
        <text:list-item>
          <text:p text:style-name="P109"><text:span text:style-name="T35">d</text:span><text:span text:style-name="T36">ebut</text:span><text:span text:style-name="T31">, un pointeur sur le premier élément de la liste.</text:span></text:p>
        </text:list-item>
      </text:list>
      <text:p text:style-name="P151"><text:span text:style-name="T52"/></text:p>
      <text:p text:style-name="P192"><text:span text:style-name="T52">Constructeurs</text:span></text:p>
      <text:p text:style-name="P192"><text:span text:style-name="T52"/></text:p>
      <text:list xml:id="list875495023" text:style-name="L52">
        <text:list-item>
          <text:p text:style-name="P158"><text:span text:style-name="T52">Par défaut qui initialise le pointeur </text:span><text:span text:style-name="T28">premier</text:span><text:span text:style-name="T52"> à NULL.</text:span></text:p>
        </text:list-item>
        <text:list-item>
          <text:p text:style-name="P158"><text:span text:style-name="T52">Par recopie qui parcourt la liste passée en paramètre et créé un nouvel élément </text:span><text:span text:style-name="T28">mouvement</text:span><text:span text:style-name="T52"> , la copie de lu premier élément de la liste parcourue et l’ajoute à la liste.</text:span></text:p>
        </text:list-item>
      </text:list>
      <text:p text:style-name="P157"><text:span text:style-name="T52"/></text:p>
      <text:p text:style-name="P194"><text:span text:style-name="T52">Destructeur</text:span></text:p>
      <text:p text:style-name="P194"><text:span text:style-name="T52"/></text:p>
      <text:p text:style-name="P157"><text:span text:style-name="T52">Parcours la liste pointé par </text:span><text:span text:style-name="T28">premier</text:span><text:span text:style-name="T52"> et supprime chaque élément un à un.</text:span></text:p>
      <text:p text:style-name="P157"><text:span text:style-name="T52"/></text:p>
      <text:p text:style-name="P194"><text:span text:style-name="T52">Méthodes</text:span></text:p>
      <text:p text:style-name="P194"><text:span text:style-name="T52"/></text:p>
      <text:list xml:id="list2054214893" text:style-name="L53">
        <text:list-item>
          <text:p text:style-name="P159"><text:span text:style-name="T28">add(const string bouton, const int etat) </text:span><text:span text:style-name="T52">: créé</text:span><text:span text:style-name="T72">e</text:span><text:span text:style-name="T52"> un nouvel élément </text:span><text:span text:style-name="T28">mouvement,</text:span><text:span text:style-name="T52"> l’initialise avec les valeurs passées en paramètre et l’ajoute à la fin de la liste.</text:span></text:p>
        </text:list-item>
      </text:list>
      <text:p text:style-name="P157"><text:span text:style-name="T52"/></text:p>
      <text:p text:style-name="P198"><text:span text:style-name="T52">Getters</text:span></text:p>
      <text:p text:style-name="P164"><text:span text:style-name="T52"/></text:p>
      <text:list xml:id="list2874223260" text:style-name="L54">
        <text:list-item>
          <text:p text:style-name="P163"><text:span text:style-name="T28">get</text:span><text:span text:style-name="T89">Sol</text:span><text:span text:style-name="T28">() </text:span><text:span text:style-name="T52">: re</text:span><text:span text:style-name="T69">nvoie le pointeur sur le premier élément de la liste</text:span><text:span text:style-name="T52">.</text:span></text:p>
        </text:list-item>
      </text:list>
      <text:p text:style-name="P164"><text:span text:style-name="T52"/></text:p>
      <text:p text:style-name="P198"><text:span text:style-name="T52">Surcharge des opérateurs</text:span></text:p>
      <text:p text:style-name="P198"><text:span text:style-name="T46"/></text:p>
      <text:list xml:id="list3894725593" text:style-name="L55">
        <text:list-item>
          <text:p text:style-name="P197"><text:span text:style-name="T85">Opérateur</text:span><text:span text:style-name="T46"> = : vérifie que la liste est vide et parcourt la liste passée en paramètre </text:span><text:span text:style-name="T51">pour la copier.</text:span></text:p>
        </text:list-item>
        <text:list-item>
          <text:p text:style-name="P160"><text:span text:style-name="T87">Opérateur &lt;&lt; </text:span><text:span text:style-name="T68">: parcourt la liste et affiche le nom et l’état du bouton contenu dans chaque maillon.</text:span><text:span text:style-name="T87"> </text:span></text:p>
        </text:list-item>
      </text:list>
      <text:p text:style-name="P216"><text:span text:style-name="T28"/></text:p>
      <text:p text:style-name="P216"><text:span text:style-name="T28"/></text:p>
      <text:list xml:id="list202645754651311" text:continue-list="list202646877667276" text:style-name="L45">
        <text:list-item>
          <text:p text:style-name="P130"><text:span text:style-name="T87">C</text:span><text:span text:style-name="T28">lasse </text:span><text:span text:style-name="T40">sList</text:span></text:p>
        </text:list-item>
      </text:list>
      <text:p text:style-name="P131"><text:span text:style-name="T52"/></text:p>
      <text:p text:style-name="P215"><text:span text:style-name="T28">Dépend de la structure </text:span><text:span text:style-name="T40">resolution</text:span><text:span text:style-name="T28"> composée des champs suivants :</text:span></text:p>
      <text:list xml:id="list3205769621" text:style-name="L46">
        <text:list-item>
          <text:p text:style-name="P165"><text:span text:style-name="T28">sol,</text:span><text:span text:style-name="T52"> un objet de la classe </text:span><text:span text:style-name="T28">solution</text:span><text:span text:style-name="T52"> correspondant à une solution d’un exercice.</text:span></text:p>
        </text:list-item>
        <text:list-item>
          <text:p text:style-name="P165"><text:span text:style-name="T28">suiv</text:span><text:span text:style-name="T52">, un pointeur sur le maillon suivant.</text:span></text:p>
        </text:list-item>
      </text:list>
      <text:p text:style-name="P166"><text:span text:style-name="T52"/></text:p>
      <text:p text:style-name="P199"><text:span text:style-name="T52">Attributs</text:span></text:p>
      <text:p text:style-name="P199"><text:span text:style-name="T52"/></text:p>
      <text:list xml:id="list2084116323" text:style-name="L47">
        <text:list-item>
          <text:p text:style-name="P167"><text:span text:style-name="T28">debut</text:span><text:span text:style-name="T52">, un pointeur sur le premier élément de la liste.</text:span></text:p>
        </text:list-item>
      </text:list>
      <text:p text:style-name="P166"><text:span text:style-name="T52"/></text:p>
      <text:p text:style-name="P199"><text:span text:style-name="T52">Constructeur</text:span></text:p>
      <text:p text:style-name="P199"><text:span text:style-name="T52"/></text:p>
      <text:list xml:id="list750817252" text:style-name="L48">
        <text:list-item>
          <text:p text:style-name="P168"><text:span text:style-name="T28">Par défaut</text:span><text:span text:style-name="T52"> qui initialise le pointeur à NULL.</text:span></text:p>
        </text:list-item>
      </text:list>
      <text:p text:style-name="P166"><text:span text:style-name="T52"/></text:p>
      <text:p text:style-name="P199"><text:span text:style-name="T52">Destructeur</text:span></text:p>
      <text:p text:style-name="P199"><text:span text:style-name="T52"/></text:p>
      <text:p text:style-name="P166"><text:span text:style-name="T52">Parcourt la liste et supprime chaque élément un par un.</text:span></text:p>
      <text:p text:style-name="P166"><text:span text:style-name="T52"/></text:p>
      <text:p text:style-name="P199"><text:span text:style-name="T52">Getters</text:span></text:p>
      <text:p text:style-name="P199"><text:soft-page-break/><text:span text:style-name="T52"/></text:p>
      <text:list xml:id="list1206561251" text:style-name="L49">
        <text:list-item>
          <text:p text:style-name="P169"><text:span text:style-name="T28">getListe() </text:span><text:span text:style-name="T52">: renvoie le pointeur sur le premier élément de la liste.</text:span></text:p>
        </text:list-item>
      </text:list>
      <text:p text:style-name="P166"><text:span text:style-name="T52"/></text:p>
      <text:p text:style-name="P200"><text:span text:style-name="T52">Surcharge des opérateurs</text:span></text:p>
      <text:p text:style-name="P200"><text:span text:style-name="T52"/></text:p>
      <text:list xml:id="list4230929961" text:style-name="L50">
        <text:list-item>
          <text:p text:style-name="P170"><text:span text:style-name="T28">Opérateur = </text:span><text:span text:style-name="T52">: <text:s/></text:span><text:span text:style-name="T70">vérifie que la liste est vide et parcourt la liste passée en paramètre </text:span><text:span text:style-name="T68">pour la copier.</text:span></text:p>
        </text:list-item>
        <text:list-item>
          <text:p text:style-name="P171"><text:span text:style-name="T28">Opérateur &lt;&lt; : </text:span><text:span text:style-name="T68">parcourt la liste et affiche le nom et l’état du bouton contenu dans chaque maillon.</text:span><text:span text:style-name="T87"> </text:span></text:p>
        </text:list-item>
      </text:list>
      <text:p text:style-name="P201"><text:span text:style-name="T87"/></text:p>
      <text:p text:style-name="P220"><text:span text:style-name="T87">M</text:span><text:span text:style-name="T28">éthodes</text:span></text:p>
      <text:p text:style-name="P220"><text:span text:style-name="T28"/></text:p>
      <text:list xml:id="list1750731367" text:style-name="L51">
        <text:list-item>
          <text:p text:style-name="P172"><text:span text:style-name="T28">add(solution&amp; s) </text:span><text:span text:style-name="T52">: </text:span><text:span text:style-name="T71">créé</text:span><text:span text:style-name="T52">e</text:span><text:span text:style-name="T71"> un nouvel élément </text:span><text:span text:style-name="T28">resolution</text:span><text:span text:style-name="T88">,</text:span><text:span text:style-name="T71"> l’initialise avec les valeurs passées en paramètre et l’ajoute à la fin de la liste.</text:span></text:p>
        </text:list-item>
      </text:list>
      <text:p text:style-name="P104"/>
      <text:list xml:id="list202646644048007" text:continue-list="list202646739536209" text:style-name="L28">
        <text:list-item>
          <text:p text:style-name="P121"><text:span text:style-name="T57">C</text:span><text:span text:style-name="T52">lasse </text:span><text:span text:style-name="T28">tableauDeBord</text:span></text:p>
        </text:list-item>
      </text:list>
      <text:p text:style-name="P37"/>
      <text:p text:style-name="P28"><text:span text:style-name="T28">Hérite de la classe </text:span><text:span text:style-name="T40">QWidget</text:span><text:span text:style-name="T28">.</text:span></text:p>
      <text:p text:style-name="P95"/>
      <text:p text:style-name="P95">Attributs</text:p>
      <text:p text:style-name="P95"/>
      <text:list xml:id="list381528291" text:style-name="L29">
        <text:list-item>
          <text:p text:style-name="P136"><text:span text:style-name="T28">vt12, </text:span><text:span text:style-name="T58">un objet </text:span><text:span text:style-name="T77">Q</text:span><text:span text:style-name="T78">P</text:span><text:span text:style-name="T77">ushButton </text:span><text:span text:style-name="T58">représentant le bouton changeant l’état de </text:span><text:span text:style-name="T77">vt12</text:span><text:span text:style-name="T58">.</text:span></text:p>
        </text:list-item>
        <text:list-item>
          <text:p text:style-name="P137"><text:span text:style-name="T78">v</text:span><text:span text:style-name="T28">t23, </text:span><text:span text:style-name="T58">un objet </text:span><text:span text:style-name="T77">Q</text:span><text:span text:style-name="T78">P</text:span><text:span text:style-name="T77">ushButton </text:span><text:span text:style-name="T58">représentant le bouton changeant l’état de </text:span><text:span text:style-name="T77">vt23.</text:span></text:p>
        </text:list-item>
        <text:list-item>
          <text:p text:style-name="P137"><text:span text:style-name="T28">p12,</text:span><text:span text:style-name="T52"> <text:s/></text:span><text:span text:style-name="T58">un objet </text:span><text:span text:style-name="T77">Q</text:span><text:span text:style-name="T78">P</text:span><text:span text:style-name="T77">ushButton </text:span><text:span text:style-name="T58">représentant le bouton changeant l’état de </text:span><text:span text:style-name="T77">p12</text:span><text:span text:style-name="T58">.</text:span></text:p>
        </text:list-item>
        <text:list-item>
          <text:p text:style-name="P137"><text:span text:style-name="T28">p22, </text:span><text:span text:style-name="T52"><text:s/></text:span><text:span text:style-name="T58">un objet </text:span><text:span text:style-name="T77">Q</text:span><text:span text:style-name="T78">P</text:span><text:span text:style-name="T77">ushButton </text:span><text:span text:style-name="T58">représentant le bouton changeant l’état de </text:span><text:span text:style-name="T77">p22.</text:span></text:p>
        </text:list-item>
        <text:list-item>
          <text:p text:style-name="P137"><text:span text:style-name="T28">p32,</text:span><text:span text:style-name="T52"> <text:s/></text:span><text:span text:style-name="T58">un objet </text:span><text:span text:style-name="T77">Q</text:span><text:span text:style-name="T78">P</text:span><text:span text:style-name="T77">ushButton </text:span><text:span text:style-name="T58">représentant le bouton changeant l’état de </text:span><text:span text:style-name="T77">p32</text:span><text:span text:style-name="T58">.</text:span></text:p>
        </text:list-item>
        <text:list-item>
          <text:p text:style-name="P137"><text:span text:style-name="T28">v12,</text:span><text:span text:style-name="T52"> <text:s/></text:span><text:span text:style-name="T58">un objet </text:span><text:span text:style-name="T77">Q</text:span><text:span text:style-name="T78">P</text:span><text:span text:style-name="T77">ushButton </text:span><text:span text:style-name="T58">représentant le bouton changeant l’état de </text:span><text:span text:style-name="T77">v12</text:span><text:span text:style-name="T58">.</text:span></text:p>
        </text:list-item>
        <text:list-item>
          <text:p text:style-name="P137"><text:span text:style-name="T28">v13, </text:span><text:span text:style-name="T52"><text:s/></text:span><text:span text:style-name="T58">un objet </text:span><text:span text:style-name="T77">Q</text:span><text:span text:style-name="T78">P</text:span><text:span text:style-name="T77">ushButton </text:span><text:span text:style-name="T58">représentant le bouton changeant l’état de </text:span><text:span text:style-name="T77">v13</text:span><text:span text:style-name="T58">.</text:span></text:p>
        </text:list-item>
        <text:list-item>
          <text:p text:style-name="P137"><text:span text:style-name="T28">v23, </text:span><text:span text:style-name="T52"><text:s/></text:span><text:span text:style-name="T58">un objet </text:span><text:span text:style-name="T77">Q</text:span><text:span text:style-name="T78">P</text:span><text:span text:style-name="T77">ushButton </text:span><text:span text:style-name="T58">représentant le bouton changeant l’état de </text:span><text:span text:style-name="T77">v23</text:span><text:span text:style-name="T58">.</text:span></text:p>
        </text:list-item>
        <text:list-item>
          <text:p text:style-name="P137"><text:span text:style-name="T28">quit, </text:span><text:span text:style-name="T52"><text:s/></text:span><text:span text:style-name="T58">un objet </text:span><text:span text:style-name="T77">Q</text:span><text:span text:style-name="T78">P</text:span><text:span text:style-name="T77">ushButton </text:span><text:span text:style-name="T58">représentant le bouton changeant l’état de </text:span><text:span text:style-name="T77">quit</text:span><text:span text:style-name="T58">.</text:span></text:p>
        </text:list-item>
        <text:list-item>
          <text:p text:style-name="P137"><text:span text:style-name="T28">layout,</text:span><text:span text:style-name="T52"> <text:s/></text:span><text:span text:style-name="T58">un objet </text:span><text:span text:style-name="T77">QGridLayout </text:span><text:span text:style-name="T58">représentant l</text:span><text:span text:style-name="T59">a zone d’affichage des boutons</text:span><text:span text:style-name="T58">.</text:span></text:p>
        </text:list-item>
        <text:list-item>
          <text:p text:style-name="P136"><text:span text:style-name="T78">s</text:span><text:span text:style-name="T28">ys, </text:span><text:span text:style-name="T59">un pointeur sur le système sur lequel agit le tableau de bord.</text:span></text:p>
        </text:list-item>
        <text:list-item>
          <text:p text:style-name="P136"><text:span text:style-name="T28">draw_sys, </text:span><text:span text:style-name="T59">un pointeur <text:s/>sur la représentation du système qui se modifiera selon le les actions sur le tableau de bord.</text:span></text:p>
        </text:list-item>
        <text:list-item>
          <text:p text:style-name="P138"><text:span text:style-name="T28">sauv</text:span><text:span text:style-name="T52">, un objet de la classe </text:span><text:span text:style-name="T28">sauvegarde</text:span><text:span text:style-name="T52"> qui permet d’enregistrer les actions sur le tableau de bord.</text:span></text:p>
        </text:list-item>
      </text:list>
      <text:p text:style-name="P86"/>
      <text:p text:style-name="P96">Slots</text:p>
      <text:p text:style-name="P96"/>
      <text:p text:style-name="P29"><text:span text:style-name="T52">Les slots sont des méthodes devant être utilisées dans la méthode </text:span><text:span text:style-name="T28">connect </text:span><text:span text:style-name="T52">afin de rendre actif un bouton.</text:span></text:p>
      <text:p text:style-name="P86"/>
      <text:list xml:id="list465476508" text:style-name="L30">
        <text:list-item>
          <text:p text:style-name="P139"><text:span text:style-name="T28">appuie_</text:span><text:span text:style-name="T52">&lt;</text:span><text:span text:style-name="T28">nom_élément</text:span><text:span text:style-name="T52">&gt;</text:span><text:span text:style-name="T28">() </text:span><text:span text:style-name="T52">: </text:span><text:span text:style-name="T61">Pour les pompes <text:s/>et les vannes entre les réservoirs, il s’agit d’une </text:span><text:span text:style-name="T60">méthode agissant sur le système et sa représentation en fonction de l’état de l’objet correspondant au nom de la méthode. </text:span><text:span text:style-name="T52"><text:s/></text:span><text:span text:style-name="T60">Elle remplit la liste </text:span><text:span text:style-name="T79">sauv</text:span><text:span text:style-name="T60"> avec la modification que cela à apporter au système et affiche son état. </text:span><text:span text:style-name="T61">Pour les autres vannes, la méthode est presque similaire s</text:span><text:span text:style-name="T62">au</text:span><text:span text:style-name="T61">f que les modifications dépendent de l’état des pompes des réservoirs auquel sont associées les vannes.</text:span></text:p>
          <text:p text:style-name="P87"/>
        </text:list-item>
      </text:list>
      <text:p text:style-name="P27"><text:span text:style-name="T57">C</text:span><text:span text:style-name="T52">onstructeur</text:span></text:p>
      <text:p text:style-name="P103"/>
      <text:p text:style-name="P26"><text:soft-page-break/><text:span text:style-name="T50">Le constructeur </text:span><text:span text:style-name="T44">tableauDeBord(systeme&amp; sys,dessiner_systeme&amp; draw_sys)</text:span><text:span text:style-name="T50"> permet d’initialiser les pointeurs </text:span><text:span text:style-name="T44">draw_sys </text:span><text:span text:style-name="T50">et </text:span><text:span text:style-name="T44">sys</text:span><text:span text:style-name="T50"> avec les adresses des objets respectifs de </text:span><text:span text:style-name="T44">draw_sys </text:span><text:span text:style-name="T50">et </text:span><text:span text:style-name="T44">sys</text:span><text:span text:style-name="T50"> passés en paramètre. Il appelle le constructeur </text:span><text:span text:style-name="T44">QPushButton</text:span><text:span text:style-name="T45">(const QString &amp;text, QWidget *parent = nullptr)</text:span><text:span text:style-name="T44"> </text:span><text:span text:style-name="T50">pour les objets de type QpushButton et le constructeur par défaut pour les attributs </text:span><text:span text:style-name="T44">layout</text:span><text:span text:style-name="T50"> et </text:span><text:span text:style-name="T44">sauv</text:span><text:span text:style-name="T50">. Ensuite il ajoute à la zone d’affichage </text:span><text:span text:style-name="T44">layout</text:span><text:span text:style-name="T50"> les objets de type </text:span><text:span text:style-name="T44">QPushButton</text:span><text:span text:style-name="T50"> . Puis </text:span><text:span text:style-name="T44">layout </text:span><text:span text:style-name="T50">est ajoutée à la fenêtre. Enfin chaque objet représentant un bouton est associé à un slot par la fonction </text:span><text:span text:style-name="T44">connect</text:span><text:span text:style-name="T50">.</text:span></text:p>
      <text:p text:style-name="P105"/>
      <text:p text:style-name="P103">Getters</text:p>
      <text:p text:style-name="P103"/>
      <text:list xml:id="list1573256859" text:style-name="L31">
        <text:list-item>
          <text:p text:style-name="P116"><text:span text:style-name="T28">getSauv() </text:span><text:span text:style-name="T52">: récupère la liste des actions effectuées sur le tableau de bord.</text:span></text:p>
        </text:list-item>
        <text:list-item>
          <text:p text:style-name="P116"><text:span text:style-name="T80">g</text:span><text:span text:style-name="T28">etSysteme() </text:span><text:span text:style-name="T52">: </text:span><text:span text:style-name="T63">récupère le système sur lequel est effectué les actions données par le tableau de bord</text:span></text:p>
        </text:list-item>
        <text:list-item>
          <text:p text:style-name="P117"><text:span text:style-name="T28">getDrawSysteme() </text:span><text:span text:style-name="T52">: récupère la représentation graphique du système.</text:span></text:p>
        </text:list-item>
      </text:list>
      <text:p text:style-name="P118"><text:span text:style-name="T52"/></text:p>
      <text:list xml:id="list202647104144724" text:continue-numbering="true" text:style-name="L31">
        <text:list-item>
          <text:p text:style-name="P122"><text:span text:style-name="T52">Classe </text:span><text:span text:style-name="T28">exercice</text:span></text:p>
        </text:list-item>
      </text:list>
      <text:p text:style-name="P123"><text:span text:style-name="T28"/></text:p>
      <text:p text:style-name="P211"><text:span text:style-name="T28">Classe abstraite.</text:span></text:p>
      <text:p text:style-name="P123"><text:span text:style-name="T28"/></text:p>
      <text:p text:style-name="P217"><text:span text:style-name="T28">Attributs</text:span></text:p>
      <text:p text:style-name="P217"><text:span text:style-name="T28"/></text:p>
      <text:list xml:id="list1712138710" text:style-name="L32">
        <text:list-item>
          <text:p text:style-name="P140"><text:span text:style-name="T28">numero,</text:span><text:span text:style-name="T52"> le numéro de l’exercice.</text:span></text:p>
        </text:list-item>
        <text:list-item>
          <text:p text:style-name="P140"><text:span text:style-name="T28">sys, </text:span><text:span text:style-name="T65">un objet de la classe système correspondant au</text:span><text:span text:style-name="T52"> système sur lequel se lance l’exercice.</text:span><text:span text:style-name="T28"> </text:span></text:p>
        </text:list-item>
        <text:list-item>
          <text:p text:style-name="P140"><text:span text:style-name="T28">draw_sys,</text:span><text:span text:style-name="T52"> </text:span><text:span text:style-name="T64">un objet de la classe </text:span><text:span text:style-name="T81">dessiner_systeme </text:span><text:span text:style-name="T64">correspondant à </text:span><text:span text:style-name="T52">la représentation graphique du système.</text:span></text:p>
        </text:list-item>
        <text:list-item>
          <text:p text:style-name="P140"><text:span text:style-name="T28">solutions,</text:span><text:span text:style-name="T52"> un objet de la classe </text:span><text:span text:style-name="T28">sList</text:span><text:span text:style-name="T52"> correspondant à la liste des solutions de l’exercice.</text:span></text:p>
        </text:list-item>
      </text:list>
      <text:p text:style-name="P141"><text:span text:style-name="T52"/></text:p>
      <text:p text:style-name="P187"><text:span text:style-name="T52">Getters</text:span></text:p>
      <text:p text:style-name="P143"><text:span text:style-name="T52"/></text:p>
      <text:list xml:id="list938705807" text:style-name="L35">
        <text:list-item>
          <text:p text:style-name="P144"><text:span text:style-name="T28">getNum() </text:span><text:span text:style-name="T52">: </text:span><text:span text:style-name="T66">retourne le numéro de l’exercice.</text:span></text:p>
        </text:list-item>
        <text:list-item>
          <text:p text:style-name="P144"><text:span text:style-name="T82">g</text:span><text:span text:style-name="T28">etSys() </text:span><text:span text:style-name="T52">: </text:span><text:span text:style-name="T67">retourne le système sur lequel s’applique l’exercice.</text:span></text:p>
        </text:list-item>
        <text:list-item>
          <text:p text:style-name="P144"><text:span text:style-name="T28">GetSolutions() </text:span><text:span text:style-name="T52">: </text:span><text:span text:style-name="T67">retourne la représentation graphique du système</text:span></text:p>
        </text:list-item>
      </text:list>
      <text:p text:style-name="P143"><text:span text:style-name="T67"/></text:p>
      <text:p text:style-name="P188"><text:span text:style-name="T67">S</text:span><text:span text:style-name="T52">etters</text:span></text:p>
      <text:p text:style-name="P188"><text:span text:style-name="T52"/></text:p>
      <text:list xml:id="list2474594802" text:style-name="L36">
        <text:list-item>
          <text:p text:style-name="P145"><text:span text:style-name="T28">setNum(const int nombre) </text:span><text:span text:style-name="T52">: met à jour l’attribut </text:span><text:span text:style-name="T28">numero</text:span><text:span text:style-name="T52"> avec la valeur passée en paramètre.</text:span></text:p>
        </text:list-item>
        <text:list-item>
          <text:p text:style-name="P145"><text:span text:style-name="T28">setSolutions(sList&amp; s) </text:span><text:span text:style-name="T52">: met à jour l’attribut </text:span><text:span text:style-name="T28">solutions</text:span><text:span text:style-name="T52"> avec la liste passée en paramètre.</text:span></text:p>
          <text:p text:style-name="P145"><text:span text:style-name="T52"/></text:p>
        </text:list-item>
      </text:list>
      <text:p text:style-name="P186"><text:span text:style-name="T52">Méthodes</text:span></text:p>
      <text:p text:style-name="P186"><text:span text:style-name="T52"/></text:p>
      <text:list xml:id="list4123315262" text:style-name="L33">
        <text:list-item>
          <text:p text:style-name="P142"><text:span text:style-name="T28">lancer_exo() = 0 </text:span><text:span text:style-name="T52">: méthode vituelle pure correspondant à l’exercice qui sera lancé sur le système.</text:span></text:p>
        </text:list-item>
      </text:list>
      <text:p text:style-name="P141"><text:span text:style-name="T52"/></text:p>
      <text:list xml:id="list202645801881777" text:continue-numbering="true" text:style-name="L33">
        <text:list-item>
          <text:p text:style-name="P124"><text:span text:style-name="T52">Classe </text:span><text:span text:style-name="T28">exercice&lt;numéro&gt;</text:span></text:p>
        </text:list-item>
      </text:list>
      <text:p text:style-name="P125"><text:span text:style-name="T28"/></text:p>
      <text:p text:style-name="P212"><text:span text:style-name="T28">Les classes exercice&lt;numéro&gt; hérite de la classe exercice. Ils correspondent aux différents exercices lancés durant la simulation.</text:span></text:p>
      <text:p text:style-name="P212"><text:soft-page-break/><text:span text:style-name="T28"/></text:p>
      <text:p text:style-name="P218"><text:span text:style-name="T28">Constructeurs</text:span></text:p>
      <text:p text:style-name="P218"><text:span text:style-name="T28"/></text:p>
      <text:list xml:id="list2785266463" text:style-name="L37">
        <text:list-item>
          <text:p text:style-name="P213"><text:span text:style-name="T28">Par défaut qui initialise le numéro de l’exercice et la liste des solutions à NULL.</text:span></text:p>
        </text:list-item>
        <text:list-item>
          <text:p text:style-name="P213"><text:span text:style-name="T28">Par passage de paramètres </text:span><text:span text:style-name="T40">exercice1(sList&amp; s)</text:span><text:span text:style-name="T28"> en initialisant le numéro de l’exercice et la liste de solutions avec la liste passée en paramètre.</text:span></text:p>
        </text:list-item>
      </text:list>
      <text:p text:style-name="P212"><text:span text:style-name="T28"/></text:p>
      <text:p text:style-name="P212"><text:span text:style-name="T28"/></text:p>
      <text:p text:style-name="P219"><text:span text:style-name="T28">Méthodes</text:span></text:p>
      <text:p text:style-name="P219"><text:span text:style-name="T28"/></text:p>
      <text:list xml:id="list2957747608" text:style-name="L38">
        <text:list-item>
          <text:p text:style-name="P146"><text:span text:style-name="T28">lancer_exo() : </text:span><text:span text:style-name="T52"><text:s/>lance les pannes sur le système et modifie l’interface graphique.</text:span></text:p>
        </text:list-item>
      </text:list>
      <text:p text:style-name="P108"><text:span text:style-name="T34"/></text:p>
      <text:p text:style-name="P108"><text:span text:style-name="T34"/></text:p>
      <text:list xml:id="list202647100301467" text:continue-numbering="true" text:style-name="L38">
        <text:list-item>
          <text:p text:style-name="P134"><text:span text:style-name="T86">C</text:span><text:span text:style-name="T84">lasse </text:span><text:span text:style-name="T45">historique</text:span></text:p>
        </text:list-item>
      </text:list>
      <text:p text:style-name="P135"><text:span text:style-name="T84"/></text:p>
      <text:p text:style-name="P221"><text:span text:style-name="T28">Attributs</text:span></text:p>
      <text:p text:style-name="P221"><text:span text:style-name="T85"/></text:p>
      <text:list xml:id="list3200397414" text:style-name="L56">
        <text:list-item>
          <text:p text:style-name="P110"><text:span text:style-name="T37">note_finale</text:span><text:span text:style-name="T32">, la note finale de l’utilisateur après la simulation.</text:span></text:p>
        </text:list-item>
        <text:list-item>
          <text:p text:style-name="P119"><text:span text:style-name="T39">e</text:span><text:span text:style-name="T38">xo1,</text:span><text:span text:style-name="T29"> un objet de la classe </text:span><text:span text:style-name="T38">sauvegarde</text:span><text:span text:style-name="T29"> correspondant aux actions faits lors de l’exercice 1.</text:span></text:p>
        </text:list-item>
        <text:list-item>
          <text:p text:style-name="P119"><text:span text:style-name="T38">exo2,</text:span><text:span text:style-name="T29"> un objet de la classe </text:span><text:span text:style-name="T38">sauvegarde</text:span><text:span text:style-name="T29"> correspondant aux actions faits lors de l’exercice 2.</text:span></text:p>
        </text:list-item>
        <text:list-item>
          <text:p text:style-name="P119"><text:span text:style-name="T38">exo3, </text:span><text:span text:style-name="T29">un objet de la classe </text:span><text:span text:style-name="T38">sauvegarde</text:span><text:span text:style-name="T29"> correspondant aux actions faits lors de l’exercice 3.</text:span></text:p>
        </text:list-item>
        <text:list-item>
          <text:p text:style-name="P119"><text:span text:style-name="T38">exo4,</text:span><text:span text:style-name="T29"> un objet de la classe </text:span><text:span text:style-name="T38">sauvegarde</text:span><text:span text:style-name="T29"> correspondant aux actions faits lors de l’exercice 4.</text:span></text:p>
        </text:list-item>
        <text:list-item>
          <text:p text:style-name="P120"><text:span text:style-name="T38">exo5,</text:span><text:span text:style-name="T29"> un objet de la classe </text:span><text:span text:style-name="T38">sauvegarde</text:span><text:span text:style-name="T29"> correspondant aux actions faits lors de l’exercice </text:span><text:span text:style-name="T33">5</text:span><text:span text:style-name="T29">.</text:span></text:p>
        </text:list-item>
      </text:list>
      <text:p text:style-name="P202"><text:span text:style-name="T46"/></text:p>
      <text:p text:style-name="P203"><text:span text:style-name="T52">Constructeur</text:span></text:p>
      <text:p text:style-name="P203"><text:span text:style-name="T52"/></text:p>
      <text:list xml:id="list1193876602" text:style-name="L57">
        <text:list-item>
          <text:p text:style-name="P174"><text:span text:style-name="T28">Par défaut</text:span><text:span text:style-name="T52"> qui initialise l’attribut </text:span><text:span text:style-name="T28">note_finale</text:span><text:span text:style-name="T52"> à 0 et appelle les constructeurs par défaut de </text:span><text:span text:style-name="T28">sauvegarde</text:span><text:span text:style-name="T52"> pour chaque attribut de type </text:span><text:span text:style-name="T28">sauvegarde</text:span><text:span text:style-name="T52">.</text:span></text:p>
        </text:list-item>
        <text:list-item>
          <text:p text:style-name="P174"><text:span text:style-name="T28">Par passage de paramètres</text:span><text:span text:style-name="T52"> </text:span><text:span text:style-name="T28">historique(sauvegarde&amp; exercice1,sauvegarde&amp; exercice2,sauvegarde&amp; exercice3,sauvegarde&amp; exercice4,sauvegarde&amp; exercice5)</text:span><text:span text:style-name="T52"> qui initialise à 0, l’attribut </text:span><text:span text:style-name="T28">note_finale</text:span><text:span text:style-name="T52"> et copie dans chaque attribut, la valeur lui étant associée.</text:span></text:p>
        </text:list-item>
      </text:list>
      <text:p text:style-name="P173"><text:span text:style-name="T52"/></text:p>
      <text:p text:style-name="P203"><text:span text:style-name="T52">Getters</text:span></text:p>
      <text:p text:style-name="P203"><text:span text:style-name="T52"/></text:p>
      <text:list xml:id="list1932881621" text:style-name="L58">
        <text:list-item>
          <text:p text:style-name="P175"><text:span text:style-name="T28">getSauvExo1() </text:span><text:span text:style-name="T52">: </text:span><text:span text:style-name="T73">retourne la sauvegarde de l’exercice 1.</text:span></text:p>
        </text:list-item>
        <text:list-item>
          <text:p text:style-name="P176"><text:span text:style-name="T28">getSauvExo2</text:span><text:span text:style-name="T90">(</text:span><text:span text:style-name="T28">) </text:span><text:span text:style-name="T52">: </text:span><text:span text:style-name="T73">retourne la sauvegarde de l’exercice </text:span><text:span text:style-name="T74">2</text:span><text:span text:style-name="T73">.</text:span></text:p>
        </text:list-item>
        <text:list-item>
          <text:p text:style-name="P176"><text:span text:style-name="T28">getSauvExo3()</text:span><text:span text:style-name="T52"> : </text:span><text:span text:style-name="T73">retourne la sauvegarde de l’exercice </text:span><text:span text:style-name="T74">3</text:span><text:span text:style-name="T73">.</text:span></text:p>
        </text:list-item>
        <text:list-item>
          <text:p text:style-name="P176"><text:span text:style-name="T28">getSauvExo4()</text:span><text:span text:style-name="T52"> : </text:span><text:span text:style-name="T73">retourne la sauvegarde de l’exercice </text:span><text:span text:style-name="T74">4</text:span><text:span text:style-name="T73">.</text:span></text:p>
        </text:list-item>
        <text:list-item>
          <text:p text:style-name="P176"><text:span text:style-name="T28">getSauvExo5()</text:span><text:span text:style-name="T52"> : </text:span><text:span text:style-name="T73">retourne la sauvegarde de l’exercice </text:span><text:span text:style-name="T74">5</text:span><text:span text:style-name="T73">.</text:span></text:p>
        </text:list-item>
      </text:list>
      <text:p text:style-name="P178"><text:span text:style-name="T73"/></text:p>
      <text:p text:style-name="P205"><text:span text:style-name="T73">S</text:span><text:span text:style-name="T52">etters</text:span></text:p>
      <text:p text:style-name="P204"><text:span text:style-name="T52"/></text:p>
      <text:list xml:id="list202646894430751" text:continue-numbering="true" text:style-name="L58">
        <text:list-item>
          <text:p text:style-name="P177"><text:span text:style-name="T91">s</text:span><text:span text:style-name="T28">etSauvExo1(sauvegarde&amp; sauv) </text:span><text:span text:style-name="T52">: </text:span><text:span text:style-name="T75">initialise l’attribut </text:span><text:span text:style-name="T91">exo1</text:span><text:span text:style-name="T75"> avec la sauvegarde passée en paramètre.</text:span></text:p>
        </text:list-item>
        <text:list-item>
          <text:p text:style-name="P177"><text:soft-page-break/><text:span text:style-name="T91">s</text:span><text:span text:style-name="T28">etSauvExo2</text:span><text:span text:style-name="T90">(sauvegarde&amp; sauv</text:span><text:span text:style-name="T28">) </text:span><text:span text:style-name="T52">: </text:span><text:span text:style-name="T75">initialise l’attribut </text:span><text:span text:style-name="T91">exo</text:span><text:span text:style-name="T92">2</text:span><text:span text:style-name="T75"> avec la sauvegarde passée en paramètre.</text:span></text:p>
        </text:list-item>
        <text:list-item>
          <text:p text:style-name="P177"><text:span text:style-name="T91">s</text:span><text:span text:style-name="T28">etSauvExo3(sauvegarde&amp; sauv)</text:span><text:span text:style-name="T52"> : </text:span><text:span text:style-name="T75">initialise l’attribut </text:span><text:span text:style-name="T91">exo</text:span><text:span text:style-name="T92">3</text:span><text:span text:style-name="T75"> avec la sauvegarde passée en paramètre.</text:span></text:p>
        </text:list-item>
        <text:list-item>
          <text:p text:style-name="P177"><text:span text:style-name="T91">s</text:span><text:span text:style-name="T28">etSauvExo4(sauvegarde&amp; sauv) </text:span><text:span text:style-name="T52">: </text:span><text:span text:style-name="T75">initialise l’attribut </text:span><text:span text:style-name="T91">exo</text:span><text:span text:style-name="T92">4</text:span><text:span text:style-name="T75"> avec la sauvegarde passée en paramètre.</text:span></text:p>
        </text:list-item>
        <text:list-item>
          <text:p text:style-name="P177"><text:span text:style-name="T91">s</text:span><text:span text:style-name="T28">etSauvExo5(sauvegarde&amp; sauv) </text:span><text:span text:style-name="T52">: </text:span><text:span text:style-name="T75">initialise l’attribut </text:span><text:span text:style-name="T91">exo</text:span><text:span text:style-name="T92">5</text:span><text:span text:style-name="T75"> avec la sauvegarde passée en paramètre.</text:span></text:p>
        </text:list-item>
      </text:list>
      <text:p text:style-name="P179"><text:span text:style-name="T75"/></text:p>
      <text:p text:style-name="P206"><text:span text:style-name="T75">S</text:span><text:span text:style-name="T52">urcharge des opérateurs</text:span></text:p>
      <text:p text:style-name="P206"><text:span text:style-name="T46"/></text:p>
      <text:list xml:id="list3677371097" text:style-name="L59">
        <text:list-item>
          <text:p text:style-name="P207"><text:span text:style-name="T85">Opérateur = :</text:span><text:span text:style-name="T46"> copie de l’objet </text:span><text:span text:style-name="T85">historique</text:span><text:span text:style-name="T46"> passé en paramètre.</text:span></text:p>
        </text:list-item>
        <text:list-item>
          <text:p text:style-name="P207"><text:span text:style-name="T85">Opérateur &lt;&lt; : </text:span><text:span text:style-name="T46">affiche la sauvegarde de chaque exercice.</text:span></text:p>
        </text:list-item>
      </text:list>
      <text:p text:style-name="P206"><text:span text:style-name="T46"/></text:p>
      <text:p text:style-name="P206"><text:span text:style-name="T52">Méthodes</text:span></text:p>
      <text:p text:style-name="P206"><text:span text:style-name="T52"/></text:p>
      <text:list xml:id="list2364119173" text:style-name="L60">
        <text:list-item>
          <text:p text:style-name="P180"><text:span text:style-name="T28">verification_enchainement(sList&amp; sol, sauvegarde&amp; exo) </text:span><text:span text:style-name="T52">: prend en argument la liste de solution et la sauvegarde correspondant au même exercice. Les deux listes sont parcourues jusqu’à trouver une correspondance entre une solution et la sauvegarde. La méthode renvoie vraie si il y a correspondance, faux sinon.</text:span></text:p>
        </text:list-item>
        <text:list-item>
          <text:p text:style-name="P180"><text:span text:style-name="T28">calcul_note_finale(sList&amp; sol_exo1,sList&amp; sol_exo2,sList&amp; sol_exo3,sList&amp; sol_exo4,sList&amp; sol_exo5) </text:span><text:span text:style-name="T52">: prend en argument, les solutions de chaque exercice et appelle pour chaque exercice, la méthode </text:span><text:span text:style-name="T28">verification_enchainement</text:span><text:span text:style-name="T52"> . Si la méthode renvoie vraie, l’attribut </text:span><text:span text:style-name="T28">note_finale</text:span><text:span text:style-name="T52"> est augmentée de 2.</text:span></text:p>
        </text:list-item>
      </text:list>
      <text:p text:style-name="P181"><text:span text:style-name="T52"/></text:p>
      <text:list xml:id="list202646018323518" text:continue-numbering="true" text:style-name="L60">
        <text:list-item>
          <text:p text:style-name="P128"><text:span text:style-name="T52">Classe </text:span><text:span text:style-name="T28">pilote</text:span></text:p>
        </text:list-item>
      </text:list>
      <text:p text:style-name="P129"><text:span text:style-name="T28"/></text:p>
      <text:p text:style-name="P222"><text:span text:style-name="T28">Attributs</text:span></text:p>
      <text:p text:style-name="P222"><text:span text:style-name="T28"/></text:p>
      <text:list xml:id="list3923053413" text:style-name="L61">
        <text:list-item>
          <text:p text:style-name="P182"><text:span text:style-name="T28">nom,</text:span><text:span text:style-name="T52"> le nom du pilote.</text:span></text:p>
        </text:list-item>
        <text:list-item>
          <text:p text:style-name="P182"><text:span text:style-name="T28">prenom,</text:span><text:span text:style-name="T52"> le prénom du pilote.</text:span></text:p>
        </text:list-item>
        <text:list-item>
          <text:p text:style-name="P182"><text:span text:style-name="T28">num_pilote,</text:span><text:span text:style-name="T52"> le numéro du pilote.</text:span></text:p>
        </text:list-item>
        <text:list-item>
          <text:p text:style-name="P182"><text:span text:style-name="T28">note_simulateur,</text:span><text:span text:style-name="T52"> la note du pilote au simulateur.</text:span></text:p>
        </text:list-item>
        <text:list-item>
          <text:p text:style-name="P182"><text:span text:style-name="T28">histo,</text:span><text:span text:style-name="T52"> l’historique de la simulation.</text:span></text:p>
        </text:list-item>
      </text:list>
      <text:p text:style-name="P183"><text:span text:style-name="T52"/></text:p>
      <text:p text:style-name="P208"><text:span text:style-name="T52">Constructeurs</text:span></text:p>
      <text:p text:style-name="P208"><text:span text:style-name="T46"/></text:p>
      <text:list xml:id="list3257648043" text:style-name="L62">
        <text:list-item>
          <text:p text:style-name="P209"><text:span text:style-name="T85">Par défaut</text:span><text:span text:style-name="T46"> qui met à NULL le prénom et le nom, initialise à 0 le numéro de pilote et la note et appelle le constructeur par défaut.</text:span></text:p>
        </text:list-item>
        <text:list-item>
          <text:p text:style-name="P209"><text:span text:style-name="T85">pilote(const string nom, const string prenom, const int numero, const int note,historique&amp; histo) </text:span><text:span text:style-name="T46">qui initialise chaque attribut avec la valeur lui étant associée.</text:span></text:p>
        </text:list-item>
      </text:list>
      <text:p text:style-name="P208"><text:span text:style-name="T46"/></text:p>
      <text:p text:style-name="P208"><text:span text:style-name="T52">Getters</text:span></text:p>
      <text:p text:style-name="P208"><text:span text:style-name="T52"/></text:p>
      <text:list xml:id="list134840294" text:style-name="L63">
        <text:list-item>
          <text:p text:style-name="P184"><text:span text:style-name="T28">getNom() </text:span><text:span text:style-name="T52">: renvoie le nom.</text:span></text:p>
        </text:list-item>
        <text:list-item>
          <text:p text:style-name="P184"><text:span text:style-name="T28">getPrenom() </text:span><text:span text:style-name="T52">: renvoie le prénom.</text:span></text:p>
        </text:list-item>
        <text:list-item>
          <text:p text:style-name="P184"><text:span text:style-name="T28">getNum() </text:span><text:span text:style-name="T52">: renvoie le numéro de pilote.</text:span></text:p>
        </text:list-item>
        <text:list-item>
          <text:p text:style-name="P184"><text:span text:style-name="T28">GetNote() </text:span><text:span text:style-name="T52">: renvoie la note du pilote.</text:span></text:p>
        </text:list-item>
        <text:list-item>
          <text:p text:style-name="P184"><text:span text:style-name="T28">GetHisto() </text:span><text:span text:style-name="T52">: renvoie l’historique de la simulation du pilote.</text:span></text:p>
        </text:list-item>
      </text:list>
      <text:p text:style-name="P183"><text:span text:style-name="T52"/></text:p>
      <text:p text:style-name="P210"><text:soft-page-break/><text:span text:style-name="T52">Surcharge des opérateurs</text:span></text:p>
      <text:p text:style-name="P210"><text:span text:style-name="T52"/></text:p>
      <text:list xml:id="list4234872367" text:style-name="L64">
        <text:list-item>
          <text:p text:style-name="P185"><text:span text:style-name="T28">Opérateur &lt;&lt; : </text:span><text:span text:style-name="T52">affiche le nom, le prénom, la note et l’historique du pilot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2T20:42:01.645545874</meta:creation-date>
    <meta:generator>LibreOffice/6.3.4.2.0$Linux_X86_64 LibreOffice_project/1e2df71cb6a569bbaaffb70308950743964880ae</meta:generator>
    <dc:date>2020-01-04T20:25:07.717831235</dc:date>
    <meta:editing-duration>PT5H13M39S</meta:editing-duration>
    <meta:editing-cycles>84</meta:editing-cycles>
    <meta:document-statistic meta:table-count="0" meta:image-count="0" meta:object-count="0" meta:page-count="12" meta:paragraph-count="288" meta:word-count="3145" meta:character-count="18656" meta:non-whitespace-character-count="15985"/>
  </office:meta>
</office:document-meta>
</file>